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宋体1" svg:font-family="宋体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Times New Roman" svg:font-family="'Times New Roman'" style:font-pitch="variable"/>
    <style:font-face style:name="宋体" svg:font-family="宋体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draw:shadow="hidden"/>
    </style:style>
    <style:style style:name="gr2" style:family="graphic" style:parent-style-name="standard">
      <style:graphic-properties draw:stroke="none" draw:fill="none" draw:textarea-vertical-align="middle" fo:min-height="0.937cm" fo:min-width="2.54cm" fo:padding-top="0.035cm" fo:padding-bottom="0.035cm" fo:padding-left="0.035cm" fo:padding-right="0.035cm"/>
    </style:style>
    <style:style style:name="gr3" style:family="graphic" style:parent-style-name="standard">
      <style:graphic-properties draw:stroke="solid" svg:stroke-width="0.008cm" svg:stroke-color="#000000" svg:stroke-opacity="100%" draw:stroke-linejoin="round" svg:stroke-linecap="round" draw:fill="none" fo:padding-top="0.129cm" fo:padding-bottom="0.129cm" fo:padding-left="0.254cm" fo:padding-right="0.254cm" draw:shadow="hidden"/>
    </style:style>
    <style:style style:name="gr4" style:family="graphic" style:parent-style-name="standard">
      <style:graphic-properties draw:stroke="none" draw:fill="none" draw:textarea-vertical-align="middle" fo:min-height="0.314cm" fo:min-width="2.54cm" fo:padding-top="0.141cm" fo:padding-bottom="0.141cm" fo:padding-left="0.141cm" fo:padding-right="0.141cm"/>
    </style:style>
    <style:style style:name="gr5" style:family="graphic" style:parent-style-name="standard">
      <style:graphic-properties draw:stroke="none" draw:fill="none" draw:textarea-vertical-align="middle" fo:min-height="0.239cm" fo:min-width="2.54cm" fo:padding-top="0.141cm" fo:padding-bottom="0.141cm" fo:padding-left="0.141cm" fo:padding-right="0.141cm"/>
    </style:style>
    <style:style style:name="gr6" style:family="graphic" style:parent-style-name="standard">
      <style:graphic-properties draw:stroke="none" draw:fill="none" draw:textarea-vertical-align="middle" fo:min-height="0.154cm" fo:min-width="2.54cm" fo:padding-top="0.141cm" fo:padding-bottom="0.141cm" fo:padding-left="0.141cm" fo:padding-right="0.141cm"/>
    </style:style>
    <style:style style:name="gr7" style:family="graphic" style:parent-style-name="standard">
      <style:graphic-properties draw:stroke="none" draw:fill="none" draw:textarea-vertical-align="middle" fo:min-height="0.196cm" fo:min-width="2.54cm" fo:padding-top="0.141cm" fo:padding-bottom="0.141cm" fo:padding-left="0.141cm" fo:padding-right="0.141cm"/>
    </style:style>
    <style:style style:name="gr8" style:family="graphic" style:parent-style-name="standard">
      <style:graphic-properties draw:stroke="none" draw:fill="none" draw:textarea-vertical-align="middle" fo:min-height="0.239cm" fo:min-width="2.54cm" fo:padding-top="0.071cm" fo:padding-bottom="0.071cm" fo:padding-left="0.071cm" fo:padding-right="0.071cm"/>
    </style:style>
    <style:style style:name="gr9" style:family="graphic" style:parent-style-name="standard">
      <style:graphic-properties draw:stroke="solid" svg:stroke-width="0.008cm" svg:stroke-color="#4677bf" draw:marker-end="Marker_5f_0" draw:marker-end-width="0.276cm" svg:stroke-opacity="100%" draw:stroke-linejoin="round" svg:stroke-linecap="round" draw:fill="none" fo:padding-top="0.129cm" fo:padding-bottom="0.129cm" fo:padding-left="0.254cm" fo:padding-right="0.254cm" draw:shadow="hidden"/>
    </style:style>
    <style:style style:name="gr10" style:family="graphic" style:parent-style-name="standard">
      <style:graphic-properties draw:stroke="solid" svg:stroke-width="0.042cm" svg:stroke-color="#4677bf" draw:marker-end="Marker_5f_0" draw:marker-end-width="0.361cm" svg:stroke-opacity="100%" draw:stroke-linejoin="round" svg:stroke-linecap="round" draw:fill="none" fo:padding-top="0.146cm" fo:padding-bottom="0.146cm" fo:padding-left="0.271cm" fo:padding-right="0.271cm" draw:shadow="hidden"/>
    </style:style>
    <style:style style:name="gr11" style:family="graphic" style:parent-style-name="standard">
      <style:graphic-properties draw:stroke="solid" svg:stroke-width="0.042cm" svg:stroke-color="#ff0000" draw:marker-end="Marker_5f_0" draw:marker-end-width="0.361cm" svg:stroke-opacity="100%" draw:stroke-linejoin="round" svg:stroke-linecap="round" draw:fill="none" fo:padding-top="0.146cm" fo:padding-bottom="0.146cm" fo:padding-left="0.271cm" fo:padding-right="0.271cm" draw:shadow="hidden"/>
    </style:style>
    <style:style style:name="gr12" style:family="graphic" style:parent-style-name="standard">
      <style:graphic-properties draw:stroke="solid" svg:stroke-width="0.042cm" svg:stroke-color="#339966" draw:marker-end="Marker_5f_0" draw:marker-end-width="0.361cm" svg:stroke-opacity="100%" draw:stroke-linejoin="round" svg:stroke-linecap="round" draw:fill="none" fo:padding-top="0.146cm" fo:padding-bottom="0.146cm" fo:padding-left="0.271cm" fo:padding-right="0.271cm" draw:shadow="hidden"/>
    </style:style>
    <style:style style:name="gr13" style:family="graphic" style:parent-style-name="standard">
      <style:graphic-properties draw:stroke="solid" svg:stroke-width="0.042cm" svg:stroke-color="#800080" draw:marker-end="Marker_5f_0" draw:marker-end-width="0.361cm" svg:stroke-opacity="100%" draw:stroke-linejoin="round" svg:stroke-linecap="round" draw:fill="none" fo:padding-top="0.146cm" fo:padding-bottom="0.146cm" fo:padding-left="0.271cm" fo:padding-right="0.271cm" draw:shadow="hidden"/>
    </style:style>
    <style:style style:name="gr14" style:family="graphic" style:parent-style-name="standard">
      <style:graphic-properties draw:stroke="solid" svg:stroke-width="0.042cm" svg:stroke-color="#99cc00" draw:marker-end="Marker_5f_0" draw:marker-end-width="0.361cm" svg:stroke-opacity="100%" draw:stroke-linejoin="round" svg:stroke-linecap="round" draw:fill="none" fo:padding-top="0.146cm" fo:padding-bottom="0.146cm" fo:padding-left="0.271cm" fo:padding-right="0.271cm" draw:shadow="hidden"/>
    </style:style>
    <style:style style:name="gr15" style:family="graphic" style:parent-style-name="standard">
      <style:graphic-properties draw:stroke="none" draw:fill="none" draw:textarea-vertical-align="middle" fo:min-height="0.689cm" fo:min-width="2.54cm" fo:padding-top="0.141cm" fo:padding-bottom="0.141cm" fo:padding-left="0.141cm" fo:padding-right="0.141cm"/>
    </style:style>
    <style:style style:name="gr16" style:family="graphic" style:parent-style-name="standard">
      <style:graphic-properties draw:stroke="solid" svg:stroke-width="0.025cm" svg:stroke-color="#ff0000" draw:marker-end="Marker_5f_0" draw:marker-end-width="0.319cm" svg:stroke-opacity="100%" draw:stroke-linejoin="round" svg:stroke-linecap="round" draw:fill="none" fo:padding-top="0.137cm" fo:padding-bottom="0.137cm" fo:padding-left="0.262cm" fo:padding-right="0.262cm" draw:shadow="hidden"/>
    </style:style>
    <style:style style:name="gr17" style:family="graphic" style:parent-style-name="standard">
      <style:graphic-properties draw:stroke="dash" draw:stroke-dash="Dash_5f_0" svg:stroke-width="0.076cm" svg:stroke-color="#800080" draw:marker-end="Marker_5f_0" draw:marker-end-width="0.447cm" svg:stroke-opacity="100%" draw:stroke-linejoin="round" svg:stroke-linecap="round" draw:fill="none" fo:padding-top="0.163cm" fo:padding-bottom="0.163cm" fo:padding-left="0.288cm" fo:padding-right="0.288cm" draw:shadow="hidden"/>
    </style:style>
    <style:style style:name="gr18" style:family="graphic" style:parent-style-name="standard">
      <style:graphic-properties draw:stroke="dash" draw:stroke-dash="Dash_5f_0" svg:stroke-width="0.042cm" svg:stroke-color="#0000ff" draw:marker-end="Marker_5f_0" draw:marker-end-width="0.361cm" svg:stroke-opacity="100%" draw:stroke-linejoin="round" svg:stroke-linecap="round" draw:fill="none" fo:padding-top="0.146cm" fo:padding-bottom="0.146cm" fo:padding-left="0.271cm" fo:padding-right="0.271cm" draw:shadow="hidden"/>
    </style:style>
    <style:style style:name="gr19" style:family="graphic" style:parent-style-name="standard">
      <style:graphic-properties draw:stroke="dash" draw:stroke-dash="Dash_5f_0" svg:stroke-width="0.042cm" svg:stroke-color="#808000" draw:marker-end="Marker_5f_0" draw:marker-end-width="0.361cm" svg:stroke-opacity="100%" draw:stroke-linejoin="round" svg:stroke-linecap="round" draw:fill="none" fo:padding-top="0.146cm" fo:padding-bottom="0.146cm" fo:padding-left="0.271cm" fo:padding-right="0.271cm" draw:shadow="hidden"/>
    </style:style>
    <style:style style:name="gr20" style:family="graphic" style:parent-style-name="standard">
      <style:graphic-properties draw:stroke="dash" draw:stroke-dash="Dash_5f_0" svg:stroke-width="0.042cm" svg:stroke-color="#800000" draw:marker-end="Marker_5f_0" draw:marker-end-width="0.361cm" svg:stroke-opacity="100%" draw:stroke-linejoin="round" svg:stroke-linecap="round" draw:fill="none" fo:padding-top="0.146cm" fo:padding-bottom="0.146cm" fo:padding-left="0.271cm" fo:padding-right="0.271cm" draw:shadow="hidden"/>
    </style:style>
    <style:style style:name="gr21" style:family="graphic" style:parent-style-name="standard">
      <style:graphic-properties draw:stroke="solid" svg:stroke-width="0.008cm" svg:stroke-color="#ff0000" draw:marker-end="Marker_5f_0" draw:marker-end-width="0.276cm" svg:stroke-opacity="100%" draw:stroke-linejoin="round" svg:stroke-linecap="round" draw:fill="none" fo:padding-top="0.129cm" fo:padding-bottom="0.129cm" fo:padding-left="0.254cm" fo:padding-right="0.254cm" draw:shadow="hidden"/>
    </style:style>
    <style:style style:name="gr22" style:family="graphic" style:parent-style-name="standard">
      <style:graphic-properties draw:stroke="dash" draw:stroke-dash="Dash_5f_0" svg:stroke-width="0.076cm" svg:stroke-color="#ff0000" draw:marker-end="Marker_5f_0" draw:marker-end-width="0.447cm" svg:stroke-opacity="100%" draw:stroke-linejoin="round" svg:stroke-linecap="round" draw:fill="none" fo:padding-top="0.163cm" fo:padding-bottom="0.163cm" fo:padding-left="0.288cm" fo:padding-right="0.288cm" draw:shadow="hidden"/>
    </style:style>
    <style:style style:name="gr23" style:family="graphic" style:parent-style-name="standard">
      <style:graphic-properties draw:stroke="none" draw:fill="none" draw:textarea-vertical-align="middle" fo:min-height="2.518cm" fo:min-width="2.54cm" fo:padding-top="0.141cm" fo:padding-bottom="0.141cm" fo:padding-left="0.141cm" fo:padding-right="0.141cm"/>
    </style:style>
    <style:style style:name="gr24" style:family="graphic" style:parent-style-name="standard">
      <style:graphic-properties draw:stroke="solid" svg:stroke-width="0.144cm" svg:stroke-color="#000000" svg:stroke-opacity="100%" draw:stroke-linejoin="round" svg:stroke-linecap="round" draw:fill="none" fo:padding-top="0.197cm" fo:padding-bottom="0.197cm" fo:padding-left="0.322cm" fo:padding-right="0.322cm" draw:shadow="hidden"/>
    </style:style>
    <style:style style:name="gr25" style:family="graphic" style:parent-style-name="standard">
      <style:graphic-properties draw:stroke="none" draw:fill="none" draw:textarea-vertical-align="middle" fo:min-height="1.318cm" fo:min-width="2.54cm" fo:padding-top="0.141cm" fo:padding-bottom="0.141cm" fo:padding-left="0.141cm" fo:padding-right="0.141cm"/>
    </style:style>
    <style:style style:name="gr26" style:family="graphic" style:parent-style-name="objectwithoutfill">
      <style:graphic-properties svg:stroke-color="#9900ff" draw:marker-end="Arrow" draw:marker-end-width="0.3cm" draw:fill="none" draw:textarea-vertical-align="middle"/>
    </style:style>
    <style:style style:name="gr27" style:family="graphic" style:parent-style-name="objectwithoutfill">
      <style:graphic-properties svg:stroke-color="#9900ff" draw:fill="none" draw:textarea-vertical-align="middle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style:paragraph-properties fo:margin-left="0cm" fo:margin-right="0cm" fo:margin-top="0cm" fo:margin-bottom="0cm" fo:line-height="120%" fo:text-align="start" fo:text-indent="0cm"/>
    </style:style>
    <style:style style:name="P4" style:family="paragraph">
      <style:paragraph-properties fo:margin-left="0cm" fo:margin-right="0cm" fo:margin-top="0cm" fo:margin-bottom="0cm" fo:line-height="120%" fo:text-align="end" fo:text-indent="0cm"/>
    </style:style>
    <style:style style:name="P5" style:family="paragraph">
      <style:paragraph-properties fo:margin-left="0cm" fo:margin-right="0cm" fo:margin-top="0cm" fo:margin-bottom="0cm" fo:line-height="120%" fo:text-align="center" fo:text-indent="0cm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color="#000000" style:font-name="Times New Roman1" fo:font-size="8pt" fo:font-weight="bold" style:font-name-asian="Times New Roman1" style:font-size-asian="8pt" style:font-weight-asian="bold" style:font-name-complex="Times New Roman1" style:font-size-complex="8pt" style:font-weight-complex="bold"/>
    </style:style>
    <style:style style:name="T2" style:family="text">
      <style:text-properties fo:color="#ff0000" style:font-name="Times New Roman1" fo:font-size="6pt" fo:font-style="italic" fo:font-weight="bold" style:font-name-asian="Times New Roman1" style:font-size-asian="6pt" style:font-style-asian="italic" style:font-weight-asian="bold" style:font-name-complex="Times New Roman1" style:font-size-complex="6pt" style:font-style-complex="italic" style:font-weight-complex="bold"/>
    </style:style>
    <style:style style:name="T3" style:family="text">
      <style:text-properties fo:color="#000000" style:font-name="Times New Roman1" fo:font-size="6pt" style:font-name-asian="Times New Roman1" style:font-size-asian="6pt" style:font-name-complex="Times New Roman1" style:font-size-complex="6pt"/>
    </style:style>
    <style:style style:name="T4" style:family="text">
      <style:text-properties fo:color="#000000" style:font-name="Times New Roman1" fo:font-size="8pt" fo:font-style="italic" fo:font-weight="bold" style:font-name-asian="Times New Roman1" style:font-size-asian="8pt" style:font-style-asian="italic" style:font-weight-asian="bold" style:font-name-complex="Times New Roman1" style:font-size-complex="8pt" style:font-style-complex="italic" style:font-weight-complex="bold"/>
    </style:style>
    <style:style style:name="T5" style:family="text">
      <style:text-properties fo:color="#000000" style:font-name="Times New Roman1" fo:font-size="4pt" style:font-name-asian="Times New Roman1" style:font-size-asian="4pt" style:font-name-complex="Times New Roman1" style:font-size-complex="4pt"/>
    </style:style>
    <style:style style:name="T6" style:family="text">
      <style:text-properties fo:color="#000000" style:font-name="Times New Roman1" fo:font-size="5pt" style:font-name-asian="Times New Roman1" style:font-size-asian="5pt" style:font-name-complex="Times New Roman1" style:font-size-complex="5pt"/>
    </style:style>
    <style:style style:name="T7" style:family="text">
      <style:text-properties fo:color="#0000ff" style:font-name="Times New Roman1" fo:font-size="6pt" fo:font-style="italic" fo:font-weight="bold" style:font-name-asian="Times New Roman1" style:font-size-asian="6pt" style:font-style-asian="italic" style:font-weight-asian="bold" style:font-name-complex="Times New Roman1" style:font-size-complex="6pt" style:font-style-complex="italic" style:font-weight-complex="bold"/>
    </style:style>
    <style:style style:name="T8" style:family="text">
      <style:text-properties fo:color="#000000" style:font-name="Times New Roman1" fo:font-size="18pt" style:font-name-asian="Times New Roman1" style:font-size-asian="18pt" style:font-name-complex="Times New Roman1" style:font-size-complex="18pt"/>
    </style:style>
    <style:style style:name="T9" style:family="text">
      <style:text-properties fo:color="#000000" style:font-name="宋体1" fo:font-size="22pt" fo:font-weight="bold" style:font-name-asian="宋体1" style:font-size-asian="22pt" style:font-weight-asian="bold" style:font-name-complex="宋体1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页-1" draw:style-name="dp1" draw:master-page-name="PM0">
        <draw:polygon draw:style-name="gr1" draw:text-style-name="P1" draw:layer="layout" svg:width="3.099cm" svg:height="1.642cm" svg:x="21.157cm" svg:y="7.513cm" svg:viewBox="0 0 3100 1643" draw:points="0,1643 3100,1643 3100,0 0,0">
          <text:p/>
        </draw:polygon>
        <draw:frame draw:style-name="gr2" draw:text-style-name="P2" draw:layer="layout" svg:width="0.423cm" svg:height="1.007cm" svg:x="21.157cm" svg:y="7.831cm">
          <draw:text-box>
            <text:p/>
          </draw:text-box>
        </draw:frame>
        <draw:frame draw:style-name="gr2" draw:text-style-name="P2" draw:layer="layout" svg:width="0.423cm" svg:height="1.007cm" svg:x="24.877cm" svg:y="7.831cm">
          <draw:text-box>
            <text:p/>
          </draw:text-box>
        </draw:frame>
        <draw:g>
          <draw:path draw:style-name="gr3" draw:text-style-name="P2" draw:layer="layout" svg:width="3.099cm" svg:height="1.642cm" svg:x="21.157cm" svg:y="7.513cm" svg:viewBox="0 0 3100 1643" svg:d="M3100 1643v-1643M0 0v1643">
            <text:p/>
          </draw:path>
          <draw:frame draw:style-name="gr2" draw:text-style-name="P2" draw:layer="layout" svg:width="0.071cm" svg:height="1.007cm" svg:x="22.672cm" svg:y="7.831cm">
            <draw:text-box>
              <text:p/>
            </draw:text-box>
          </draw:frame>
        </draw:g>
        <draw:frame draw:style-name="gr2" draw:text-style-name="P2" draw:layer="layout" svg:width="0.071cm" svg:height="1.007cm" svg:x="22.672cm" svg:y="7.831cm">
          <draw:text-box>
            <text:p/>
          </draw:text-box>
        </draw:frame>
        <draw:polygon draw:style-name="gr1" draw:text-style-name="P1" draw:layer="layout" svg:width="3.099cm" svg:height="1.642cm" svg:x="21.158cm" svg:y="9.132cm" svg:viewBox="0 0 3100 1643" draw:points="3100,0 0,0 0,1643 3100,1643">
          <text:p/>
        </draw:polygon>
        <draw:frame draw:style-name="gr2" draw:text-style-name="P2" draw:layer="layout" svg:width="0.423cm" svg:height="1.007cm" draw:transform="rotate (-3.14159265358979) translate (24.257cm 10.456cm)">
          <draw:text-box>
            <text:p/>
          </draw:text-box>
        </draw:frame>
        <draw:frame draw:style-name="gr2" draw:text-style-name="P2" draw:layer="layout" svg:width="0.423cm" svg:height="1.007cm" draw:transform="rotate (-3.14159265358979) translate (20.538cm 10.456cm)">
          <draw:text-box>
            <text:p/>
          </draw:text-box>
        </draw:frame>
        <draw:g>
          <draw:path draw:style-name="gr3" draw:text-style-name="P2" draw:layer="layout" svg:width="3.099cm" svg:height="1.642cm" svg:x="21.158cm" svg:y="9.132cm" svg:viewBox="0 0 3100 1643" svg:d="M0 0v1643M3100 1643h-3100M3100 1643v-1643">
            <text:p/>
          </draw:path>
          <draw:frame draw:style-name="gr2" draw:text-style-name="P2" draw:layer="layout" svg:width="0.071cm" svg:height="1.007cm" draw:transform="rotate (-3.14159265358979) translate (22.743cm 10.456cm)">
            <draw:text-box>
              <text:p/>
            </draw:text-box>
          </draw:frame>
        </draw:g>
        <draw:frame draw:style-name="gr2" draw:text-style-name="P2" draw:layer="layout" svg:width="0.071cm" svg:height="1.007cm" draw:transform="rotate (-3.14159265358979) translate (22.743cm 10.456cm)">
          <draw:text-box>
            <text:p/>
          </draw:text-box>
        </draw:frame>
        <draw:polygon draw:style-name="gr1" draw:text-style-name="P1" draw:layer="layout" svg:width="3.1cm" svg:height="0.341cm" svg:x="21.157cm" svg:y="7.18cm" svg:viewBox="0 0 3101 342" draw:points="0,342 3101,342 3101,0 0,0">
          <text:p/>
        </draw:polygon>
        <draw:frame draw:style-name="gr2" draw:text-style-name="P2" draw:layer="layout" svg:width="0.282cm" svg:height="1.007cm" svg:x="21.157cm" svg:y="6.848cm">
          <draw:text-box>
            <text:p/>
          </draw:text-box>
        </draw:frame>
        <draw:g>
          <draw:path draw:style-name="gr3" draw:text-style-name="P2" draw:layer="layout" svg:width="3.1cm" svg:height="0.341cm" svg:x="21.157cm" svg:y="7.18cm" svg:viewBox="0 0 3101 342" svg:d="M3101 342v-342M0 0v342">
            <text:p/>
          </draw:path>
          <draw:frame draw:style-name="gr2" draw:text-style-name="P2" draw:layer="layout" svg:width="0.071cm" svg:height="1.007cm" svg:x="22.672cm" svg:y="6.848cm">
            <draw:text-box>
              <text:p/>
            </draw:text-box>
          </draw:frame>
        </draw:g>
        <draw:polygon draw:style-name="gr1" draw:text-style-name="P1" draw:layer="layout" svg:width="3.099cm" svg:height="1.642cm" svg:x="21.157cm" svg:y="3.893cm" svg:viewBox="0 0 3100 1643" draw:points="0,1643 3100,1643 3100,0 0,0">
          <text:p/>
        </draw:polygon>
        <draw:frame draw:style-name="gr2" draw:text-style-name="P2" draw:layer="layout" svg:width="0.423cm" svg:height="1.007cm" svg:x="21.157cm" svg:y="4.21cm">
          <draw:text-box>
            <text:p/>
          </draw:text-box>
        </draw:frame>
        <draw:frame draw:style-name="gr2" draw:text-style-name="P2" draw:layer="layout" svg:width="0.423cm" svg:height="1.007cm" svg:x="24.877cm" svg:y="4.21cm">
          <draw:text-box>
            <text:p/>
          </draw:text-box>
        </draw:frame>
        <draw:g>
          <draw:path draw:style-name="gr3" draw:text-style-name="P2" draw:layer="layout" svg:width="3.099cm" svg:height="1.642cm" svg:x="21.157cm" svg:y="3.893cm" svg:viewBox="0 0 3100 1643" svg:d="M3100 1643v-1643M0 0h3100M0 0v1643">
            <text:p/>
          </draw:path>
          <draw:frame draw:style-name="gr2" draw:text-style-name="P2" draw:layer="layout" svg:width="0.071cm" svg:height="1.007cm" svg:x="22.672cm" svg:y="4.21cm">
            <draw:text-box>
              <text:p/>
            </draw:text-box>
          </draw:frame>
        </draw:g>
        <draw:frame draw:style-name="gr2" draw:text-style-name="P2" draw:layer="layout" svg:width="0.071cm" svg:height="1.007cm" svg:x="22.672cm" svg:y="4.21cm">
          <draw:text-box>
            <text:p/>
          </draw:text-box>
        </draw:frame>
        <draw:polygon draw:style-name="gr1" draw:text-style-name="P1" draw:layer="layout" svg:width="3.099cm" svg:height="1.642cm" svg:x="21.157cm" svg:y="5.535cm" svg:viewBox="0 0 3100 1643" draw:points="0,1643 3100,1643 3100,0 0,0">
          <text:p/>
        </draw:polygon>
        <draw:frame draw:style-name="gr2" draw:text-style-name="P2" draw:layer="layout" svg:width="0.423cm" svg:height="1.007cm" svg:x="21.157cm" svg:y="5.853cm">
          <draw:text-box>
            <text:p/>
          </draw:text-box>
        </draw:frame>
        <draw:frame draw:style-name="gr2" draw:text-style-name="P2" draw:layer="layout" svg:width="0.423cm" svg:height="1.007cm" svg:x="24.877cm" svg:y="5.853cm">
          <draw:text-box>
            <text:p/>
          </draw:text-box>
        </draw:frame>
        <draw:g>
          <draw:path draw:style-name="gr3" draw:text-style-name="P2" draw:layer="layout" svg:width="3.099cm" svg:height="1.642cm" svg:x="21.157cm" svg:y="5.535cm" svg:viewBox="0 0 3100 1643" svg:d="M3100 1643v-1643M0 0v1643">
            <text:p/>
          </draw:path>
          <draw:frame draw:style-name="gr2" draw:text-style-name="P2" draw:layer="layout" svg:width="0.071cm" svg:height="1.007cm" svg:x="22.672cm" svg:y="5.853cm">
            <draw:text-box>
              <text:p/>
            </draw:text-box>
          </draw:frame>
        </draw:g>
        <draw:frame draw:style-name="gr2" draw:text-style-name="P2" draw:layer="layout" svg:width="0.071cm" svg:height="1.007cm" svg:x="22.672cm" svg:y="5.853cm">
          <draw:text-box>
            <text:p/>
          </draw:text-box>
        </draw:frame>
        <draw:frame draw:style-name="gr4" draw:text-style-name="P2" draw:layer="layout" svg:width="1.1cm" svg:height="0.596cm" svg:x="22.2cm" svg:y="3.355cm">
          <draw:text-box>
            <text:p text:style-name="P3"><text:span text:style-name="T1">ID</text:span><text:span text:style-name="T1">/E</text:span><text:span text:style-name="T1">X</text:span></text:p>
          </draw:text-box>
        </draw:frame>
        <draw:frame draw:style-name="gr5" draw:text-style-name="P2" draw:layer="layout" svg:width="1.197cm" svg:height="0.521cm" svg:x="21.157cm" svg:y="10.306cm">
          <draw:text-box>
            <text:p text:style-name="P3"><text:span text:style-name="T2">clk</text:span></text:p>
          </draw:text-box>
        </draw:frame>
        <draw:frame draw:style-name="gr5" draw:text-style-name="P2" draw:layer="layout" svg:width="1.429cm" svg:height="0.521cm" svg:x="21.143cm" svg:y="9.892cm">
          <draw:text-box>
            <text:p text:style-name="P3"><text:span text:style-name="T2">rst</text:span></text:p>
          </draw:text-box>
        </draw:frame>
        <draw:frame draw:style-name="gr5" draw:text-style-name="P2" draw:layer="layout" svg:width="1.313cm" svg:height="0.521cm" svg:x="21.157cm" svg:y="4.66cm">
          <draw:text-box>
            <text:p text:style-name="P3"><text:span text:style-name="T3">id_aluop</text:span></text:p>
          </draw:text-box>
        </draw:frame>
        <draw:frame draw:style-name="gr5" draw:text-style-name="P2" draw:layer="layout" svg:width="0.913cm" svg:height="0.521cm" svg:x="21.144cm" svg:y="3.836cm">
          <draw:text-box>
            <text:p text:style-name="P3"><text:span text:style-name="T3">stall</text:span></text:p>
          </draw:text-box>
        </draw:frame>
        <draw:frame draw:style-name="gr5" draw:text-style-name="P2" draw:layer="layout" svg:width="1.182cm" svg:height="0.521cm" svg:x="23.133cm" svg:y="4.25cm">
          <draw:text-box>
            <text:p text:style-name="P4"><text:span text:style-name="T3">ex_alusel</text:span></text:p>
          </draw:text-box>
        </draw:frame>
        <draw:frame draw:style-name="gr5" draw:text-style-name="P2" draw:layer="layout" svg:width="1.115cm" svg:height="0.521cm" svg:x="23.189cm" svg:y="5.87cm">
          <draw:text-box>
            <text:p text:style-name="P4"><text:span text:style-name="T3">ex_wreg</text:span></text:p>
          </draw:text-box>
        </draw:frame>
        <draw:frame draw:style-name="gr5" draw:text-style-name="P2" draw:layer="layout" svg:width="1.121cm" svg:height="0.521cm" svg:x="23.183cm" svg:y="3.861cm">
          <draw:text-box>
            <text:p text:style-name="P4"><text:span text:style-name="T3">ex_aluop</text:span></text:p>
          </draw:text-box>
        </draw:frame>
        <draw:frame draw:style-name="gr5" draw:text-style-name="P2" draw:layer="layout" svg:width="1.176cm" svg:height="0.521cm" svg:x="23.098cm" svg:y="4.628cm">
          <draw:text-box>
            <text:p text:style-name="P4"><text:span text:style-name="T3">ex_reg1</text:span></text:p>
          </draw:text-box>
        </draw:frame>
        <draw:frame draw:style-name="gr5" draw:text-style-name="P2" draw:layer="layout" svg:width="0.973cm" svg:height="0.521cm" svg:x="23.321cm" svg:y="5.057cm">
          <draw:text-box>
            <text:p text:style-name="P4"><text:span text:style-name="T3">ex_reg</text:span><text:span text:style-name="T3">2</text:span></text:p>
          </draw:text-box>
        </draw:frame>
        <draw:frame draw:style-name="gr5" draw:text-style-name="P2" draw:layer="layout" svg:width="1.54cm" svg:height="0.521cm" svg:x="22.774cm" svg:y="5.47cm">
          <draw:text-box>
            <text:p text:style-name="P4"><text:span text:style-name="T3">ex_wd</text:span></text:p>
          </draw:text-box>
        </draw:frame>
        <draw:frame draw:style-name="gr5" draw:text-style-name="P2" draw:layer="layout" svg:width="1.313cm" svg:height="0.521cm" svg:x="21.145cm" svg:y="5.042cm">
          <draw:text-box>
            <text:p text:style-name="P3"><text:span text:style-name="T3">id_alusel</text:span></text:p>
          </draw:text-box>
        </draw:frame>
        <draw:frame draw:style-name="gr5" draw:text-style-name="P2" draw:layer="layout" svg:width="1.313cm" svg:height="0.521cm" svg:x="21.145cm" svg:y="5.456cm">
          <draw:text-box>
            <text:p text:style-name="P3"><text:span text:style-name="T3">id_reg1</text:span></text:p>
          </draw:text-box>
        </draw:frame>
        <draw:frame draw:style-name="gr5" draw:text-style-name="P2" draw:layer="layout" svg:width="1.313cm" svg:height="0.521cm" svg:x="21.145cm" svg:y="5.892cm">
          <draw:text-box>
            <text:p text:style-name="P3"><text:span text:style-name="T3">id_reg2</text:span></text:p>
          </draw:text-box>
        </draw:frame>
        <draw:frame draw:style-name="gr5" draw:text-style-name="P2" draw:layer="layout" svg:width="1.513cm" svg:height="0.521cm" svg:x="21.145cm" svg:y="6.292cm">
          <draw:text-box>
            <text:p text:style-name="P3"><text:span text:style-name="T3">id_wd</text:span></text:p>
          </draw:text-box>
        </draw:frame>
        <draw:frame draw:style-name="gr5" draw:text-style-name="P2" draw:layer="layout" svg:width="1.513cm" svg:height="0.521cm" svg:x="21.145cm" svg:y="6.692cm">
          <draw:text-box>
            <text:p text:style-name="P3"><text:span text:style-name="T3">id_wreg</text:span></text:p>
          </draw:text-box>
        </draw:frame>
        <draw:frame draw:style-name="gr4" draw:text-style-name="P2" draw:layer="layout" svg:width="1.25cm" svg:height="0.596cm" svg:x="22.107cm" svg:y="10.692cm">
          <draw:text-box>
            <text:p text:style-name="P3"><text:span text:style-name="T4">id_ex.v</text:span></text:p>
          </draw:text-box>
        </draw:frame>
        <draw:polygon draw:style-name="gr1" draw:text-style-name="P1" draw:layer="layout" svg:width="3.099cm" svg:height="1.642cm" svg:x="38.844cm" svg:y="9.542cm" svg:viewBox="0 0 3100 1643" draw:points="0,1643 3100,1643 3100,0 0,0">
          <text:p/>
        </draw:polygon>
        <draw:frame draw:style-name="gr2" draw:text-style-name="P2" draw:layer="layout" svg:width="0.423cm" svg:height="1.007cm" svg:x="38.844cm" svg:y="9.86cm">
          <draw:text-box>
            <text:p/>
          </draw:text-box>
        </draw:frame>
        <draw:g>
          <draw:path draw:style-name="gr3" draw:text-style-name="P2" draw:layer="layout" svg:width="3.099cm" svg:height="1.642cm" svg:x="38.844cm" svg:y="9.542cm" svg:viewBox="0 0 3100 1643" svg:d="M3100 1643v-1643M0 0v1643">
            <text:p/>
          </draw:path>
          <draw:frame draw:style-name="gr2" draw:text-style-name="P2" draw:layer="layout" svg:width="0.071cm" svg:height="1.007cm" svg:x="40.359cm" svg:y="9.86cm">
            <draw:text-box>
              <text:p/>
            </draw:text-box>
          </draw:frame>
        </draw:g>
        <draw:frame draw:style-name="gr2" draw:text-style-name="P2" draw:layer="layout" svg:width="0.071cm" svg:height="1.007cm" svg:x="40.359cm" svg:y="9.86cm">
          <draw:text-box>
            <text:p/>
          </draw:text-box>
        </draw:frame>
        <draw:polygon draw:style-name="gr1" draw:text-style-name="P1" draw:layer="layout" svg:width="3.099cm" svg:height="1.642cm" svg:x="38.844cm" svg:y="7.902cm" svg:viewBox="0 0 3100 1643" draw:points="0,1643 3100,1643 3100,0 0,0">
          <text:p/>
        </draw:polygon>
        <draw:frame draw:style-name="gr2" draw:text-style-name="P2" draw:layer="layout" svg:width="0.423cm" svg:height="1.007cm" svg:x="38.844cm" svg:y="8.22cm">
          <draw:text-box>
            <text:p/>
          </draw:text-box>
        </draw:frame>
        <draw:frame draw:style-name="gr2" draw:text-style-name="P2" draw:layer="layout" svg:width="0.423cm" svg:height="1.007cm" svg:x="42.563cm" svg:y="8.22cm">
          <draw:text-box>
            <text:p/>
          </draw:text-box>
        </draw:frame>
        <draw:g>
          <draw:path draw:style-name="gr3" draw:text-style-name="P2" draw:layer="layout" svg:width="3.099cm" svg:height="1.642cm" svg:x="38.844cm" svg:y="7.902cm" svg:viewBox="0 0 3100 1643" svg:d="M3100 1643v-1643M0 0v1643">
            <text:p/>
          </draw:path>
          <draw:frame draw:style-name="gr2" draw:text-style-name="P2" draw:layer="layout" svg:width="0.071cm" svg:height="1.007cm" svg:x="40.358cm" svg:y="8.22cm">
            <draw:text-box>
              <text:p/>
            </draw:text-box>
          </draw:frame>
        </draw:g>
        <draw:frame draw:style-name="gr2" draw:text-style-name="P2" draw:layer="layout" svg:width="0.071cm" svg:height="1.007cm" svg:x="40.358cm" svg:y="8.22cm">
          <draw:text-box>
            <text:p/>
          </draw:text-box>
        </draw:frame>
        <draw:polygon draw:style-name="gr1" draw:text-style-name="P1" draw:layer="layout" svg:width="3.099cm" svg:height="1.642cm" svg:x="38.844cm" svg:y="11.182cm" svg:viewBox="0 0 3100 1643" draw:points="3100,0 0,0 0,1643 3100,1643">
          <text:p/>
        </draw:polygon>
        <draw:frame draw:style-name="gr2" draw:text-style-name="P2" draw:layer="layout" svg:width="0.423cm" svg:height="1.007cm" draw:transform="rotate (-3.14159265358979) translate (41.943cm 12.507cm)">
          <draw:text-box>
            <text:p/>
          </draw:text-box>
        </draw:frame>
        <draw:frame draw:style-name="gr2" draw:text-style-name="P2" draw:layer="layout" svg:width="0.423cm" svg:height="1.007cm" draw:transform="rotate (-3.14159265358979) translate (38.224cm 12.507cm)">
          <draw:text-box>
            <text:p/>
          </draw:text-box>
        </draw:frame>
        <draw:g>
          <draw:path draw:style-name="gr3" draw:text-style-name="P2" draw:layer="layout" svg:width="3.099cm" svg:height="1.642cm" svg:x="38.844cm" svg:y="11.182cm" svg:viewBox="0 0 3100 1643" svg:d="M0 0v1643M3100 1643h-3100M3100 1643v-1643">
            <text:p/>
          </draw:path>
          <draw:frame draw:style-name="gr2" draw:text-style-name="P2" draw:layer="layout" svg:width="0.071cm" svg:height="1.007cm" draw:transform="rotate (-3.14159265358979) translate (40.429cm 12.507cm)">
            <draw:text-box>
              <text:p/>
            </draw:text-box>
          </draw:frame>
        </draw:g>
        <draw:frame draw:style-name="gr2" draw:text-style-name="P2" draw:layer="layout" svg:width="0.071cm" svg:height="1.007cm" draw:transform="rotate (-3.14159265358979) translate (40.429cm 12.507cm)">
          <draw:text-box>
            <text:p/>
          </draw:text-box>
        </draw:frame>
        <draw:polygon draw:style-name="gr1" draw:text-style-name="P1" draw:layer="layout" svg:width="3.1cm" svg:height="0.432cm" svg:x="38.843cm" svg:y="7.112cm" svg:viewBox="0 0 3101 433" draw:points="0,433 3101,433 3101,0 0,0">
          <text:p/>
        </draw:polygon>
        <draw:frame draw:style-name="gr2" draw:text-style-name="P2" draw:layer="layout" svg:width="0.282cm" svg:height="1.007cm" svg:x="38.843cm" svg:y="6.825cm">
          <draw:text-box>
            <text:p/>
          </draw:text-box>
        </draw:frame>
        <draw:frame draw:style-name="gr2" draw:text-style-name="P2" draw:layer="layout" svg:width="0.282cm" svg:height="1.007cm" svg:x="42.563cm" svg:y="6.825cm">
          <draw:text-box>
            <text:p/>
          </draw:text-box>
        </draw:frame>
        <draw:g>
          <draw:path draw:style-name="gr3" draw:text-style-name="P2" draw:layer="layout" svg:width="3.1cm" svg:height="0.432cm" svg:x="38.843cm" svg:y="7.112cm" svg:viewBox="0 0 3101 433" svg:d="M3101 433v-433M0 0v433">
            <text:p/>
          </draw:path>
          <draw:frame draw:style-name="gr2" draw:text-style-name="P2" draw:layer="layout" svg:width="0.071cm" svg:height="1.007cm" svg:x="40.358cm" svg:y="6.825cm">
            <draw:text-box>
              <text:p/>
            </draw:text-box>
          </draw:frame>
        </draw:g>
        <draw:polygon draw:style-name="gr1" draw:text-style-name="P1" draw:layer="layout" svg:width="3.099cm" svg:height="1.642cm" svg:x="38.843cm" svg:y="3.884cm" svg:viewBox="0 0 3100 1643" draw:points="0,1643 3100,1643 3100,0 0,0">
          <text:p/>
        </draw:polygon>
        <draw:frame draw:style-name="gr2" draw:text-style-name="P2" draw:layer="layout" svg:width="0.423cm" svg:height="1.007cm" svg:x="38.843cm" svg:y="4.201cm">
          <draw:text-box>
            <text:p/>
          </draw:text-box>
        </draw:frame>
        <draw:frame draw:style-name="gr2" draw:text-style-name="P2" draw:layer="layout" svg:width="0.423cm" svg:height="1.007cm" svg:x="42.563cm" svg:y="4.201cm">
          <draw:text-box>
            <text:p/>
          </draw:text-box>
        </draw:frame>
        <draw:g>
          <draw:path draw:style-name="gr3" draw:text-style-name="P2" draw:layer="layout" svg:width="3.099cm" svg:height="1.642cm" svg:x="38.843cm" svg:y="3.884cm" svg:viewBox="0 0 3100 1643" svg:d="M3100 1643v-1643M0 0h3100M0 0v1643">
            <text:p/>
          </draw:path>
          <draw:frame draw:style-name="gr2" draw:text-style-name="P2" draw:layer="layout" svg:width="0.071cm" svg:height="1.007cm" svg:x="40.358cm" svg:y="4.201cm">
            <draw:text-box>
              <text:p/>
            </draw:text-box>
          </draw:frame>
        </draw:g>
        <draw:frame draw:style-name="gr2" draw:text-style-name="P2" draw:layer="layout" svg:width="0.071cm" svg:height="1.007cm" svg:x="40.358cm" svg:y="4.201cm">
          <draw:text-box>
            <text:p/>
          </draw:text-box>
        </draw:frame>
        <draw:polygon draw:style-name="gr1" draw:text-style-name="P1" draw:layer="layout" svg:width="3.099cm" svg:height="1.642cm" svg:x="38.843cm" svg:y="5.526cm" svg:viewBox="0 0 3100 1643" draw:points="0,1643 3100,1643 3100,0 0,0">
          <text:p/>
        </draw:polygon>
        <draw:frame draw:style-name="gr2" draw:text-style-name="P2" draw:layer="layout" svg:width="0.423cm" svg:height="1.007cm" svg:x="38.843cm" svg:y="5.843cm">
          <draw:text-box>
            <text:p/>
          </draw:text-box>
        </draw:frame>
        <draw:frame draw:style-name="gr2" draw:text-style-name="P2" draw:layer="layout" svg:width="0.423cm" svg:height="1.007cm" svg:x="42.563cm" svg:y="5.843cm">
          <draw:text-box>
            <text:p/>
          </draw:text-box>
        </draw:frame>
        <draw:g>
          <draw:path draw:style-name="gr3" draw:text-style-name="P2" draw:layer="layout" svg:width="3.099cm" svg:height="1.642cm" svg:x="38.843cm" svg:y="5.526cm" svg:viewBox="0 0 3100 1643" svg:d="M3100 1643v-1643M0 0v1643">
            <text:p/>
          </draw:path>
          <draw:frame draw:style-name="gr2" draw:text-style-name="P2" draw:layer="layout" svg:width="0.071cm" svg:height="1.007cm" svg:x="40.358cm" svg:y="5.843cm">
            <draw:text-box>
              <text:p/>
            </draw:text-box>
          </draw:frame>
        </draw:g>
        <draw:frame draw:style-name="gr2" draw:text-style-name="P2" draw:layer="layout" svg:width="0.071cm" svg:height="1.007cm" svg:x="40.358cm" svg:y="5.843cm">
          <draw:text-box>
            <text:p/>
          </draw:text-box>
        </draw:frame>
        <draw:frame draw:style-name="gr4" draw:text-style-name="P2" draw:layer="layout" svg:width="1.535cm" svg:height="0.596cm" svg:x="39.629cm" svg:y="3.346cm">
          <draw:text-box>
            <text:p text:style-name="P3"><text:span text:style-name="T1">EX/MEM</text:span></text:p>
          </draw:text-box>
        </draw:frame>
        <draw:frame draw:style-name="gr5" draw:text-style-name="P2" draw:layer="layout" svg:width="1.197cm" svg:height="0.521cm" svg:x="38.843cm" svg:y="12.338cm">
          <draw:text-box>
            <text:p text:style-name="P3"><text:span text:style-name="T2">clk</text:span></text:p>
          </draw:text-box>
        </draw:frame>
        <draw:frame draw:style-name="gr5" draw:text-style-name="P2" draw:layer="layout" svg:width="1.429cm" svg:height="0.521cm" svg:x="38.828cm" svg:y="11.965cm">
          <draw:text-box>
            <text:p text:style-name="P3"><text:span text:style-name="T2">rst</text:span></text:p>
          </draw:text-box>
        </draw:frame>
        <draw:frame draw:style-name="gr5" draw:text-style-name="P2" draw:layer="layout" svg:width="1.313cm" svg:height="0.521cm" svg:x="38.843cm" svg:y="3.815cm">
          <draw:text-box>
            <text:p text:style-name="P3"><text:span text:style-name="T3">stall</text:span></text:p>
          </draw:text-box>
        </draw:frame>
        <draw:frame draw:style-name="gr5" draw:text-style-name="P2" draw:layer="layout" svg:width="1.372cm" svg:height="0.521cm" svg:x="40.629cm" svg:y="4.24cm">
          <draw:text-box>
            <text:p text:style-name="P4"><text:span text:style-name="T3">mem_wreg</text:span></text:p>
          </draw:text-box>
        </draw:frame>
        <draw:frame draw:style-name="gr5" draw:text-style-name="P2" draw:layer="layout" svg:width="1.772cm" svg:height="0.521cm" svg:x="40.229cm" svg:y="6.731cm">
          <draw:text-box>
            <text:p text:style-name="P4"><text:span text:style-name="T3">mem_mem</text:span><text:span text:style-name="T3">_addr</text:span></text:p>
          </draw:text-box>
        </draw:frame>
        <draw:frame draw:style-name="gr5" draw:text-style-name="P2" draw:layer="layout" svg:width="1.361cm" svg:height="0.521cm" svg:x="40.629cm" svg:y="5.894cm">
          <draw:text-box>
            <text:p text:style-name="P4"><text:span text:style-name="T3">mem_</text:span><text:span text:style-name="T3">whilo</text:span></text:p>
          </draw:text-box>
        </draw:frame>
        <draw:frame draw:style-name="gr5" draw:text-style-name="P2" draw:layer="layout" svg:width="1.121cm" svg:height="0.521cm" svg:x="40.869cm" svg:y="3.851cm">
          <draw:text-box>
            <text:p text:style-name="P4"><text:span text:style-name="T3">mem_wd</text:span></text:p>
          </draw:text-box>
        </draw:frame>
        <draw:frame draw:style-name="gr5" draw:text-style-name="P2" draw:layer="layout" svg:width="1.331cm" svg:height="0.521cm" svg:x="40.629cm" svg:y="4.62cm">
          <draw:text-box>
            <text:p text:style-name="P4"><text:span text:style-name="T3">mem_wdata</text:span></text:p>
          </draw:text-box>
        </draw:frame>
        <draw:frame draw:style-name="gr5" draw:text-style-name="P2" draw:layer="layout" svg:width="1.051cm" svg:height="0.521cm" svg:x="40.929cm" svg:y="5.048cm">
          <draw:text-box>
            <text:p text:style-name="P4"><text:span text:style-name="T3">mem_hi</text:span></text:p>
          </draw:text-box>
        </draw:frame>
        <draw:frame draw:style-name="gr5" draw:text-style-name="P2" draw:layer="layout" svg:width="1.54cm" svg:height="0.521cm" svg:x="40.46cm" svg:y="5.436cm">
          <draw:text-box>
            <text:p text:style-name="P4"><text:span text:style-name="T3">m</text:span><text:span text:style-name="T3">e</text:span><text:span text:style-name="T3">m</text:span><text:span text:style-name="T3">_</text:span><text:span text:style-name="T3">l</text:span><text:span text:style-name="T3">o</text:span></text:p>
          </draw:text-box>
        </draw:frame>
        <draw:frame draw:style-name="gr5" draw:text-style-name="P2" draw:layer="layout" svg:width="1.54cm" svg:height="0.521cm" svg:x="40.46cm" svg:y="6.308cm">
          <draw:text-box>
            <text:p text:style-name="P4"><text:span text:style-name="T3">me</text:span><text:span text:style-name="T3">m_</text:span><text:span text:style-name="T3">alu</text:span><text:span text:style-name="T3">op</text:span></text:p>
          </draw:text-box>
        </draw:frame>
        <draw:frame draw:style-name="gr6" draw:text-style-name="P2" draw:layer="layout" svg:width="1.61cm" svg:height="0.436cm" svg:x="40.343cm" svg:y="7.52cm">
          <draw:text-box>
            <text:p text:style-name="P4"><text:span text:style-name="T5">c</text:span><text:span text:style-name="T5">u</text:span><text:span text:style-name="T5">r</text:span><text:span text:style-name="T5">r</text:span><text:span text:style-name="T5">e</text:span><text:span text:style-name="T5">n</text:span><text:span text:style-name="T5">t</text:span><text:span text:style-name="T5">_</text:span><text:span text:style-name="T5">i</text:span><text:span text:style-name="T5">n</text:span><text:span text:style-name="T5">s</text:span><text:span text:style-name="T5">t</text:span><text:span text:style-name="T5">_</text:span><text:span text:style-name="T5">a</text:span><text:span text:style-name="T5">d</text:span><text:span text:style-name="T5">d</text:span><text:span text:style-name="T5">r</text:span><text:span text:style-name="T5">e</text:span><text:span text:style-name="T5">s</text:span><text:span text:style-name="T5">s</text:span><text:span text:style-name="T5">_</text:span><text:span text:style-name="T5">o</text:span></text:p>
          </draw:text-box>
        </draw:frame>
        <draw:polygon draw:style-name="gr1" draw:text-style-name="P1" draw:layer="layout" svg:width="3.1cm" svg:height="0.401cm" svg:x="38.843cm" svg:y="7.545cm" svg:viewBox="0 0 3101 402" draw:points="0,402 3101,402 3101,0 0,0">
          <text:p/>
        </draw:polygon>
        <draw:frame draw:style-name="gr2" draw:text-style-name="P2" draw:layer="layout" svg:width="0.282cm" svg:height="1.007cm" svg:x="38.843cm" svg:y="7.242cm">
          <draw:text-box>
            <text:p/>
          </draw:text-box>
        </draw:frame>
        <draw:frame draw:style-name="gr2" draw:text-style-name="P2" draw:layer="layout" svg:width="0.282cm" svg:height="1.007cm" svg:x="42.563cm" svg:y="7.242cm">
          <draw:text-box>
            <text:p/>
          </draw:text-box>
        </draw:frame>
        <draw:g>
          <draw:path draw:style-name="gr3" draw:text-style-name="P2" draw:layer="layout" svg:width="3.1cm" svg:height="0.401cm" svg:x="38.843cm" svg:y="7.545cm" svg:viewBox="0 0 3101 402" svg:d="M3101 402v-402M0 0v402">
            <text:p/>
          </draw:path>
          <draw:frame draw:style-name="gr2" draw:text-style-name="P2" draw:layer="layout" svg:width="0.071cm" svg:height="1.007cm" svg:x="40.358cm" svg:y="7.242cm">
            <draw:text-box>
              <text:p/>
            </draw:text-box>
          </draw:frame>
        </draw:g>
        <draw:frame draw:style-name="gr5" draw:text-style-name="P2" draw:layer="layout" svg:width="1.313cm" svg:height="0.521cm" svg:x="38.815cm" svg:y="11.115cm">
          <draw:text-box>
            <text:p text:style-name="P3"><text:span text:style-name="T3">ex_</text:span><text:span text:style-name="T3">wd</text:span></text:p>
          </draw:text-box>
        </draw:frame>
        <draw:frame draw:style-name="gr5" draw:text-style-name="P2" draw:layer="layout" svg:width="1.313cm" svg:height="0.521cm" svg:x="38.815cm" svg:y="10.679cm">
          <draw:text-box>
            <text:p text:style-name="P3"><text:span text:style-name="T3">ex_wreg</text:span></text:p>
          </draw:text-box>
        </draw:frame>
        <draw:frame draw:style-name="gr5" draw:text-style-name="P2" draw:layer="layout" svg:width="1.513cm" svg:height="0.521cm" svg:x="38.815cm" svg:y="11.515cm">
          <draw:text-box>
            <text:p text:style-name="P3"><text:span text:style-name="T3">ex_wdata</text:span></text:p>
          </draw:text-box>
        </draw:frame>
        <draw:frame draw:style-name="gr5" draw:text-style-name="P2" draw:layer="layout" svg:width="1.513cm" svg:height="0.521cm" svg:x="38.815cm" svg:y="7.079cm">
          <draw:text-box>
            <text:p text:style-name="P3"><text:span text:style-name="T3">ex_hi</text:span></text:p>
          </draw:text-box>
        </draw:frame>
        <draw:frame draw:style-name="gr5" draw:text-style-name="P2" draw:layer="layout" svg:width="1.513cm" svg:height="0.521cm" svg:x="38.815cm" svg:y="7.479cm">
          <draw:text-box>
            <text:p text:style-name="P3"><text:span text:style-name="T3">ex_lo</text:span></text:p>
          </draw:text-box>
        </draw:frame>
        <draw:frame draw:style-name="gr5" draw:text-style-name="P2" draw:layer="layout" svg:width="1.513cm" svg:height="0.521cm" svg:x="38.815cm" svg:y="7.815cm">
          <draw:text-box>
            <text:p text:style-name="P3"><text:span text:style-name="T3">ex_whilo</text:span></text:p>
          </draw:text-box>
        </draw:frame>
        <draw:frame draw:style-name="gr5" draw:text-style-name="P2" draw:layer="layout" svg:width="1.513cm" svg:height="0.521cm" svg:x="38.815cm" svg:y="10.315cm">
          <draw:text-box>
            <text:p text:style-name="P3"><text:span text:style-name="T3">ex_aluop</text:span></text:p>
          </draw:text-box>
        </draw:frame>
        <draw:frame draw:style-name="gr4" draw:text-style-name="P2" draw:layer="layout" svg:width="1.535cm" svg:height="0.596cm" svg:x="39.643cm" svg:y="12.728cm">
          <draw:text-box>
            <text:p text:style-name="P3"><text:span text:style-name="T4">ex_me</text:span><text:span text:style-name="T4">m.v</text:span></text:p>
          </draw:text-box>
        </draw:frame>
        <draw:frame draw:style-name="gr5" draw:text-style-name="P2" draw:layer="layout" svg:width="1.4cm" svg:height="0.521cm" svg:x="40.543cm" svg:y="10.283cm">
          <draw:text-box>
            <text:p text:style-name="P4"><text:span text:style-name="T3">hilo_o</text:span></text:p>
          </draw:text-box>
        </draw:frame>
        <draw:frame draw:style-name="gr5" draw:text-style-name="P2" draw:layer="layout" svg:width="1.4cm" svg:height="0.521cm" svg:x="40.543cm" svg:y="10.661cm">
          <draw:text-box>
            <text:p text:style-name="P4"><text:span text:style-name="T3">cnt_o</text:span></text:p>
          </draw:text-box>
        </draw:frame>
        <draw:frame draw:style-name="gr7" draw:text-style-name="P2" draw:layer="layout" svg:width="1.813cm" svg:height="0.478cm" svg:x="38.827cm" svg:y="8.666cm">
          <draw:text-box>
            <text:p text:style-name="P3"><text:span text:style-name="T6">cnt_i</text:span></text:p>
          </draw:text-box>
        </draw:frame>
        <draw:frame draw:style-name="gr5" draw:text-style-name="P2" draw:layer="layout" svg:width="1.813cm" svg:height="0.521cm" svg:x="38.815cm" svg:y="8.242cm">
          <draw:text-box>
            <text:p text:style-name="P3"><text:span text:style-name="T3">hilo_i</text:span></text:p>
          </draw:text-box>
        </draw:frame>
        <draw:polygon draw:style-name="gr1" draw:text-style-name="P1" draw:layer="layout" svg:width="1.298cm" svg:height="1.642cm" svg:x="61.147cm" svg:y="4.283cm" svg:viewBox="0 0 1299 1643" draw:points="1299,0 0,0 0,1643 1299,1643">
          <text:p/>
        </draw:polygon>
        <draw:frame draw:style-name="gr2" draw:text-style-name="P2" draw:layer="layout" svg:width="0.423cm" svg:height="1.007cm" draw:transform="rotate (-3.14159265358979) translate (62.445cm 5.607cm)">
          <draw:text-box>
            <text:p/>
          </draw:text-box>
        </draw:frame>
        <draw:frame draw:style-name="gr2" draw:text-style-name="P2" draw:layer="layout" svg:width="0.423cm" svg:height="1.007cm" draw:transform="rotate (-3.14159265358979) translate (60.887cm 5.607cm)">
          <draw:text-box>
            <text:p/>
          </draw:text-box>
        </draw:frame>
        <draw:g>
          <draw:path draw:style-name="gr3" draw:text-style-name="P2" draw:layer="layout" svg:width="1.298cm" svg:height="1.642cm" svg:x="61.147cm" svg:y="4.283cm" svg:viewBox="0 0 1299 1643" svg:d="M0 0v1643M1299 1643h-1299M1299 1643v-1643">
            <text:p/>
          </draw:path>
          <draw:frame draw:style-name="gr2" draw:text-style-name="P2" draw:layer="layout" svg:width="0.071cm" svg:height="1.007cm" draw:transform="rotate (-3.14159265358979) translate (61.831cm 5.607cm)">
            <draw:text-box>
              <text:p/>
            </draw:text-box>
          </draw:frame>
        </draw:g>
        <draw:frame draw:style-name="gr2" draw:text-style-name="P2" draw:layer="layout" svg:width="0.071cm" svg:height="1.007cm" draw:transform="rotate (-3.14159265358979) translate (61.831cm 5.607cm)">
          <draw:text-box>
            <text:p/>
          </draw:text-box>
        </draw:frame>
        <draw:polygon draw:style-name="gr1" draw:text-style-name="P1" draw:layer="layout" svg:width="1.298cm" svg:height="1.642cm" svg:x="61.146cm" svg:y="3.882cm" svg:viewBox="0 0 1299 1643" draw:points="0,1643 1299,1643 1299,0 0,0">
          <text:p/>
        </draw:polygon>
        <draw:frame draw:style-name="gr2" draw:text-style-name="P2" draw:layer="layout" svg:width="0.423cm" svg:height="1.007cm" svg:x="61.146cm" svg:y="4.2cm">
          <draw:text-box>
            <text:p/>
          </draw:text-box>
        </draw:frame>
        <draw:frame draw:style-name="gr2" draw:text-style-name="P2" draw:layer="layout" svg:width="0.423cm" svg:height="1.007cm" svg:x="62.704cm" svg:y="4.2cm">
          <draw:text-box>
            <text:p/>
          </draw:text-box>
        </draw:frame>
        <draw:g>
          <draw:path draw:style-name="gr3" draw:text-style-name="P2" draw:layer="layout" svg:width="1.298cm" svg:height="1.642cm" svg:x="61.146cm" svg:y="3.882cm" svg:viewBox="0 0 1299 1643" svg:d="M1299 1643v-1643M0 0h1299M0 0v1643">
            <text:p/>
          </draw:path>
          <draw:frame draw:style-name="gr2" draw:text-style-name="P2" draw:layer="layout" svg:width="0.071cm" svg:height="1.007cm" svg:x="61.76cm" svg:y="4.2cm">
            <draw:text-box>
              <text:p/>
            </draw:text-box>
          </draw:frame>
        </draw:g>
        <draw:frame draw:style-name="gr2" draw:text-style-name="P2" draw:layer="layout" svg:width="0.071cm" svg:height="1.007cm" svg:x="61.76cm" svg:y="4.2cm">
          <draw:text-box>
            <text:p/>
          </draw:text-box>
        </draw:frame>
        <draw:frame draw:style-name="gr4" draw:text-style-name="P2" draw:layer="layout" svg:width="1.105cm" svg:height="0.596cm" svg:x="61.297cm" svg:y="3.398cm">
          <draw:text-box>
            <text:p text:style-name="P3"><text:span text:style-name="T1">HILO</text:span></text:p>
          </draw:text-box>
        </draw:frame>
        <draw:frame draw:style-name="gr5" draw:text-style-name="P2" draw:layer="layout" svg:width="0.604cm" svg:height="0.521cm" svg:x="61.107cm" svg:y="5.472cm">
          <draw:text-box>
            <text:p text:style-name="P3"><text:span text:style-name="T2">clk</text:span></text:p>
          </draw:text-box>
        </draw:frame>
        <draw:frame draw:style-name="gr5" draw:text-style-name="P2" draw:layer="layout" svg:width="1.093cm" svg:height="0.521cm" svg:x="61.114cm" svg:y="5.058cm">
          <draw:text-box>
            <text:p text:style-name="P3"><text:span text:style-name="T2">rst</text:span></text:p>
          </draw:text-box>
        </draw:frame>
        <draw:frame draw:style-name="gr5" draw:text-style-name="P2" draw:layer="layout" svg:width="1.113cm" svg:height="0.521cm" svg:x="61.094cm" svg:y="3.854cm">
          <draw:text-box>
            <text:p text:style-name="P3"><text:span text:style-name="T3">we</text:span></text:p>
          </draw:text-box>
        </draw:frame>
        <draw:frame draw:style-name="gr5" draw:text-style-name="P2" draw:layer="layout" svg:width="1.182cm" svg:height="0.521cm" svg:x="61.362cm" svg:y="4.613cm">
          <draw:text-box>
            <text:p text:style-name="P4"><text:span text:style-name="T3">lo_o</text:span></text:p>
          </draw:text-box>
        </draw:frame>
        <draw:frame draw:style-name="gr5" draw:text-style-name="P2" draw:layer="layout" svg:width="1.121cm" svg:height="0.521cm" svg:x="61.413cm" svg:y="4.205cm">
          <draw:text-box>
            <text:p text:style-name="P4"><text:span text:style-name="T3">hi_o</text:span></text:p>
          </draw:text-box>
        </draw:frame>
        <draw:frame draw:style-name="gr5" draw:text-style-name="P2" draw:layer="layout" svg:width="0.913cm" svg:height="0.521cm" svg:x="61.094cm" svg:y="4.218cm">
          <draw:text-box>
            <text:p text:style-name="P3"><text:span text:style-name="T3">hi_i</text:span></text:p>
          </draw:text-box>
        </draw:frame>
        <draw:frame draw:style-name="gr5" draw:text-style-name="P2" draw:layer="layout" svg:width="1.113cm" svg:height="0.521cm" svg:x="61.094cm" svg:y="4.618cm">
          <draw:text-box>
            <text:p text:style-name="P3"><text:span text:style-name="T3">lo_i</text:span></text:p>
          </draw:text-box>
        </draw:frame>
        <draw:frame draw:style-name="gr4" draw:text-style-name="P2" draw:layer="layout" svg:width="1.646cm" svg:height="0.596cm" svg:x="61.092cm" svg:y="5.842cm">
          <draw:text-box>
            <text:p text:style-name="P3"><text:span text:style-name="T4">hilo_reg</text:span><text:span text:style-name="T4">.v</text:span></text:p>
          </draw:text-box>
        </draw:frame>
        <draw:polygon draw:style-name="gr1" draw:text-style-name="P1" draw:layer="layout" svg:width="2.082cm" svg:height="1.642cm" svg:x="66.368cm" svg:y="4.973cm" svg:viewBox="0 0 2083 1643" draw:points="2083,0 0,0 0,1643 2083,1643">
          <text:p/>
        </draw:polygon>
        <draw:frame draw:style-name="gr2" draw:text-style-name="P2" draw:layer="layout" svg:width="0.423cm" svg:height="1.007cm" draw:transform="rotate (-3.14159265358979) translate (68.45cm 6.297cm)">
          <draw:text-box>
            <text:p/>
          </draw:text-box>
        </draw:frame>
        <draw:frame draw:style-name="gr2" draw:text-style-name="P2" draw:layer="layout" svg:width="0.423cm" svg:height="1.007cm" draw:transform="rotate (-3.14159265358979) translate (65.952cm 6.297cm)">
          <draw:text-box>
            <text:p/>
          </draw:text-box>
        </draw:frame>
        <draw:g>
          <draw:path draw:style-name="gr3" draw:text-style-name="P2" draw:layer="layout" svg:width="2.082cm" svg:height="1.642cm" svg:x="66.368cm" svg:y="4.973cm" svg:viewBox="0 0 2083 1643" svg:d="M0 0v1643M2083 1643h-2083M2083 1643v-1643">
            <text:p/>
          </draw:path>
          <draw:frame draw:style-name="gr2" draw:text-style-name="P2" draw:layer="layout" svg:width="0.071cm" svg:height="1.007cm" draw:transform="rotate (-3.14159265358979) translate (67.444cm 6.297cm)">
            <draw:text-box>
              <text:p/>
            </draw:text-box>
          </draw:frame>
        </draw:g>
        <draw:frame draw:style-name="gr2" draw:text-style-name="P2" draw:layer="layout" svg:width="0.071cm" svg:height="1.007cm" draw:transform="rotate (-3.14159265358979) translate (67.444cm 6.297cm)">
          <draw:text-box>
            <text:p/>
          </draw:text-box>
        </draw:frame>
        <draw:polygon draw:style-name="gr1" draw:text-style-name="P1" draw:layer="layout" svg:width="2.082cm" svg:height="1.642cm" svg:x="66.368cm" svg:y="3.75cm" svg:viewBox="0 0 2083 1643" draw:points="0,1643 2083,1643 2083,0 0,0">
          <text:p/>
        </draw:polygon>
        <draw:frame draw:style-name="gr2" draw:text-style-name="P2" draw:layer="layout" svg:width="0.423cm" svg:height="1.007cm" svg:x="66.368cm" svg:y="4.068cm">
          <draw:text-box>
            <text:p/>
          </draw:text-box>
        </draw:frame>
        <draw:frame draw:style-name="gr2" draw:text-style-name="P2" draw:layer="layout" svg:width="0.423cm" svg:height="1.007cm" svg:x="68.866cm" svg:y="4.068cm">
          <draw:text-box>
            <text:p/>
          </draw:text-box>
        </draw:frame>
        <draw:g>
          <draw:path draw:style-name="gr3" draw:text-style-name="P2" draw:layer="layout" svg:width="2.082cm" svg:height="1.642cm" svg:x="66.368cm" svg:y="3.75cm" svg:viewBox="0 0 2083 1643" svg:d="M2083 1643v-1643M0 0h2083M0 0v1643">
            <text:p/>
          </draw:path>
          <draw:frame draw:style-name="gr2" draw:text-style-name="P2" draw:layer="layout" svg:width="0.071cm" svg:height="1.007cm" svg:x="67.373cm" svg:y="4.068cm">
            <draw:text-box>
              <text:p/>
            </draw:text-box>
          </draw:frame>
        </draw:g>
        <draw:frame draw:style-name="gr2" draw:text-style-name="P2" draw:layer="layout" svg:width="0.071cm" svg:height="1.007cm" svg:x="67.373cm" svg:y="4.068cm">
          <draw:text-box>
            <text:p/>
          </draw:text-box>
        </draw:frame>
        <draw:frame draw:style-name="gr4" draw:text-style-name="P2" draw:layer="layout" svg:width="1.346cm" svg:height="0.596cm" svg:x="66.754cm" svg:y="3.266cm">
          <draw:text-box>
            <text:p text:style-name="P3"><text:span text:style-name="T1">CTRL</text:span></text:p>
          </draw:text-box>
        </draw:frame>
        <draw:frame draw:style-name="gr5" draw:text-style-name="P2" draw:layer="layout" svg:width="1.182cm" svg:height="0.521cm" svg:x="67.183cm" svg:y="4.064cm">
          <draw:text-box>
            <text:p text:style-name="P4"><text:span text:style-name="T3">stall</text:span></text:p>
          </draw:text-box>
        </draw:frame>
        <draw:frame draw:style-name="gr4" draw:text-style-name="P2" draw:layer="layout" svg:width="0.884cm" svg:height="0.596cm" svg:x="67.008cm" svg:y="6.518cm">
          <draw:text-box>
            <text:p text:style-name="P3"><text:span text:style-name="T4">ctrl.v</text:span></text:p>
          </draw:text-box>
        </draw:frame>
        <draw:frame draw:style-name="gr5" draw:text-style-name="P2" draw:layer="layout" svg:width="1.093cm" svg:height="0.521cm" svg:x="66.35cm" svg:y="6.141cm">
          <draw:text-box>
            <text:p text:style-name="P3"><text:span text:style-name="T2">rst</text:span></text:p>
          </draw:text-box>
        </draw:frame>
        <draw:frame draw:style-name="gr7" draw:text-style-name="P2" draw:layer="layout" svg:width="1.735cm" svg:height="0.478cm" svg:x="66.315cm" svg:y="5.79cm">
          <draw:text-box>
            <text:p text:style-name="P3"><text:span text:style-name="T6">stallreq_from</text:span><text:span text:style-name="T6">_id</text:span></text:p>
          </draw:text-box>
        </draw:frame>
        <draw:frame draw:style-name="gr7" draw:text-style-name="P2" draw:layer="layout" svg:width="1.735cm" svg:height="0.478cm" svg:x="66.347cm" svg:y="5.39cm">
          <draw:text-box>
            <text:p text:style-name="P3"><text:span text:style-name="T6">stallreq_from</text:span><text:span text:style-name="T6">_ex</text:span></text:p>
          </draw:text-box>
        </draw:frame>
        <draw:polygon draw:style-name="gr1" draw:text-style-name="P1" draw:layer="layout" svg:width="2.082cm" svg:height="1.642cm" svg:x="34.524cm" svg:y="16.112cm" svg:viewBox="0 0 2083 1643" draw:points="2083,0 0,0 0,1643 2083,1643">
          <text:p/>
        </draw:polygon>
        <draw:frame draw:style-name="gr2" draw:text-style-name="P2" draw:layer="layout" svg:width="0.423cm" svg:height="1.007cm" draw:transform="rotate (-3.14159265358979) translate (36.606cm 17.437cm)">
          <draw:text-box>
            <text:p/>
          </draw:text-box>
        </draw:frame>
        <draw:frame draw:style-name="gr2" draw:text-style-name="P2" draw:layer="layout" svg:width="0.423cm" svg:height="1.007cm" draw:transform="rotate (-3.14159265358979) translate (34.108cm 17.437cm)">
          <draw:text-box>
            <text:p/>
          </draw:text-box>
        </draw:frame>
        <draw:g>
          <draw:path draw:style-name="gr3" draw:text-style-name="P2" draw:layer="layout" svg:width="2.082cm" svg:height="1.642cm" svg:x="34.524cm" svg:y="16.112cm" svg:viewBox="0 0 2083 1643" svg:d="M0 0v1643M2083 1643h-2083M2083 1643v-1643">
            <text:p/>
          </draw:path>
          <draw:frame draw:style-name="gr2" draw:text-style-name="P2" draw:layer="layout" svg:width="0.071cm" svg:height="1.007cm" draw:transform="rotate (-3.14159265358979) translate (35.601cm 17.437cm)">
            <draw:text-box>
              <text:p/>
            </draw:text-box>
          </draw:frame>
        </draw:g>
        <draw:frame draw:style-name="gr2" draw:text-style-name="P2" draw:layer="layout" svg:width="0.071cm" svg:height="1.007cm" draw:transform="rotate (-3.14159265358979) translate (35.601cm 17.437cm)">
          <draw:text-box>
            <text:p/>
          </draw:text-box>
        </draw:frame>
        <draw:polygon draw:style-name="gr1" draw:text-style-name="P1" draw:layer="layout" svg:width="2.082cm" svg:height="1.642cm" svg:x="34.524cm" svg:y="14.889cm" svg:viewBox="0 0 2083 1643" draw:points="0,1643 2083,1643 2083,0 0,0">
          <text:p/>
        </draw:polygon>
        <draw:frame draw:style-name="gr2" draw:text-style-name="P2" draw:layer="layout" svg:width="0.423cm" svg:height="1.007cm" svg:x="34.524cm" svg:y="15.207cm">
          <draw:text-box>
            <text:p/>
          </draw:text-box>
        </draw:frame>
        <draw:frame draw:style-name="gr2" draw:text-style-name="P2" draw:layer="layout" svg:width="0.423cm" svg:height="1.007cm" svg:x="37.022cm" svg:y="15.207cm">
          <draw:text-box>
            <text:p/>
          </draw:text-box>
        </draw:frame>
        <draw:g>
          <draw:path draw:style-name="gr3" draw:text-style-name="P2" draw:layer="layout" svg:width="2.082cm" svg:height="1.642cm" svg:x="34.524cm" svg:y="14.889cm" svg:viewBox="0 0 2083 1643" svg:d="M2083 1643v-1643M0 0h2083M0 0v1643">
            <text:p/>
          </draw:path>
          <draw:frame draw:style-name="gr2" draw:text-style-name="P2" draw:layer="layout" svg:width="0.071cm" svg:height="1.007cm" svg:x="35.53cm" svg:y="15.207cm">
            <draw:text-box>
              <text:p/>
            </draw:text-box>
          </draw:frame>
        </draw:g>
        <draw:frame draw:style-name="gr2" draw:text-style-name="P2" draw:layer="layout" svg:width="0.071cm" svg:height="1.007cm" svg:x="35.53cm" svg:y="15.207cm">
          <draw:text-box>
            <text:p/>
          </draw:text-box>
        </draw:frame>
        <draw:frame draw:style-name="gr4" draw:text-style-name="P2" draw:layer="layout" svg:width="1.346cm" svg:height="0.596cm" svg:x="35.01cm" svg:y="14.405cm">
          <draw:text-box>
            <text:p text:style-name="P3"><text:span text:style-name="T1">Divide</text:span></text:p>
          </draw:text-box>
        </draw:frame>
        <draw:frame draw:style-name="gr5" draw:text-style-name="P2" draw:layer="layout" svg:width="1.535cm" svg:height="0.521cm" svg:x="34.471cm" svg:y="15.255cm">
          <draw:text-box>
            <text:p text:style-name="P3"><text:span text:style-name="T3">si</text:span><text:span text:style-name="T3">gn</text:span><text:span text:style-name="T3">ed</text:span><text:span text:style-name="T3">_d</text:span><text:span text:style-name="T3">iv</text:span><text:span text:style-name="T3">_i</text:span></text:p>
          </draw:text-box>
        </draw:frame>
        <draw:frame draw:style-name="gr5" draw:text-style-name="P2" draw:layer="layout" svg:width="1.182cm" svg:height="0.521cm" svg:x="35.474cm" svg:y="15.62cm">
          <draw:text-box>
            <text:p text:style-name="P4"><text:span text:style-name="T3">ready_o</text:span></text:p>
          </draw:text-box>
        </draw:frame>
        <draw:frame draw:style-name="gr5" draw:text-style-name="P2" draw:layer="layout" svg:width="1.121cm" svg:height="0.521cm" svg:x="35.524cm" svg:y="15.211cm">
          <draw:text-box>
            <text:p text:style-name="P4"><text:span text:style-name="T3">result_o</text:span></text:p>
          </draw:text-box>
        </draw:frame>
        <draw:frame draw:style-name="gr5" draw:text-style-name="P2" draw:layer="layout" svg:width="1.235cm" svg:height="0.521cm" svg:x="34.471cm" svg:y="15.668cm">
          <draw:text-box>
            <text:p text:style-name="P3"><text:span text:style-name="T3">opdata1_i</text:span></text:p>
          </draw:text-box>
        </draw:frame>
        <draw:frame draw:style-name="gr5" draw:text-style-name="P2" draw:layer="layout" svg:width="1.735cm" svg:height="0.521cm" svg:x="34.471cm" svg:y="16.054cm">
          <draw:text-box>
            <text:p text:style-name="P3"><text:span text:style-name="T3">opdata2_i</text:span></text:p>
          </draw:text-box>
        </draw:frame>
        <draw:frame draw:style-name="gr4" draw:text-style-name="P2" draw:layer="layout" svg:width="0.884cm" svg:height="0.596cm" svg:x="35.164cm" svg:y="17.657cm">
          <draw:text-box>
            <text:p text:style-name="P3"><text:span text:style-name="T4">div.v</text:span></text:p>
          </draw:text-box>
        </draw:frame>
        <draw:frame draw:style-name="gr5" draw:text-style-name="P2" draw:layer="layout" svg:width="1.093cm" svg:height="0.521cm" svg:x="34.506cm" svg:y="17.28cm">
          <draw:text-box>
            <text:p text:style-name="P3"><text:span text:style-name="T2">clk</text:span></text:p>
          </draw:text-box>
        </draw:frame>
        <draw:frame draw:style-name="gr5" draw:text-style-name="P2" draw:layer="layout" svg:width="1.735cm" svg:height="0.521cm" svg:x="34.471cm" svg:y="16.482cm">
          <draw:text-box>
            <text:p text:style-name="P3"><text:span text:style-name="T3">star</text:span><text:span text:style-name="T3">t_i</text:span></text:p>
          </draw:text-box>
        </draw:frame>
        <draw:frame draw:style-name="gr5" draw:text-style-name="P2" draw:layer="layout" svg:width="1.735cm" svg:height="0.521cm" svg:x="34.504cm" svg:y="14.804cm">
          <draw:text-box>
            <text:p text:style-name="P3"><text:span text:style-name="T3">annul_i</text:span></text:p>
          </draw:text-box>
        </draw:frame>
        <draw:frame draw:style-name="gr5" draw:text-style-name="P2" draw:layer="layout" svg:width="1.735cm" svg:height="0.521cm" svg:x="34.506cm" svg:y="16.88cm">
          <draw:text-box>
            <text:p text:style-name="P3"><text:span text:style-name="T2">rst</text:span></text:p>
          </draw:text-box>
        </draw:frame>
        <draw:frame draw:style-name="gr2" draw:text-style-name="P2" draw:layer="layout" svg:width="0.423cm" svg:height="1.007cm" draw:transform="rotate (-3.14159265358979) translate (60.552cm 8.066cm)">
          <draw:text-box>
            <text:p/>
          </draw:text-box>
        </draw:frame>
        <draw:frame draw:style-name="gr2" draw:text-style-name="P2" draw:layer="layout" svg:width="0.423cm" svg:height="1.007cm" svg:x="63.466cm" svg:y="7.06cm">
          <draw:text-box>
            <text:p/>
          </draw:text-box>
        </draw:frame>
        <draw:frame draw:style-name="gr2" draw:text-style-name="P2" draw:layer="layout" svg:width="0.282cm" svg:height="1.007cm" draw:transform="rotate (-3.14159265358979) translate (60.583cm 12.818cm)">
          <draw:text-box>
            <text:p/>
          </draw:text-box>
        </draw:frame>
        <draw:frame draw:style-name="gr2" draw:text-style-name="P2" draw:layer="layout" svg:width="0.423cm" svg:height="1.007cm" draw:transform="rotate (-3.14159265358979) translate (60.584cm 14.233cm)">
          <draw:text-box>
            <text:p/>
          </draw:text-box>
        </draw:frame>
        <draw:frame draw:style-name="gr2" draw:text-style-name="P2" draw:layer="layout" svg:width="0.423cm" svg:height="1.007cm" svg:x="64.18cm" svg:y="10.792cm">
          <draw:text-box>
            <text:p/>
          </draw:text-box>
        </draw:frame>
        <draw:polygon draw:style-name="gr1" draw:text-style-name="P1" draw:layer="layout" svg:width="1.562cm" svg:height="0.405cm" svg:x="6.223cm" svg:y="7.235cm" svg:viewBox="0 0 1563 406" draw:points="0,406 1563,406 1563,0 0,0">
          <text:p/>
        </draw:polygon>
        <draw:frame draw:style-name="gr2" draw:text-style-name="P2" draw:layer="layout" svg:width="0.282cm" svg:height="1.007cm" svg:x="6.223cm" svg:y="6.935cm">
          <draw:text-box>
            <text:p/>
          </draw:text-box>
        </draw:frame>
        <draw:frame draw:style-name="gr2" draw:text-style-name="P2" draw:layer="layout" svg:width="0.282cm" svg:height="1.007cm" svg:x="8.097cm" svg:y="6.935cm">
          <draw:text-box>
            <text:p/>
          </draw:text-box>
        </draw:frame>
        <draw:g>
          <draw:path draw:style-name="gr3" draw:text-style-name="P2" draw:layer="layout" svg:width="1.562cm" svg:height="0.405cm" svg:x="6.223cm" svg:y="7.235cm" svg:viewBox="0 0 1563 406" svg:d="M1563 406v-406M0 0h1563M0 0v406">
            <text:p/>
          </draw:path>
          <draw:frame draw:style-name="gr2" draw:text-style-name="P2" draw:layer="layout" svg:width="0.071cm" svg:height="1.007cm" svg:x="7.75cm" svg:y="6.41cm">
            <draw:text-box>
              <text:p/>
            </draw:text-box>
          </draw:frame>
        </draw:g>
        <draw:frame draw:style-name="gr2" draw:text-style-name="P2" draw:layer="layout" svg:width="0.071cm" svg:height="1.007cm" svg:x="7.75cm" svg:y="6.41cm">
          <draw:text-box>
            <text:p/>
          </draw:text-box>
        </draw:frame>
        <draw:polygon draw:style-name="gr1" draw:text-style-name="P1" draw:layer="layout" svg:width="1.562cm" svg:height="0.405cm" svg:x="6.22cm" svg:y="7.642cm" svg:viewBox="0 0 1563 406" draw:points="0,406 1563,406 1563,0 0,0">
          <text:p/>
        </draw:polygon>
        <draw:frame draw:style-name="gr2" draw:text-style-name="P2" draw:layer="layout" svg:width="0.282cm" svg:height="1.007cm" svg:x="6.22cm" svg:y="7.341cm">
          <draw:text-box>
            <text:p/>
          </draw:text-box>
        </draw:frame>
        <draw:frame draw:style-name="gr2" draw:text-style-name="P2" draw:layer="layout" svg:width="0.282cm" svg:height="1.007cm" svg:x="8.094cm" svg:y="7.341cm">
          <draw:text-box>
            <text:p/>
          </draw:text-box>
        </draw:frame>
        <draw:g>
          <draw:path draw:style-name="gr3" draw:text-style-name="P2" draw:layer="layout" svg:width="1.562cm" svg:height="0.405cm" svg:x="6.22cm" svg:y="7.642cm" svg:viewBox="0 0 1563 406" svg:d="M0 406h1563v-406M0 0v406">
            <text:p/>
          </draw:path>
          <draw:frame draw:style-name="gr2" draw:text-style-name="P2" draw:layer="layout" svg:width="0.071cm" svg:height="1.007cm" svg:x="7.746cm" svg:y="7.866cm">
            <draw:text-box>
              <text:p/>
            </draw:text-box>
          </draw:frame>
        </draw:g>
        <draw:frame draw:style-name="gr4" draw:text-style-name="P2" draw:layer="layout" svg:width="1.92cm" svg:height="0.596cm" svg:x="6.035cm" svg:y="6.747cm">
          <draw:text-box>
            <text:p text:style-name="P5"><text:span text:style-name="T1">ROM</text:span></text:p>
          </draw:text-box>
        </draw:frame>
        <draw:frame draw:style-name="gr8" draw:text-style-name="P2" draw:layer="layout" svg:width="0.45cm" svg:height="0.381cm" svg:x="6.195cm" svg:y="7.645cm">
          <draw:text-box>
            <text:p text:style-name="P5"><text:span text:style-name="T3">ce</text:span></text:p>
          </draw:text-box>
        </draw:frame>
        <draw:frame draw:style-name="gr4" draw:text-style-name="P2" draw:layer="layout" svg:width="1.92cm" svg:height="0.596cm" svg:x="6.015cm" svg:y="7.979cm">
          <draw:text-box>
            <text:p text:style-name="P5"><text:span text:style-name="T4">inst_ro</text:span><text:span text:style-name="T4">m.v</text:span></text:p>
          </draw:text-box>
        </draw:frame>
        <draw:frame draw:style-name="gr8" draw:text-style-name="P2" draw:layer="layout" svg:width="0.575cm" svg:height="0.381cm" svg:x="6.21cm" svg:y="7.257cm">
          <draw:text-box>
            <text:p text:style-name="P5"><text:span text:style-name="T3">addr</text:span></text:p>
          </draw:text-box>
        </draw:frame>
        <draw:frame draw:style-name="gr8" draw:text-style-name="P2" draw:layer="layout" svg:width="0.575cm" svg:height="0.381cm" svg:x="7.235cm" svg:y="7.257cm">
          <draw:text-box>
            <text:p text:style-name="P5"><text:span text:style-name="T3">inst</text:span></text:p>
          </draw:text-box>
        </draw:frame>
        <draw:frame draw:style-name="gr2" draw:text-style-name="P2" draw:layer="layout" svg:width="0.423cm" svg:height="1.007cm" draw:transform="rotate (-3.14159265358979) translate (49.766cm 16.301cm)">
          <draw:text-box>
            <text:p/>
          </draw:text-box>
        </draw:frame>
        <draw:frame draw:style-name="gr2" draw:text-style-name="P2" draw:layer="layout" svg:width="0.423cm" svg:height="1.007cm" svg:x="52.034cm" svg:y="14.465cm">
          <draw:text-box>
            <text:p/>
          </draw:text-box>
        </draw:frame>
        <draw:polygon draw:style-name="gr1" draw:text-style-name="P1" draw:layer="layout" svg:width="1.547cm" svg:height="1.642cm" svg:x="8.411cm" svg:y="6.824cm" svg:viewBox="0 0 1548 1643" draw:points="1548,0 0,0 0,1643 1548,1643">
          <text:p/>
        </draw:polygon>
        <draw:frame draw:style-name="gr2" draw:text-style-name="P2" draw:layer="layout" svg:width="0.423cm" svg:height="1.007cm" draw:transform="rotate (-3.14159265358979) translate (9.957cm 8.149cm)">
          <draw:text-box>
            <text:p/>
          </draw:text-box>
        </draw:frame>
        <draw:frame draw:style-name="gr2" draw:text-style-name="P2" draw:layer="layout" svg:width="0.423cm" svg:height="1.007cm" draw:transform="rotate (-3.14159265358979) translate (8.101cm 8.149cm)">
          <draw:text-box>
            <text:p/>
          </draw:text-box>
        </draw:frame>
        <draw:g>
          <draw:path draw:style-name="gr3" draw:text-style-name="P2" draw:layer="layout" svg:width="1.547cm" svg:height="1.642cm" svg:x="8.411cm" svg:y="6.824cm" svg:viewBox="0 0 1548 1643" svg:d="M0 0v1643M1548 1643h-1548M1548 1643v-1643">
            <text:p/>
          </draw:path>
          <draw:frame draw:style-name="gr2" draw:text-style-name="P2" draw:layer="layout" svg:width="0.071cm" svg:height="1.007cm" draw:transform="rotate (-3.14159265358979) translate (9.219cm 8.149cm)">
            <draw:text-box>
              <text:p/>
            </draw:text-box>
          </draw:frame>
        </draw:g>
        <draw:frame draw:style-name="gr2" draw:text-style-name="P2" draw:layer="layout" svg:width="0.071cm" svg:height="1.007cm" draw:transform="rotate (-3.14159265358979) translate (9.219cm 8.149cm)">
          <draw:text-box>
            <text:p/>
          </draw:text-box>
        </draw:frame>
        <draw:polygon draw:style-name="gr1" draw:text-style-name="P1" draw:layer="layout" svg:width="1.547cm" svg:height="1.642cm" svg:x="8.41cm" svg:y="6cm" svg:viewBox="0 0 1548 1643" draw:points="0,1643 1548,1643 1548,0 0,0">
          <text:p/>
        </draw:polygon>
        <draw:frame draw:style-name="gr2" draw:text-style-name="P2" draw:layer="layout" svg:width="0.423cm" svg:height="1.007cm" svg:x="8.41cm" svg:y="6.317cm">
          <draw:text-box>
            <text:p/>
          </draw:text-box>
        </draw:frame>
        <draw:frame draw:style-name="gr2" draw:text-style-name="P2" draw:layer="layout" svg:width="0.423cm" svg:height="1.007cm" svg:x="10.267cm" svg:y="6.317cm">
          <draw:text-box>
            <text:p/>
          </draw:text-box>
        </draw:frame>
        <draw:g>
          <draw:path draw:style-name="gr3" draw:text-style-name="P2" draw:layer="layout" svg:width="1.547cm" svg:height="1.642cm" svg:x="8.41cm" svg:y="6cm" svg:viewBox="0 0 1548 1643" svg:d="M1548 1643v-1643M0 0h1548M0 0v1643">
            <text:p/>
          </draw:path>
          <draw:frame draw:style-name="gr2" draw:text-style-name="P2" draw:layer="layout" svg:width="0.071cm" svg:height="1.007cm" svg:x="9.149cm" svg:y="6.317cm">
            <draw:text-box>
              <text:p/>
            </draw:text-box>
          </draw:frame>
        </draw:g>
        <draw:frame draw:style-name="gr2" draw:text-style-name="P2" draw:layer="layout" svg:width="0.071cm" svg:height="1.007cm" svg:x="9.149cm" svg:y="6.317cm">
          <draw:text-box>
            <text:p/>
          </draw:text-box>
        </draw:frame>
        <draw:frame draw:style-name="gr4" draw:text-style-name="P2" draw:layer="layout" svg:width="1.085cm" svg:height="0.596cm" svg:x="8.772cm" svg:y="5.461cm">
          <draw:text-box>
            <text:p text:style-name="P3"><text:span text:style-name="T1">IF/ID</text:span></text:p>
          </draw:text-box>
        </draw:frame>
        <draw:frame draw:style-name="gr5" draw:text-style-name="P2" draw:layer="layout" svg:width="0.604cm" svg:height="0.521cm" svg:x="8.371cm" svg:y="7.985cm">
          <draw:text-box>
            <text:p text:style-name="P3"><text:span text:style-name="T2">clk</text:span></text:p>
          </draw:text-box>
        </draw:frame>
        <draw:frame draw:style-name="gr5" draw:text-style-name="P2" draw:layer="layout" svg:width="1.093cm" svg:height="0.521cm" svg:x="8.378cm" svg:y="7.585cm">
          <draw:text-box>
            <text:p text:style-name="P3"><text:span text:style-name="T2">rst</text:span></text:p>
          </draw:text-box>
        </draw:frame>
        <draw:frame draw:style-name="gr5" draw:text-style-name="P2" draw:layer="layout" svg:width="1.113cm" svg:height="0.521cm" svg:x="8.357cm" svg:y="5.971cm">
          <draw:text-box>
            <text:p text:style-name="P3"><text:span text:style-name="T3">stall</text:span></text:p>
          </draw:text-box>
        </draw:frame>
        <draw:frame draw:style-name="gr5" draw:text-style-name="P2" draw:layer="layout" svg:width="1.182cm" svg:height="0.521cm" svg:x="8.857cm" svg:y="7.176cm">
          <draw:text-box>
            <text:p text:style-name="P4"><text:span text:style-name="T3">id_inst</text:span></text:p>
          </draw:text-box>
        </draw:frame>
        <draw:frame draw:style-name="gr5" draw:text-style-name="P2" draw:layer="layout" svg:width="1.121cm" svg:height="0.521cm" svg:x="8.908cm" svg:y="6.787cm">
          <draw:text-box>
            <text:p text:style-name="P4"><text:span text:style-name="T3">id_pc</text:span></text:p>
          </draw:text-box>
        </draw:frame>
        <draw:frame draw:style-name="gr5" draw:text-style-name="P2" draw:layer="layout" svg:width="1.113cm" svg:height="0.521cm" svg:x="8.357cm" svg:y="6.735cm">
          <draw:text-box>
            <text:p text:style-name="P3"><text:span text:style-name="T3">if_pc</text:span></text:p>
          </draw:text-box>
        </draw:frame>
        <draw:frame draw:style-name="gr5" draw:text-style-name="P2" draw:layer="layout" svg:width="1.5cm" svg:height="0.521cm" svg:x="8.371cm" svg:y="7.135cm">
          <draw:text-box>
            <text:p text:style-name="P3"><text:span text:style-name="T2">if_inst</text:span></text:p>
          </draw:text-box>
        </draw:frame>
        <draw:frame draw:style-name="gr4" draw:text-style-name="P2" draw:layer="layout" svg:width="1.085cm" svg:height="0.596cm" svg:x="8.715cm" svg:y="8.461cm">
          <draw:text-box>
            <text:p text:style-name="P3"><text:span text:style-name="T1">if_id.v</text:span></text:p>
          </draw:text-box>
        </draw:frame>
        <draw:polygon draw:style-name="gr1" draw:text-style-name="P1" draw:layer="layout" svg:width="2.529cm" svg:height="1.642cm" svg:x="3.068cm" svg:y="7.228cm" svg:viewBox="0 0 2530 1643" draw:points="2530,0 0,0 0,1643 2530,1643">
          <text:p/>
        </draw:polygon>
        <draw:frame draw:style-name="gr2" draw:text-style-name="P2" draw:layer="layout" svg:width="0.423cm" svg:height="1.007cm" draw:transform="rotate (-3.14159265358979) translate (5.597cm 8.553cm)">
          <draw:text-box>
            <text:p/>
          </draw:text-box>
        </draw:frame>
        <draw:frame draw:style-name="gr2" draw:text-style-name="P2" draw:layer="layout" svg:width="0.423cm" svg:height="1.007cm" draw:transform="rotate (-3.14159265358979) translate (2.562cm 8.553cm)">
          <draw:text-box>
            <text:p/>
          </draw:text-box>
        </draw:frame>
        <draw:g>
          <draw:path draw:style-name="gr3" draw:text-style-name="P2" draw:layer="layout" svg:width="2.529cm" svg:height="1.642cm" svg:x="3.068cm" svg:y="7.228cm" svg:viewBox="0 0 2530 1643" svg:d="M0 0v1643M2530 1643h-2530M2530 1643v-1643">
            <text:p/>
          </draw:path>
          <draw:frame draw:style-name="gr2" draw:text-style-name="P2" draw:layer="layout" svg:width="0.071cm" svg:height="1.007cm" draw:transform="rotate (-3.14159265358979) translate (4.368cm 8.553cm)">
            <draw:text-box>
              <text:p/>
            </draw:text-box>
          </draw:frame>
        </draw:g>
        <draw:frame draw:style-name="gr2" draw:text-style-name="P2" draw:layer="layout" svg:width="0.071cm" svg:height="1.007cm" draw:transform="rotate (-3.14159265358979) translate (4.368cm 8.553cm)">
          <draw:text-box>
            <text:p/>
          </draw:text-box>
        </draw:frame>
        <draw:polygon draw:style-name="gr1" draw:text-style-name="P1" draw:layer="layout" svg:width="2.529cm" svg:height="1.642cm" svg:x="3.068cm" svg:y="6.004cm" svg:viewBox="0 0 2530 1643" draw:points="0,1643 2530,1643 2530,0 0,0">
          <text:p/>
        </draw:polygon>
        <draw:frame draw:style-name="gr2" draw:text-style-name="P2" draw:layer="layout" svg:width="0.423cm" svg:height="1.007cm" svg:x="3.068cm" svg:y="6.321cm">
          <draw:text-box>
            <text:p/>
          </draw:text-box>
        </draw:frame>
        <draw:frame draw:style-name="gr2" draw:text-style-name="P2" draw:layer="layout" svg:width="0.423cm" svg:height="1.007cm" svg:x="6.102cm" svg:y="6.321cm">
          <draw:text-box>
            <text:p/>
          </draw:text-box>
        </draw:frame>
        <draw:g>
          <draw:path draw:style-name="gr3" draw:text-style-name="P2" draw:layer="layout" svg:width="2.529cm" svg:height="1.642cm" svg:x="3.068cm" svg:y="6.004cm" svg:viewBox="0 0 2530 1643" svg:d="M2530 1643v-1643M0 0h2530M0 0v1643">
            <text:p/>
          </draw:path>
          <draw:frame draw:style-name="gr2" draw:text-style-name="P2" draw:layer="layout" svg:width="0.071cm" svg:height="1.007cm" svg:x="4.297cm" svg:y="6.321cm">
            <draw:text-box>
              <text:p/>
            </draw:text-box>
          </draw:frame>
        </draw:g>
        <draw:frame draw:style-name="gr2" draw:text-style-name="P2" draw:layer="layout" svg:width="0.071cm" svg:height="1.007cm" svg:x="4.297cm" svg:y="6.321cm">
          <draw:text-box>
            <text:p/>
          </draw:text-box>
        </draw:frame>
        <draw:frame draw:style-name="gr4" draw:text-style-name="P2" draw:layer="layout" svg:width="0.717cm" svg:height="0.596cm" svg:x="4.02cm" svg:y="5.466cm">
          <draw:text-box>
            <text:p text:style-name="P3"><text:span text:style-name="T1">PC</text:span></text:p>
          </draw:text-box>
        </draw:frame>
        <draw:frame draw:style-name="gr5" draw:text-style-name="P2" draw:layer="layout" svg:width="0.604cm" svg:height="0.521cm" svg:x="3.028cm" svg:y="8.402cm">
          <draw:text-box>
            <text:p text:style-name="P3"><text:span text:style-name="T2">clk</text:span></text:p>
          </draw:text-box>
        </draw:frame>
        <draw:frame draw:style-name="gr5" draw:text-style-name="P2" draw:layer="layout" svg:width="1.093cm" svg:height="0.521cm" svg:x="3.035cm" svg:y="8.002cm">
          <draw:text-box>
            <text:p text:style-name="P3"><text:span text:style-name="T2">rst</text:span></text:p>
          </draw:text-box>
        </draw:frame>
        <draw:frame draw:style-name="gr5" draw:text-style-name="P2" draw:layer="layout" svg:width="1.113cm" svg:height="0.521cm" svg:x="3.015cm" svg:y="5.932cm">
          <draw:text-box>
            <text:p text:style-name="P3"><text:span text:style-name="T3">stall</text:span></text:p>
          </draw:text-box>
        </draw:frame>
        <draw:frame draw:style-name="gr5" draw:text-style-name="P2" draw:layer="layout" svg:width="1.121cm" svg:height="0.521cm" svg:x="4.493cm" svg:y="7.151cm">
          <draw:text-box>
            <text:p text:style-name="P4"><text:span text:style-name="T7">pc</text:span></text:p>
          </draw:text-box>
        </draw:frame>
        <draw:frame draw:style-name="gr4" draw:text-style-name="P2" draw:layer="layout" svg:width="1.358cm" svg:height="0.596cm" svg:x="3.549cm" svg:y="8.802cm">
          <draw:text-box>
            <text:p text:style-name="P3"><text:span text:style-name="T4">pc_reg.v</text:span></text:p>
          </draw:text-box>
        </draw:frame>
        <draw:polyline draw:style-name="gr9" draw:text-style-name="P2" draw:layer="layout" svg:width="0.626cm" svg:height="0.004cm" svg:x="5.597cm" svg:y="7.434cm" svg:viewBox="0 0 627 5" draw:points="0,0 301,0 301,5 627,5">
          <text:p/>
        </draw:polyline>
        <draw:polyline draw:style-name="gr9" draw:text-style-name="P2" draw:layer="layout" svg:width="0.625cm" svg:height="0.001cm" svg:x="7.785cm" svg:y="7.437cm" svg:viewBox="0 0 626 2" draw:points="0,2 376,2 376,0 626,0">
          <text:p/>
        </draw:polyline>
        <draw:polyline draw:style-name="gr9" draw:text-style-name="P2" draw:layer="layout" svg:width="2.813cm" svg:height="0.694cm" svg:x="5.597cm" svg:y="6.739cm" svg:viewBox="0 0 2814 695" draw:points="0,695 260,695 260,0 2018,0 2018,286 2814,286">
          <text:p/>
        </draw:polyline>
        <draw:polyline draw:style-name="gr9" draw:text-style-name="P2" draw:layer="layout" svg:width="3.372cm" svg:height="2.114cm" svg:x="9.957cm" svg:y="4.916cm" svg:viewBox="0 0 3373 2115" draw:points="0,2115 217,2115 217,0 3373,0">
          <text:p/>
        </draw:polyline>
        <draw:polyline draw:style-name="gr9" draw:text-style-name="P2" draw:layer="layout" svg:width="3.372cm" svg:height="2.11cm" svg:x="9.957cm" svg:y="5.327cm" svg:viewBox="0 0 3373 2111" draw:points="0,2111 397,2111 397,0 3373,0">
          <text:p/>
        </draw:polyline>
        <draw:line draw:style-name="gr10" draw:text-style-name="P2" draw:layer="layout" svg:x1="16.429cm" svg:y1="9.745cm" svg:x2="18.152cm" svg:y2="9.749cm">
          <text:p/>
        </draw:line>
        <draw:line draw:style-name="gr10" draw:text-style-name="P2" draw:layer="layout" svg:x1="16.429cm" svg:y1="10.566cm" svg:x2="18.152cm" svg:y2="10.57cm">
          <text:p/>
        </draw:line>
        <draw:line draw:style-name="gr10" draw:text-style-name="P2" draw:layer="layout" svg:x1="16.429cm" svg:y1="10.155cm" svg:x2="18.152cm" svg:y2="10.159cm">
          <text:p/>
        </draw:line>
        <draw:line draw:style-name="gr10" draw:text-style-name="P2" draw:layer="layout" svg:x1="16.429cm" svg:y1="10.956cm" svg:x2="18.152cm" svg:y2="10.981cm">
          <text:p/>
        </draw:line>
        <draw:polyline draw:style-name="gr11" draw:text-style-name="P2" draw:layer="layout" svg:width="66.39cm" svg:height="3.97cm" svg:x="2.535cm" svg:y="2.239cm" svg:viewBox="0 0 66391 3971" draw:points="65916,2127 66391,2127 66391,0 0,0 0,3971 532,3971">
          <text:p/>
        </draw:polyline>
        <draw:polyline draw:style-name="gr11" draw:text-style-name="P2" draw:layer="layout" svg:width="60.89cm" svg:height="3.966cm" svg:x="8.035cm" svg:y="2.239cm" svg:viewBox="0 0 60891 3967" draw:points="60416,2127 60891,2127 60891,0 0,0 0,3967 375,3967">
          <text:p/>
        </draw:polyline>
        <draw:polyline draw:style-name="gr11" draw:text-style-name="P2" draw:layer="layout" svg:width="48.35cm" svg:height="2.127cm" svg:x="20.575cm" svg:y="2.239cm" svg:viewBox="0 0 48351 2128" draw:points="47876,2128 48351,2128 48351,0 0,0 0,1861 582,1861">
          <text:p/>
        </draw:polyline>
        <draw:polyline draw:style-name="gr11" draw:text-style-name="P2" draw:layer="layout" svg:width="14.93cm" svg:height="2.107cm" svg:x="53.995cm" svg:y="2.259cm" svg:viewBox="0 0 14931 2108" draw:points="14456,2108 14931,2108 14931,0 0,0 0,1841 374,1841">
          <text:p/>
        </draw:polyline>
        <draw:polyline draw:style-name="gr11" draw:text-style-name="P2" draw:layer="layout" svg:width="30.51cm" svg:height="2.127cm" svg:x="38.415cm" svg:y="2.239cm" svg:viewBox="0 0 30511 2128" draw:points="30036,2128 30511,2128 30511,0 0,0 0,1852 428,1852">
          <text:p/>
        </draw:polyline>
        <draw:polyline draw:style-name="gr12" draw:text-style-name="P2" draw:layer="layout" svg:width="27.36cm" svg:height="20.542cm" svg:x="10.655cm" svg:y="5.737cm" svg:viewBox="0 0 27361 20543" draw:points="22790,4860 27361,4860 27361,20543 0,20543 0,0 2674,0">
          <text:p/>
        </draw:polyline>
        <draw:line draw:style-name="gr12" draw:text-style-name="P2" draw:layer="layout" svg:x1="33.445cm" svg:y1="10.599cm" svg:x2="38.846cm" svg:y2="10.568cm">
          <text:p/>
        </draw:line>
        <draw:polyline draw:style-name="gr12" draw:text-style-name="P2" draw:layer="layout" svg:width="26.97cm" svg:height="19.931cm" svg:x="10.865cm" svg:y="6.148cm" svg:viewBox="0 0 26971 19932" draw:points="22581,4855 26971,4855 26971,19932 0,19932 0,0 2464,0">
          <text:p/>
        </draw:polyline>
        <draw:line draw:style-name="gr12" draw:text-style-name="P2" draw:layer="layout" svg:x1="33.445cm" svg:y1="11.005cm" svg:x2="38.845cm" svg:y2="10.979cm">
          <text:p/>
        </draw:line>
        <draw:polyline draw:style-name="gr12" draw:text-style-name="P2" draw:layer="layout" svg:width="26.12cm" svg:height="18.71cm" svg:x="11.295cm" svg:y="6.969cm" svg:viewBox="0 0 26121 18711" draw:points="22151,4855 26121,4855 26121,18711 0,18711 0,0 2034,0">
          <text:p/>
        </draw:polyline>
        <draw:polyline draw:style-name="gr12" draw:text-style-name="P2" draw:layer="layout" svg:width="5.399cm" svg:height="0.027cm" svg:x="33.445cm" svg:y="11.798cm" svg:viewBox="0 0 5400 28" draw:points="0,28 375,28 375,0 5400,0">
          <text:p/>
        </draw:polyline>
        <draw:polyline draw:style-name="gr12" draw:text-style-name="P2" draw:layer="layout" svg:width="26.54cm" svg:height="19.321cm" svg:x="11.075cm" svg:y="6.558cm" svg:viewBox="0 0 26541 19322" draw:points="22372,4856 26541,4856 26541,19322 0,19322 0,0 2254,0">
          <text:p/>
        </draw:polyline>
        <draw:polyline draw:style-name="gr12" draw:text-style-name="P2" draw:layer="layout" svg:width="5.399cm" svg:height="0.027cm" svg:x="33.445cm" svg:y="11.387cm" svg:viewBox="0 0 5400 28" draw:points="0,28 375,28 375,0 5400,0">
          <text:p/>
        </draw:polyline>
        <draw:polyline draw:style-name="gr13" draw:text-style-name="P2" draw:layer="layout" svg:width="42.01cm" svg:height="18.708cm" svg:x="11.685cm" svg:y="6.15cm" svg:viewBox="0 0 42011 18709" draw:points="37842,0 42011,0 42011,18709 0,18709 0,1639 1644,1639">
          <text:p/>
        </draw:polyline>
        <draw:polyline draw:style-name="gr13" draw:text-style-name="P2" draw:layer="layout" svg:width="41.6cm" svg:height="18.118cm" svg:x="11.895cm" svg:y="6.561cm" svg:viewBox="0 0 41601 18119" draw:points="37632,0 41601,0 41601,18119 0,18119 0,1608 1434,1608">
          <text:p/>
        </draw:polyline>
        <draw:line draw:style-name="gr13" draw:text-style-name="P2" draw:layer="layout" svg:x1="49.526cm" svg:y1="6.15cm" svg:x2="54.369cm" svg:y2="6.15cm">
          <text:p/>
        </draw:line>
        <draw:line draw:style-name="gr13" draw:text-style-name="P2" draw:layer="layout" svg:x1="49.526cm" svg:y1="6.561cm" svg:x2="54.369cm" svg:y2="6.561cm">
          <text:p/>
        </draw:line>
        <draw:polyline draw:style-name="gr14" draw:text-style-name="P2" draw:layer="layout" svg:width="41.9cm" svg:height="15.329cm" svg:x="17.315cm" svg:y="8.95cm" svg:viewBox="0 0 41901 15330" draw:points="40155,0 41901,0 41901,15330 0,15330 0,2421 836,2421">
          <text:p/>
        </draw:polyline>
        <draw:polyline draw:style-name="gr14" draw:text-style-name="P2" draw:layer="layout" svg:width="41.46cm" svg:height="14.755cm" svg:x="17.515cm" svg:y="9.324cm" svg:viewBox="0 0 41461 14756" draw:points="39953,0 41461,0 41461,14756 0,14756 0,2449 637,2449">
          <text:p/>
        </draw:polyline>
        <draw:polyline draw:style-name="gr14" draw:text-style-name="P2" draw:layer="layout" svg:width="41.03cm" svg:height="14.181cm" svg:x="17.685cm" svg:y="9.698cm" svg:viewBox="0 0 41031 14182" draw:points="39786,0 41031,0 41031,14182 0,14182 0,2484 467,2484">
          <text:p/>
        </draw:polyline>
        <draw:polygon draw:style-name="gr1" draw:text-style-name="P1" draw:layer="layout" svg:width="1.6cm" svg:height="1.642cm" svg:x="18.152cm" svg:y="11.567cm" svg:viewBox="0 0 1601 1643" draw:points="1601,0 0,0 0,1643 1601,1643">
          <text:p/>
        </draw:polygon>
        <draw:frame draw:style-name="gr2" draw:text-style-name="P2" draw:layer="layout" svg:width="0.423cm" svg:height="1.007cm" draw:transform="rotate (-3.14159265358979) translate (19.752cm 12.892cm)">
          <draw:text-box>
            <text:p/>
          </draw:text-box>
        </draw:frame>
        <draw:frame draw:style-name="gr2" draw:text-style-name="P2" draw:layer="layout" svg:width="0.423cm" svg:height="1.007cm" draw:transform="rotate (-3.14159265358979) translate (17.832cm 12.892cm)">
          <draw:text-box>
            <text:p/>
          </draw:text-box>
        </draw:frame>
        <draw:g>
          <draw:path draw:style-name="gr3" draw:text-style-name="P2" draw:layer="layout" svg:width="1.6cm" svg:height="1.642cm" svg:x="18.152cm" svg:y="11.567cm" svg:viewBox="0 0 1601 1643" svg:d="M0 0v1643M1601 1643h-1601M1601 1643v-1643">
            <text:p/>
          </draw:path>
          <draw:frame draw:style-name="gr2" draw:text-style-name="P2" draw:layer="layout" svg:width="0.071cm" svg:height="1.007cm" draw:transform="rotate (-3.14159265358979) translate (18.987cm 12.892cm)">
            <draw:text-box>
              <text:p/>
            </draw:text-box>
          </draw:frame>
        </draw:g>
        <draw:frame draw:style-name="gr2" draw:text-style-name="P2" draw:layer="layout" svg:width="0.071cm" svg:height="1.007cm" draw:transform="rotate (-3.14159265358979) translate (18.987cm 12.892cm)">
          <draw:text-box>
            <text:p/>
          </draw:text-box>
        </draw:frame>
        <draw:polygon draw:style-name="gr1" draw:text-style-name="P1" draw:layer="layout" svg:width="1.6cm" svg:height="1.642cm" svg:x="18.152cm" svg:y="9.543cm" svg:viewBox="0 0 1601 1643" draw:points="0,1643 1601,1643 1601,0 0,0">
          <text:p/>
        </draw:polygon>
        <draw:frame draw:style-name="gr2" draw:text-style-name="P2" draw:layer="layout" svg:width="0.423cm" svg:height="1.007cm" svg:x="18.152cm" svg:y="9.86cm">
          <draw:text-box>
            <text:p/>
          </draw:text-box>
        </draw:frame>
        <draw:frame draw:style-name="gr2" draw:text-style-name="P2" draw:layer="layout" svg:width="0.423cm" svg:height="1.007cm" svg:x="20.071cm" svg:y="9.86cm">
          <draw:text-box>
            <text:p/>
          </draw:text-box>
        </draw:frame>
        <draw:g>
          <draw:path draw:style-name="gr3" draw:text-style-name="P2" draw:layer="layout" svg:width="1.6cm" svg:height="1.642cm" svg:x="18.152cm" svg:y="9.543cm" svg:viewBox="0 0 1601 1643" svg:d="M1601 1643v-1643M0 0h1601M0 0v1643">
            <text:p/>
          </draw:path>
          <draw:frame draw:style-name="gr2" draw:text-style-name="P2" draw:layer="layout" svg:width="0.071cm" svg:height="1.007cm" svg:x="18.916cm" svg:y="9.86cm">
            <draw:text-box>
              <text:p/>
            </draw:text-box>
          </draw:frame>
        </draw:g>
        <draw:frame draw:style-name="gr2" draw:text-style-name="P2" draw:layer="layout" svg:width="0.071cm" svg:height="1.007cm" svg:x="18.916cm" svg:y="9.86cm">
          <draw:text-box>
            <text:p/>
          </draw:text-box>
        </draw:frame>
        <draw:frame draw:style-name="gr15" draw:text-style-name="P2" draw:layer="layout" svg:width="1.45cm" svg:height="0.971cm" svg:x="18.251cm" svg:y="8.818cm">
          <draw:text-box>
            <text:p text:style-name="P3"><text:span text:style-name="T1">寄存器</text:span><text:span text:style-name="T1">堆</text:span></text:p>
          </draw:text-box>
        </draw:frame>
        <draw:frame draw:style-name="gr5" draw:text-style-name="P2" draw:layer="layout" svg:width="1.197cm" svg:height="0.521cm" svg:x="18.152cm" svg:y="12.697cm">
          <draw:text-box>
            <text:p text:style-name="P3"><text:span text:style-name="T2">clk</text:span></text:p>
          </draw:text-box>
        </draw:frame>
        <draw:frame draw:style-name="gr5" draw:text-style-name="P2" draw:layer="layout" svg:width="1.429cm" svg:height="0.521cm" svg:x="18.137cm" svg:y="12.324cm">
          <draw:text-box>
            <text:p text:style-name="P3"><text:span text:style-name="T2">rst</text:span></text:p>
          </draw:text-box>
        </draw:frame>
        <draw:frame draw:style-name="gr5" draw:text-style-name="P2" draw:layer="layout" svg:width="1.313cm" svg:height="0.521cm" svg:x="18.121cm" svg:y="11.924cm">
          <draw:text-box>
            <text:p text:style-name="P3"><text:span text:style-name="T3">wdata</text:span></text:p>
          </draw:text-box>
        </draw:frame>
        <draw:frame draw:style-name="gr5" draw:text-style-name="P2" draw:layer="layout" svg:width="0.973cm" svg:height="0.521cm" svg:x="18.845cm" svg:y="10.707cm">
          <draw:text-box>
            <text:p text:style-name="P4"><text:span text:style-name="T3">rdata1</text:span></text:p>
          </draw:text-box>
        </draw:frame>
        <draw:polygon draw:style-name="gr1" draw:text-style-name="P1" draw:layer="layout" svg:width="1.6cm" svg:height="0.401cm" svg:x="18.152cm" svg:y="11.171cm" svg:viewBox="0 0 1601 402" draw:points="0,402 1601,402 1601,0 0,0">
          <text:p/>
        </draw:polygon>
        <draw:frame draw:style-name="gr2" draw:text-style-name="P2" draw:layer="layout" svg:width="0.282cm" svg:height="1.007cm" svg:x="18.152cm" svg:y="10.868cm">
          <draw:text-box>
            <text:p/>
          </draw:text-box>
        </draw:frame>
        <draw:frame draw:style-name="gr2" draw:text-style-name="P2" draw:layer="layout" svg:width="0.282cm" svg:height="1.007cm" svg:x="20.072cm" svg:y="10.868cm">
          <draw:text-box>
            <text:p/>
          </draw:text-box>
        </draw:frame>
        <draw:g>
          <draw:path draw:style-name="gr3" draw:text-style-name="P2" draw:layer="layout" svg:width="1.6cm" svg:height="0.401cm" svg:x="18.152cm" svg:y="11.171cm" svg:viewBox="0 0 1601 402" svg:d="M1601 402v-402M0 0v402">
            <text:p/>
          </draw:path>
          <draw:frame draw:style-name="gr2" draw:text-style-name="P2" draw:layer="layout" svg:width="0.071cm" svg:height="1.007cm" svg:x="18.916cm" svg:y="10.868cm">
            <draw:text-box>
              <text:p/>
            </draw:text-box>
          </draw:frame>
        </draw:g>
        <draw:frame draw:style-name="gr5" draw:text-style-name="P2" draw:layer="layout" svg:width="0.87cm" svg:height="0.521cm" svg:x="18.951cm" svg:y="11.134cm">
          <draw:text-box>
            <text:p text:style-name="P4"><text:span text:style-name="T3">rdata2</text:span></text:p>
          </draw:text-box>
        </draw:frame>
        <draw:frame draw:style-name="gr5" draw:text-style-name="P2" draw:layer="layout" svg:width="0.913cm" svg:height="0.521cm" svg:x="18.102cm" svg:y="11.118cm">
          <draw:text-box>
            <text:p text:style-name="P3"><text:span text:style-name="T3">waddr</text:span></text:p>
          </draw:text-box>
        </draw:frame>
        <draw:frame draw:style-name="gr5" draw:text-style-name="P2" draw:layer="layout" svg:width="1.313cm" svg:height="0.521cm" svg:x="18.139cm" svg:y="9.488cm">
          <draw:text-box>
            <text:p text:style-name="P3"><text:span text:style-name="T3">re1</text:span></text:p>
          </draw:text-box>
        </draw:frame>
        <draw:frame draw:style-name="gr5" draw:text-style-name="P2" draw:layer="layout" svg:width="1.513cm" svg:height="0.521cm" svg:x="18.139cm" svg:y="9.851cm">
          <draw:text-box>
            <text:p text:style-name="P3"><text:span text:style-name="T3">raddr1</text:span></text:p>
          </draw:text-box>
        </draw:frame>
        <draw:frame draw:style-name="gr4" draw:text-style-name="P2" draw:layer="layout" svg:width="1.25cm" svg:height="0.596cm" svg:x="18.352cm" svg:y="13.087cm">
          <draw:text-box>
            <text:p text:style-name="P3"><text:span text:style-name="T4">regfile.v</text:span></text:p>
          </draw:text-box>
        </draw:frame>
        <draw:frame draw:style-name="gr5" draw:text-style-name="P2" draw:layer="layout" svg:width="1.313cm" svg:height="0.521cm" svg:x="18.139cm" svg:y="10.301cm">
          <draw:text-box>
            <text:p text:style-name="P3"><text:span text:style-name="T3">re2</text:span></text:p>
          </draw:text-box>
        </draw:frame>
        <draw:frame draw:style-name="gr5" draw:text-style-name="P2" draw:layer="layout" svg:width="1.513cm" svg:height="0.521cm" svg:x="18.139cm" svg:y="10.701cm">
          <draw:text-box>
            <text:p text:style-name="P3"><text:span text:style-name="T3">raddr2</text:span></text:p>
          </draw:text-box>
        </draw:frame>
        <draw:frame draw:style-name="gr5" draw:text-style-name="P2" draw:layer="layout" svg:width="0.913cm" svg:height="0.521cm" svg:x="18.158cm" svg:y="11.518cm">
          <draw:text-box>
            <text:p text:style-name="P3"><text:span text:style-name="T3">we</text:span></text:p>
          </draw:text-box>
        </draw:frame>
        <draw:polyline draw:style-name="gr9" draw:text-style-name="P2" draw:layer="layout" svg:width="7.66cm" svg:height="2.846cm" svg:x="12.865cm" svg:y="10.979cm" svg:viewBox="0 0 7661 2847" draw:points="6887,0 7661,0 7661,2847 0,2847 0,798 465,798">
          <text:p/>
        </draw:polyline>
        <draw:polyline draw:style-name="gr9" draw:text-style-name="P2" draw:layer="layout" svg:width="7.28cm" svg:height="2.079cm" svg:x="13.015cm" svg:y="11.371cm" svg:viewBox="0 0 7281 2080" draw:points="6737,0 7281,0 7281,2080 0,2080 0,816 315,816">
          <text:p/>
        </draw:polyline>
        <draw:polyline draw:style-name="gr16" draw:text-style-name="P2" draw:layer="layout" svg:width="4.729cm" svg:height="0.003cm" svg:x="16.429cm" svg:y="4.916cm" svg:viewBox="0 0 4730 4" draw:points="0,0 375,0 375,4 4730,4">
          <text:p/>
        </draw:polyline>
        <draw:polyline draw:style-name="gr16" draw:text-style-name="P2" draw:layer="layout" svg:width="4.729cm" svg:height="0.003cm" svg:x="16.429cm" svg:y="5.327cm" svg:viewBox="0 0 4730 4" draw:points="0,0 375,0 375,4 4730,4">
          <text:p/>
        </draw:polyline>
        <draw:polyline draw:style-name="gr16" draw:text-style-name="P2" draw:layer="layout" svg:width="4.729cm" svg:height="0.003cm" svg:x="16.429cm" svg:y="5.737cm" svg:viewBox="0 0 4730 4" draw:points="0,0 375,0 375,4 4730,4">
          <text:p/>
        </draw:polyline>
        <draw:polyline draw:style-name="gr16" draw:text-style-name="P2" draw:layer="layout" svg:width="4.729cm" svg:height="0.003cm" svg:x="16.429cm" svg:y="6.148cm" svg:viewBox="0 0 4730 4" draw:points="0,0 375,0 375,4 4730,4">
          <text:p/>
        </draw:polyline>
        <draw:polyline draw:style-name="gr16" draw:text-style-name="P2" draw:layer="layout" svg:width="4.729cm" svg:height="0.003cm" svg:x="16.429cm" svg:y="6.558cm" svg:viewBox="0 0 4730 4" draw:points="0,0 375,0 375,4 4730,4">
          <text:p/>
        </draw:polyline>
        <draw:polyline draw:style-name="gr16" draw:text-style-name="P2" draw:layer="layout" svg:width="4.729cm" svg:height="0.003cm" svg:x="16.429cm" svg:y="6.969cm" svg:viewBox="0 0 4730 4" draw:points="0,0 375,0 375,4 4730,4">
          <text:p/>
        </draw:polyline>
        <draw:polyline draw:style-name="gr17" draw:text-style-name="P2" draw:layer="layout" svg:width="49.939cm" svg:height="20.879cm" svg:x="16.429cm" svg:y="5.999cm" svg:viewBox="0 0 49940 20880" draw:points="0,5366 625,5366 625,20880 49487,20880 49487,0 49940,0">
          <text:p/>
        </draw:polyline>
        <draw:polyline draw:style-name="gr16" draw:text-style-name="P2" draw:layer="layout" svg:width="6.088cm" svg:height="0.001cm" svg:x="24.257cm" svg:y="4.097cm" svg:viewBox="0 0 6089 2" draw:points="0,2 375,2 375,0 6089,0">
          <text:p/>
        </draw:polyline>
        <draw:polyline draw:style-name="gr16" draw:text-style-name="P2" draw:layer="layout" svg:width="6.088cm" svg:height="0.001cm" svg:x="24.257cm" svg:y="4.507cm" svg:viewBox="0 0 6089 2" draw:points="0,2 375,2 375,0 6089,0">
          <text:p/>
        </draw:polyline>
        <draw:polyline draw:style-name="gr16" draw:text-style-name="P2" draw:layer="layout" svg:width="6.088cm" svg:height="0.001cm" svg:x="24.257cm" svg:y="4.918cm" svg:viewBox="0 0 6089 2" draw:points="0,2 375,2 375,0 6089,0">
          <text:p/>
        </draw:polyline>
        <draw:polyline draw:style-name="gr16" draw:text-style-name="P2" draw:layer="layout" svg:width="6.088cm" svg:height="0.001cm" svg:x="24.257cm" svg:y="5.328cm" svg:viewBox="0 0 6089 2" draw:points="0,2 375,2 375,0 6089,0">
          <text:p/>
        </draw:polyline>
        <draw:polyline draw:style-name="gr16" draw:text-style-name="P2" draw:layer="layout" svg:width="6.088cm" svg:height="0.001cm" svg:x="24.257cm" svg:y="5.739cm" svg:viewBox="0 0 6089 2" draw:points="0,2 375,2 375,0 6089,0">
          <text:p/>
        </draw:polyline>
        <draw:polyline draw:style-name="gr16" draw:text-style-name="P2" draw:layer="layout" svg:width="6.088cm" svg:height="0.001cm" svg:x="24.257cm" svg:y="6.149cm" svg:viewBox="0 0 6089 2" draw:points="0,2 375,2 375,0 6089,0">
          <text:p/>
        </draw:polyline>
        <draw:polygon draw:style-name="gr1" draw:text-style-name="P1" draw:layer="layout" svg:width="3.099cm" svg:height="1.642cm" svg:x="13.33cm" svg:y="9.129cm" svg:viewBox="0 0 3100 1643" draw:points="0,1643 3100,1643 3100,0 0,0">
          <text:p/>
        </draw:polygon>
        <draw:frame draw:style-name="gr2" draw:text-style-name="P2" draw:layer="layout" svg:width="0.423cm" svg:height="1.007cm" svg:x="13.33cm" svg:y="9.447cm">
          <draw:text-box>
            <text:p/>
          </draw:text-box>
        </draw:frame>
        <draw:frame draw:style-name="gr2" draw:text-style-name="P2" draw:layer="layout" svg:width="0.423cm" svg:height="1.007cm" svg:x="17.049cm" svg:y="9.447cm">
          <draw:text-box>
            <text:p/>
          </draw:text-box>
        </draw:frame>
        <draw:g>
          <draw:path draw:style-name="gr3" draw:text-style-name="P2" draw:layer="layout" svg:width="3.099cm" svg:height="1.642cm" svg:x="13.33cm" svg:y="9.129cm" svg:viewBox="0 0 3100 1643" svg:d="M3100 1643v-1643M0 0v1643">
            <text:p/>
          </draw:path>
          <draw:frame draw:style-name="gr2" draw:text-style-name="P2" draw:layer="layout" svg:width="0.071cm" svg:height="1.007cm" svg:x="14.845cm" svg:y="9.447cm">
            <draw:text-box>
              <text:p/>
            </draw:text-box>
          </draw:frame>
        </draw:g>
        <draw:frame draw:style-name="gr2" draw:text-style-name="P2" draw:layer="layout" svg:width="0.071cm" svg:height="1.007cm" svg:x="14.845cm" svg:y="9.447cm">
          <draw:text-box>
            <text:p/>
          </draw:text-box>
        </draw:frame>
        <draw:polygon draw:style-name="gr1" draw:text-style-name="P1" draw:layer="layout" svg:width="3.099cm" svg:height="1.642cm" svg:x="13.33cm" svg:y="10.75cm" svg:viewBox="0 0 3100 1643" draw:points="3100,0 0,0 0,1643 3100,1643">
          <text:p/>
        </draw:polygon>
        <draw:frame draw:style-name="gr2" draw:text-style-name="P2" draw:layer="layout" svg:width="0.423cm" svg:height="1.007cm" draw:transform="rotate (-3.14159265358979) translate (16.429cm 12.075cm)">
          <draw:text-box>
            <text:p/>
          </draw:text-box>
        </draw:frame>
        <draw:frame draw:style-name="gr2" draw:text-style-name="P2" draw:layer="layout" svg:width="0.423cm" svg:height="1.007cm" draw:transform="rotate (-3.14159265358979) translate (12.71cm 12.075cm)">
          <draw:text-box>
            <text:p/>
          </draw:text-box>
        </draw:frame>
        <draw:g>
          <draw:path draw:style-name="gr3" draw:text-style-name="P2" draw:layer="layout" svg:width="3.099cm" svg:height="1.642cm" svg:x="13.33cm" svg:y="10.75cm" svg:viewBox="0 0 3100 1643" svg:d="M0 0v1643M3100 1643h-3100M3100 1643v-1643">
            <text:p/>
          </draw:path>
          <draw:frame draw:style-name="gr2" draw:text-style-name="P2" draw:layer="layout" svg:width="0.071cm" svg:height="1.007cm" draw:transform="rotate (-3.14159265358979) translate (14.915cm 12.075cm)">
            <draw:text-box>
              <text:p/>
            </draw:text-box>
          </draw:frame>
        </draw:g>
        <draw:frame draw:style-name="gr2" draw:text-style-name="P2" draw:layer="layout" svg:width="0.071cm" svg:height="1.007cm" draw:transform="rotate (-3.14159265358979) translate (14.915cm 12.075cm)">
          <draw:text-box>
            <text:p/>
          </draw:text-box>
        </draw:frame>
        <draw:polygon draw:style-name="gr1" draw:text-style-name="P1" draw:layer="layout" svg:width="3.1cm" svg:height="0.341cm" svg:x="13.329cm" svg:y="7.998cm" svg:viewBox="0 0 3101 342" draw:points="0,342 3101,342 3101,0 0,0">
          <text:p/>
        </draw:polygon>
        <draw:frame draw:style-name="gr2" draw:text-style-name="P2" draw:layer="layout" svg:width="0.282cm" svg:height="1.007cm" svg:x="13.329cm" svg:y="7.666cm">
          <draw:text-box>
            <text:p/>
          </draw:text-box>
        </draw:frame>
        <draw:frame draw:style-name="gr2" draw:text-style-name="P2" draw:layer="layout" svg:width="0.282cm" svg:height="1.007cm" svg:x="17.049cm" svg:y="7.666cm">
          <draw:text-box>
            <text:p/>
          </draw:text-box>
        </draw:frame>
        <draw:g>
          <draw:path draw:style-name="gr3" draw:text-style-name="P2" draw:layer="layout" svg:width="3.1cm" svg:height="0.341cm" svg:x="13.329cm" svg:y="7.998cm" svg:viewBox="0 0 3101 342" svg:d="M3101 342v-342M0 0v342">
            <text:p/>
          </draw:path>
          <draw:frame draw:style-name="gr2" draw:text-style-name="P2" draw:layer="layout" svg:width="0.071cm" svg:height="1.007cm" svg:x="14.844cm" svg:y="7.666cm">
            <draw:text-box>
              <text:p/>
            </draw:text-box>
          </draw:frame>
        </draw:g>
        <draw:polygon draw:style-name="gr1" draw:text-style-name="P1" draw:layer="layout" svg:width="3.1cm" svg:height="0.432cm" svg:x="13.329cm" svg:y="8.34cm" svg:viewBox="0 0 3101 433" draw:points="0,433 3101,433 3101,0 0,0">
          <text:p/>
        </draw:polygon>
        <draw:frame draw:style-name="gr2" draw:text-style-name="P2" draw:layer="layout" svg:width="0.282cm" svg:height="1.007cm" svg:x="13.329cm" svg:y="8.052cm">
          <draw:text-box>
            <text:p/>
          </draw:text-box>
        </draw:frame>
        <draw:frame draw:style-name="gr2" draw:text-style-name="P2" draw:layer="layout" svg:width="0.282cm" svg:height="1.007cm" svg:x="17.049cm" svg:y="8.052cm">
          <draw:text-box>
            <text:p/>
          </draw:text-box>
        </draw:frame>
        <draw:g>
          <draw:path draw:style-name="gr3" draw:text-style-name="P2" draw:layer="layout" svg:width="3.1cm" svg:height="0.432cm" svg:x="13.329cm" svg:y="8.34cm" svg:viewBox="0 0 3101 433" svg:d="M3101 433v-433M0 0v433">
            <text:p/>
          </draw:path>
          <draw:frame draw:style-name="gr2" draw:text-style-name="P2" draw:layer="layout" svg:width="0.071cm" svg:height="1.007cm" svg:x="14.844cm" svg:y="8.052cm">
            <draw:text-box>
              <text:p/>
            </draw:text-box>
          </draw:frame>
        </draw:g>
        <draw:polygon draw:style-name="gr1" draw:text-style-name="P1" draw:layer="layout" svg:width="3.099cm" svg:height="1.642cm" svg:x="13.33cm" svg:y="4.711cm" svg:viewBox="0 0 3100 1643" draw:points="0,1643 3100,1643 3100,0 0,0">
          <text:p/>
        </draw:polygon>
        <draw:frame draw:style-name="gr2" draw:text-style-name="P2" draw:layer="layout" svg:width="0.423cm" svg:height="1.007cm" svg:x="13.33cm" svg:y="5.029cm">
          <draw:text-box>
            <text:p/>
          </draw:text-box>
        </draw:frame>
        <draw:frame draw:style-name="gr2" draw:text-style-name="P2" draw:layer="layout" svg:width="0.423cm" svg:height="1.007cm" svg:x="17.049cm" svg:y="5.029cm">
          <draw:text-box>
            <text:p/>
          </draw:text-box>
        </draw:frame>
        <draw:g>
          <draw:path draw:style-name="gr3" draw:text-style-name="P2" draw:layer="layout" svg:width="3.099cm" svg:height="1.642cm" svg:x="13.33cm" svg:y="4.711cm" svg:viewBox="0 0 3100 1643" svg:d="M3100 1643v-1643M0 0h3100M0 0v1643">
            <text:p/>
          </draw:path>
          <draw:frame draw:style-name="gr2" draw:text-style-name="P2" draw:layer="layout" svg:width="0.071cm" svg:height="1.007cm" svg:x="14.844cm" svg:y="5.029cm">
            <draw:text-box>
              <text:p/>
            </draw:text-box>
          </draw:frame>
        </draw:g>
        <draw:frame draw:style-name="gr2" draw:text-style-name="P2" draw:layer="layout" svg:width="0.071cm" svg:height="1.007cm" svg:x="14.844cm" svg:y="5.029cm">
          <draw:text-box>
            <text:p/>
          </draw:text-box>
        </draw:frame>
        <draw:polygon draw:style-name="gr1" draw:text-style-name="P1" draw:layer="layout" svg:width="3.099cm" svg:height="1.642cm" svg:x="13.33cm" svg:y="6.353cm" svg:viewBox="0 0 3100 1643" draw:points="0,1643 3100,1643 3100,0 0,0">
          <text:p/>
        </draw:polygon>
        <draw:frame draw:style-name="gr2" draw:text-style-name="P2" draw:layer="layout" svg:width="0.423cm" svg:height="1.007cm" svg:x="13.33cm" svg:y="6.671cm">
          <draw:text-box>
            <text:p/>
          </draw:text-box>
        </draw:frame>
        <draw:frame draw:style-name="gr2" draw:text-style-name="P2" draw:layer="layout" svg:width="0.423cm" svg:height="1.007cm" svg:x="17.049cm" svg:y="6.671cm">
          <draw:text-box>
            <text:p/>
          </draw:text-box>
        </draw:frame>
        <draw:g>
          <draw:path draw:style-name="gr3" draw:text-style-name="P2" draw:layer="layout" svg:width="3.099cm" svg:height="1.642cm" svg:x="13.33cm" svg:y="6.353cm" svg:viewBox="0 0 3100 1643" svg:d="M3100 1643v-1643M0 0v1643">
            <text:p/>
          </draw:path>
          <draw:frame draw:style-name="gr2" draw:text-style-name="P2" draw:layer="layout" svg:width="0.071cm" svg:height="1.007cm" svg:x="14.844cm" svg:y="6.671cm">
            <draw:text-box>
              <text:p/>
            </draw:text-box>
          </draw:frame>
        </draw:g>
        <draw:frame draw:style-name="gr2" draw:text-style-name="P2" draw:layer="layout" svg:width="0.071cm" svg:height="1.007cm" svg:x="14.844cm" svg:y="6.671cm">
          <draw:text-box>
            <text:p/>
          </draw:text-box>
        </draw:frame>
        <draw:frame draw:style-name="gr4" draw:text-style-name="P2" draw:layer="layout" svg:width="1.1cm" svg:height="0.596cm" svg:x="14.465cm" svg:y="3.442cm">
          <draw:text-box>
            <text:p text:style-name="P3"><text:span text:style-name="T1">ID</text:span></text:p>
          </draw:text-box>
        </draw:frame>
        <draw:frame draw:style-name="gr5" draw:text-style-name="P2" draw:layer="layout" svg:width="1.429cm" svg:height="0.521cm" svg:x="13.315cm" svg:y="10.724cm">
          <draw:text-box>
            <text:p text:style-name="P3"><text:span text:style-name="T2">rst</text:span></text:p>
          </draw:text-box>
        </draw:frame>
        <draw:frame draw:style-name="gr5" draw:text-style-name="P2" draw:layer="layout" svg:width="1.313cm" svg:height="0.521cm" svg:x="13.329cm" svg:y="5.478cm">
          <draw:text-box>
            <text:p text:style-name="P3"><text:span text:style-name="T3">ex_aluop_i</text:span></text:p>
          </draw:text-box>
        </draw:frame>
        <draw:frame draw:style-name="gr5" draw:text-style-name="P2" draw:layer="layout" svg:width="0.913cm" svg:height="0.521cm" svg:x="13.316cm" svg:y="4.654cm">
          <draw:text-box>
            <text:p text:style-name="P3"><text:span text:style-name="T3">pc_i</text:span></text:p>
          </draw:text-box>
        </draw:frame>
        <draw:frame draw:style-name="gr5" draw:text-style-name="P2" draw:layer="layout" svg:width="1.182cm" svg:height="0.521cm" svg:x="15.305cm" svg:y="5.068cm">
          <draw:text-box>
            <text:p text:style-name="P4"><text:span text:style-name="T3">alusel_o</text:span></text:p>
          </draw:text-box>
        </draw:frame>
        <draw:frame draw:style-name="gr5" draw:text-style-name="P2" draw:layer="layout" svg:width="1.115cm" svg:height="0.521cm" svg:x="15.361cm" svg:y="6.721cm">
          <draw:text-box>
            <text:p text:style-name="P4"><text:span text:style-name="T3">wreg_o</text:span></text:p>
          </draw:text-box>
        </draw:frame>
        <draw:frame draw:style-name="gr5" draw:text-style-name="P2" draw:layer="layout" svg:width="1.121cm" svg:height="0.521cm" svg:x="15.355cm" svg:y="4.679cm">
          <draw:text-box>
            <text:p text:style-name="P4"><text:span text:style-name="T3">aluop_o</text:span></text:p>
          </draw:text-box>
        </draw:frame>
        <draw:frame draw:style-name="gr5" draw:text-style-name="P2" draw:layer="layout" svg:width="1.176cm" svg:height="0.521cm" svg:x="15.27cm" svg:y="5.447cm">
          <draw:text-box>
            <text:p text:style-name="P4"><text:span text:style-name="T3">reg1_o</text:span></text:p>
          </draw:text-box>
        </draw:frame>
        <draw:frame draw:style-name="gr5" draw:text-style-name="P2" draw:layer="layout" svg:width="0.973cm" svg:height="0.521cm" svg:x="15.493cm" svg:y="5.875cm">
          <draw:text-box>
            <text:p text:style-name="P4"><text:span text:style-name="T3">reg2_o</text:span></text:p>
          </draw:text-box>
        </draw:frame>
        <draw:frame draw:style-name="gr5" draw:text-style-name="P2" draw:layer="layout" svg:width="1.54cm" svg:height="0.521cm" svg:x="14.946cm" svg:y="6.263cm">
          <draw:text-box>
            <text:p text:style-name="P4"><text:span text:style-name="T3">wd_o</text:span></text:p>
          </draw:text-box>
        </draw:frame>
        <draw:frame draw:style-name="gr5" draw:text-style-name="P2" draw:layer="layout" svg:width="1.115cm" svg:height="0.521cm" svg:x="15.3cm" svg:y="11.079cm">
          <draw:text-box>
            <text:p text:style-name="P4"><text:span text:style-name="T3">stallreq</text:span></text:p>
          </draw:text-box>
        </draw:frame>
        <draw:polygon draw:style-name="gr1" draw:text-style-name="P1" draw:layer="layout" svg:width="3.1cm" svg:height="0.401cm" svg:x="13.329cm" svg:y="8.772cm" svg:viewBox="0 0 3101 402" draw:points="0,402 3101,402 3101,0 0,0">
          <text:p/>
        </draw:polygon>
        <draw:frame draw:style-name="gr2" draw:text-style-name="P2" draw:layer="layout" svg:width="0.282cm" svg:height="1.007cm" svg:x="13.329cm" svg:y="8.469cm">
          <draw:text-box>
            <text:p/>
          </draw:text-box>
        </draw:frame>
        <draw:frame draw:style-name="gr2" draw:text-style-name="P2" draw:layer="layout" svg:width="0.282cm" svg:height="1.007cm" svg:x="17.049cm" svg:y="8.469cm">
          <draw:text-box>
            <text:p/>
          </draw:text-box>
        </draw:frame>
        <draw:g>
          <draw:path draw:style-name="gr3" draw:text-style-name="P2" draw:layer="layout" svg:width="3.1cm" svg:height="0.401cm" svg:x="13.329cm" svg:y="8.772cm" svg:viewBox="0 0 3101 402" svg:d="M3101 402v-402M0 0v402">
            <text:p/>
          </draw:path>
          <draw:frame draw:style-name="gr2" draw:text-style-name="P2" draw:layer="layout" svg:width="0.071cm" svg:height="1.007cm" svg:x="14.844cm" svg:y="8.469cm">
            <draw:text-box>
              <text:p/>
            </draw:text-box>
          </draw:frame>
        </draw:g>
        <draw:frame draw:style-name="gr5" draw:text-style-name="P2" draw:layer="layout" svg:width="0.913cm" svg:height="0.521cm" svg:x="13.316cm" svg:y="5.067cm">
          <draw:text-box>
            <text:p text:style-name="P3"><text:span text:style-name="T3">inst_i</text:span></text:p>
          </draw:text-box>
        </draw:frame>
        <draw:frame draw:style-name="gr5" draw:text-style-name="P2" draw:layer="layout" svg:width="1.313cm" svg:height="0.521cm" svg:x="13.317cm" svg:y="5.861cm">
          <draw:text-box>
            <text:p text:style-name="P3"><text:span text:style-name="T3">ex_wreg_i</text:span></text:p>
          </draw:text-box>
        </draw:frame>
        <draw:frame draw:style-name="gr5" draw:text-style-name="P2" draw:layer="layout" svg:width="1.313cm" svg:height="0.521cm" svg:x="13.315cm" svg:y="6.679cm">
          <draw:text-box>
            <text:p text:style-name="P3"><text:span text:style-name="T3">ex_wdata_i</text:span></text:p>
          </draw:text-box>
        </draw:frame>
        <draw:frame draw:style-name="gr5" draw:text-style-name="P2" draw:layer="layout" svg:width="1.313cm" svg:height="0.521cm" svg:x="13.302cm" svg:y="6.279cm">
          <draw:text-box>
            <text:p text:style-name="P3"><text:span text:style-name="T3">ex_wd_i</text:span></text:p>
          </draw:text-box>
        </draw:frame>
        <draw:frame draw:style-name="gr5" draw:text-style-name="P2" draw:layer="layout" svg:width="1.513cm" svg:height="0.521cm" svg:x="13.317cm" svg:y="7.518cm">
          <draw:text-box>
            <text:p text:style-name="P3"><text:span text:style-name="T3">mem_wreg</text:span><text:span text:style-name="T3">_i</text:span></text:p>
          </draw:text-box>
        </draw:frame>
        <draw:frame draw:style-name="gr5" draw:text-style-name="P2" draw:layer="layout" svg:width="1.513cm" svg:height="0.521cm" svg:x="13.317cm" svg:y="7.882cm">
          <draw:text-box>
            <text:p text:style-name="P3"><text:span text:style-name="T3">mem_wdata</text:span><text:span text:style-name="T3">_i</text:span></text:p>
          </draw:text-box>
        </draw:frame>
        <draw:frame draw:style-name="gr5" draw:text-style-name="P2" draw:layer="layout" svg:width="1.513cm" svg:height="0.521cm" svg:x="13.302cm" svg:y="7.118cm">
          <draw:text-box>
            <text:p text:style-name="P3"><text:span text:style-name="T3">mem_wd_i</text:span></text:p>
          </draw:text-box>
        </draw:frame>
        <draw:frame draw:style-name="gr4" draw:text-style-name="P2" draw:layer="layout" svg:width="0.75cm" svg:height="0.596cm" svg:x="14.48cm" svg:y="12.31cm">
          <draw:text-box>
            <text:p text:style-name="P3"><text:span text:style-name="T4">id.v</text:span></text:p>
          </draw:text-box>
        </draw:frame>
        <draw:frame draw:style-name="gr5" draw:text-style-name="P2" draw:layer="layout" svg:width="1.3cm" svg:height="0.521cm" svg:x="13.329cm" svg:y="11.511cm">
          <draw:text-box>
            <text:p text:style-name="P3"><text:span text:style-name="T3">reg1_data_i</text:span></text:p>
          </draw:text-box>
        </draw:frame>
        <draw:frame draw:style-name="gr5" draw:text-style-name="P2" draw:layer="layout" svg:width="1.3cm" svg:height="0.521cm" svg:x="13.329cm" svg:y="11.911cm">
          <draw:text-box>
            <text:p text:style-name="P3"><text:span text:style-name="T3">reg2_data_i</text:span></text:p>
          </draw:text-box>
        </draw:frame>
        <draw:frame draw:style-name="gr5" draw:text-style-name="P2" draw:layer="layout" svg:width="1.4cm" svg:height="0.521cm" svg:x="15.029cm" svg:y="9.506cm">
          <draw:text-box>
            <text:p text:style-name="P4"><text:span text:style-name="T3">reg1_read_</text:span><text:span text:style-name="T3">o</text:span></text:p>
          </draw:text-box>
        </draw:frame>
        <draw:frame draw:style-name="gr5" draw:text-style-name="P2" draw:layer="layout" svg:width="1.4cm" svg:height="0.521cm" svg:x="15.015cm" svg:y="10.306cm">
          <draw:text-box>
            <text:p text:style-name="P4"><text:span text:style-name="T3">reg2_read_</text:span><text:span text:style-name="T3">o</text:span></text:p>
          </draw:text-box>
        </draw:frame>
        <draw:frame draw:style-name="gr5" draw:text-style-name="P2" draw:layer="layout" svg:width="1.4cm" svg:height="0.521cm" svg:x="15.015cm" svg:y="9.901cm">
          <draw:text-box>
            <text:p text:style-name="P4"><text:span text:style-name="T3">reg1_addr_</text:span><text:span text:style-name="T3">o</text:span></text:p>
          </draw:text-box>
        </draw:frame>
        <draw:frame draw:style-name="gr5" draw:text-style-name="P2" draw:layer="layout" svg:width="1.4cm" svg:height="0.521cm" svg:x="15.029cm" svg:y="10.706cm">
          <draw:text-box>
            <text:p text:style-name="P4"><text:span text:style-name="T3">reg2_addr_</text:span><text:span text:style-name="T3">o</text:span></text:p>
          </draw:text-box>
        </draw:frame>
        <draw:polygon draw:style-name="gr1" draw:text-style-name="P1" draw:layer="layout" svg:width="3.099cm" svg:height="0.842cm" svg:x="13.331cm" svg:y="3.897cm" svg:viewBox="0 0 3100 843" draw:points="0,843 3100,843 3100,0 0,0">
          <text:p/>
        </draw:polygon>
        <draw:frame draw:style-name="gr2" draw:text-style-name="P2" draw:layer="layout" svg:width="0.423cm" svg:height="1.007cm" svg:x="13.331cm" svg:y="3.815cm">
          <draw:text-box>
            <text:p/>
          </draw:text-box>
        </draw:frame>
        <draw:frame draw:style-name="gr2" draw:text-style-name="P2" draw:layer="layout" svg:width="0.423cm" svg:height="1.007cm" svg:x="17.05cm" svg:y="3.815cm">
          <draw:text-box>
            <text:p/>
          </draw:text-box>
        </draw:frame>
        <draw:g>
          <draw:path draw:style-name="gr3" draw:text-style-name="P2" draw:layer="layout" svg:width="3.099cm" svg:height="0.842cm" svg:x="13.331cm" svg:y="3.897cm" svg:viewBox="0 0 3100 843" svg:d="M3100 843v-843M0 0h3100M0 0v843">
            <text:p/>
          </draw:path>
          <draw:frame draw:style-name="gr2" draw:text-style-name="P2" draw:layer="layout" svg:width="0.071cm" svg:height="1.007cm" svg:x="14.845cm" svg:y="3.815cm">
            <draw:text-box>
              <text:p/>
            </draw:text-box>
          </draw:frame>
        </draw:g>
        <draw:frame draw:style-name="gr2" draw:text-style-name="P2" draw:layer="layout" svg:width="0.071cm" svg:height="1.007cm" svg:x="14.845cm" svg:y="3.815cm">
          <draw:text-box>
            <text:p/>
          </draw:text-box>
        </draw:frame>
        <draw:polygon draw:style-name="gr1" draw:text-style-name="P1" draw:layer="layout" svg:width="3.099cm" svg:height="1.642cm" svg:x="30.345cm" svg:y="14.083cm" svg:viewBox="0 0 3100 1643" draw:points="0,1643 3100,1643 3100,0 0,0">
          <text:p/>
        </draw:polygon>
        <draw:frame draw:style-name="gr2" draw:text-style-name="P2" draw:layer="layout" svg:width="0.423cm" svg:height="1.007cm" svg:x="30.345cm" svg:y="14.401cm">
          <draw:text-box>
            <text:p/>
          </draw:text-box>
        </draw:frame>
        <draw:frame draw:style-name="gr2" draw:text-style-name="P2" draw:layer="layout" svg:width="0.423cm" svg:height="1.007cm" svg:x="34.064cm" svg:y="14.401cm">
          <draw:text-box>
            <text:p/>
          </draw:text-box>
        </draw:frame>
        <draw:g>
          <draw:path draw:style-name="gr3" draw:text-style-name="P2" draw:layer="layout" svg:width="3.099cm" svg:height="1.642cm" svg:x="30.345cm" svg:y="14.083cm" svg:viewBox="0 0 3100 1643" svg:d="M3100 1643v-1643M0 0v1643">
            <text:p/>
          </draw:path>
          <draw:frame draw:style-name="gr2" draw:text-style-name="P2" draw:layer="layout" svg:width="0.071cm" svg:height="1.007cm" svg:x="31.859cm" svg:y="14.401cm">
            <draw:text-box>
              <text:p/>
            </draw:text-box>
          </draw:frame>
        </draw:g>
        <draw:frame draw:style-name="gr2" draw:text-style-name="P2" draw:layer="layout" svg:width="0.071cm" svg:height="1.007cm" svg:x="31.859cm" svg:y="14.401cm">
          <draw:text-box>
            <text:p/>
          </draw:text-box>
        </draw:frame>
        <draw:polygon draw:style-name="gr1" draw:text-style-name="P1" draw:layer="layout" svg:width="3.099cm" svg:height="1.642cm" svg:x="30.345cm" svg:y="15.688cm" svg:viewBox="0 0 3100 1643" draw:points="3100,0 0,0 0,1643 3100,1643">
          <text:p/>
        </draw:polygon>
        <draw:frame draw:style-name="gr2" draw:text-style-name="P2" draw:layer="layout" svg:width="0.423cm" svg:height="1.007cm" draw:transform="rotate (-3.14159265358979) translate (33.445cm 17.013cm)">
          <draw:text-box>
            <text:p/>
          </draw:text-box>
        </draw:frame>
        <draw:frame draw:style-name="gr2" draw:text-style-name="P2" draw:layer="layout" svg:width="0.423cm" svg:height="1.007cm" draw:transform="rotate (-3.14159265358979) translate (29.726cm 17.013cm)">
          <draw:text-box>
            <text:p/>
          </draw:text-box>
        </draw:frame>
        <draw:g>
          <draw:path draw:style-name="gr3" draw:text-style-name="P2" draw:layer="layout" svg:width="3.099cm" svg:height="1.642cm" svg:x="30.345cm" svg:y="15.688cm" svg:viewBox="0 0 3100 1643" svg:d="M0 0v1643M3100 1643h-3100M3100 1643v-1643">
            <text:p/>
          </draw:path>
          <draw:frame draw:style-name="gr2" draw:text-style-name="P2" draw:layer="layout" svg:width="0.071cm" svg:height="1.007cm" draw:transform="rotate (-3.14159265358979) translate (31.93cm 17.013cm)">
            <draw:text-box>
              <text:p/>
            </draw:text-box>
          </draw:frame>
        </draw:g>
        <draw:frame draw:style-name="gr2" draw:text-style-name="P2" draw:layer="layout" svg:width="0.071cm" svg:height="1.007cm" draw:transform="rotate (-3.14159265358979) translate (31.93cm 17.013cm)">
          <draw:text-box>
            <text:p/>
          </draw:text-box>
        </draw:frame>
        <draw:polygon draw:style-name="gr1" draw:text-style-name="P1" draw:layer="layout" svg:width="3.099cm" svg:height="1.642cm" svg:x="30.346cm" svg:y="12.442cm" svg:viewBox="0 0 3100 1643" draw:points="0,1643 3100,1643 3100,0 0,0">
          <text:p/>
        </draw:polygon>
        <draw:frame draw:style-name="gr2" draw:text-style-name="P2" draw:layer="layout" svg:width="0.423cm" svg:height="1.007cm" svg:x="30.346cm" svg:y="12.76cm">
          <draw:text-box>
            <text:p/>
          </draw:text-box>
        </draw:frame>
        <draw:frame draw:style-name="gr2" draw:text-style-name="P2" draw:layer="layout" svg:width="0.423cm" svg:height="1.007cm" svg:x="34.065cm" svg:y="12.76cm">
          <draw:text-box>
            <text:p/>
          </draw:text-box>
        </draw:frame>
        <draw:g>
          <draw:path draw:style-name="gr3" draw:text-style-name="P2" draw:layer="layout" svg:width="3.099cm" svg:height="1.642cm" svg:x="30.346cm" svg:y="12.442cm" svg:viewBox="0 0 3100 1643" svg:d="M3100 1643v-1643M0 0v1643">
            <text:p/>
          </draw:path>
          <draw:frame draw:style-name="gr2" draw:text-style-name="P2" draw:layer="layout" svg:width="0.071cm" svg:height="1.007cm" svg:x="31.86cm" svg:y="12.76cm">
            <draw:text-box>
              <text:p/>
            </draw:text-box>
          </draw:frame>
        </draw:g>
        <draw:frame draw:style-name="gr2" draw:text-style-name="P2" draw:layer="layout" svg:width="0.071cm" svg:height="1.007cm" svg:x="31.86cm" svg:y="12.76cm">
          <draw:text-box>
            <text:p/>
          </draw:text-box>
        </draw:frame>
        <draw:polygon draw:style-name="gr1" draw:text-style-name="P1" draw:layer="layout" svg:width="3.099cm" svg:height="1.642cm" svg:x="30.346cm" svg:y="10.798cm" svg:viewBox="0 0 3100 1643" draw:points="0,1643 3100,1643 3100,0 0,0">
          <text:p/>
        </draw:polygon>
        <draw:frame draw:style-name="gr2" draw:text-style-name="P2" draw:layer="layout" svg:width="0.423cm" svg:height="1.007cm" svg:x="30.346cm" svg:y="11.116cm">
          <draw:text-box>
            <text:p/>
          </draw:text-box>
        </draw:frame>
        <draw:frame draw:style-name="gr2" draw:text-style-name="P2" draw:layer="layout" svg:width="0.423cm" svg:height="1.007cm" svg:x="34.065cm" svg:y="11.116cm">
          <draw:text-box>
            <text:p/>
          </draw:text-box>
        </draw:frame>
        <draw:g>
          <draw:path draw:style-name="gr3" draw:text-style-name="P2" draw:layer="layout" svg:width="3.099cm" svg:height="1.642cm" svg:x="30.346cm" svg:y="10.798cm" svg:viewBox="0 0 3100 1643" svg:d="M3100 1643v-1643M0 0v1643">
            <text:p/>
          </draw:path>
          <draw:frame draw:style-name="gr2" draw:text-style-name="P2" draw:layer="layout" svg:width="0.071cm" svg:height="1.007cm" svg:x="31.86cm" svg:y="11.116cm">
            <draw:text-box>
              <text:p/>
            </draw:text-box>
          </draw:frame>
        </draw:g>
        <draw:frame draw:style-name="gr2" draw:text-style-name="P2" draw:layer="layout" svg:width="0.071cm" svg:height="1.007cm" svg:x="31.86cm" svg:y="11.116cm">
          <draw:text-box>
            <text:p/>
          </draw:text-box>
        </draw:frame>
        <draw:polygon draw:style-name="gr1" draw:text-style-name="P1" draw:layer="layout" svg:width="3.099cm" svg:height="1.642cm" svg:x="30.345cm" svg:y="9.161cm" svg:viewBox="0 0 3100 1643" draw:points="0,1643 3100,1643 3100,0 0,0">
          <text:p/>
        </draw:polygon>
        <draw:frame draw:style-name="gr2" draw:text-style-name="P2" draw:layer="layout" svg:width="0.423cm" svg:height="1.007cm" svg:x="30.345cm" svg:y="9.479cm">
          <draw:text-box>
            <text:p/>
          </draw:text-box>
        </draw:frame>
        <draw:frame draw:style-name="gr2" draw:text-style-name="P2" draw:layer="layout" svg:width="0.423cm" svg:height="1.007cm" svg:x="34.064cm" svg:y="9.479cm">
          <draw:text-box>
            <text:p/>
          </draw:text-box>
        </draw:frame>
        <draw:g>
          <draw:path draw:style-name="gr3" draw:text-style-name="P2" draw:layer="layout" svg:width="3.099cm" svg:height="1.642cm" svg:x="30.345cm" svg:y="9.161cm" svg:viewBox="0 0 3100 1643" svg:d="M3100 1643v-1643M0 0v1643">
            <text:p/>
          </draw:path>
          <draw:frame draw:style-name="gr2" draw:text-style-name="P2" draw:layer="layout" svg:width="0.071cm" svg:height="1.007cm" svg:x="31.86cm" svg:y="9.479cm">
            <draw:text-box>
              <text:p/>
            </draw:text-box>
          </draw:frame>
        </draw:g>
        <draw:frame draw:style-name="gr2" draw:text-style-name="P2" draw:layer="layout" svg:width="0.071cm" svg:height="1.007cm" svg:x="31.86cm" svg:y="9.479cm">
          <draw:text-box>
            <text:p/>
          </draw:text-box>
        </draw:frame>
        <draw:polygon draw:style-name="gr1" draw:text-style-name="P1" draw:layer="layout" svg:width="3.099cm" svg:height="1.642cm" svg:x="30.345cm" svg:y="7.518cm" svg:viewBox="0 0 3100 1643" draw:points="0,1643 3100,1643 3100,0 0,0">
          <text:p/>
        </draw:polygon>
        <draw:frame draw:style-name="gr2" draw:text-style-name="P2" draw:layer="layout" svg:width="0.423cm" svg:height="1.007cm" svg:x="30.345cm" svg:y="7.836cm">
          <draw:text-box>
            <text:p/>
          </draw:text-box>
        </draw:frame>
        <draw:frame draw:style-name="gr2" draw:text-style-name="P2" draw:layer="layout" svg:width="0.423cm" svg:height="1.007cm" svg:x="34.064cm" svg:y="7.836cm">
          <draw:text-box>
            <text:p/>
          </draw:text-box>
        </draw:frame>
        <draw:g>
          <draw:path draw:style-name="gr3" draw:text-style-name="P2" draw:layer="layout" svg:width="3.099cm" svg:height="1.642cm" svg:x="30.345cm" svg:y="7.518cm" svg:viewBox="0 0 3100 1643" svg:d="M3100 1643v-1643M0 0v1643">
            <text:p/>
          </draw:path>
          <draw:frame draw:style-name="gr2" draw:text-style-name="P2" draw:layer="layout" svg:width="0.071cm" svg:height="1.007cm" svg:x="31.86cm" svg:y="7.836cm">
            <draw:text-box>
              <text:p/>
            </draw:text-box>
          </draw:frame>
        </draw:g>
        <draw:frame draw:style-name="gr2" draw:text-style-name="P2" draw:layer="layout" svg:width="0.071cm" svg:height="1.007cm" svg:x="31.86cm" svg:y="7.836cm">
          <draw:text-box>
            <text:p/>
          </draw:text-box>
        </draw:frame>
        <draw:polygon draw:style-name="gr1" draw:text-style-name="P1" draw:layer="layout" svg:width="3.1cm" svg:height="0.341cm" svg:x="30.345cm" svg:y="7.179cm" svg:viewBox="0 0 3101 342" draw:points="0,342 3101,342 3101,0 0,0">
          <text:p/>
        </draw:polygon>
        <draw:frame draw:style-name="gr2" draw:text-style-name="P2" draw:layer="layout" svg:width="0.282cm" svg:height="1.007cm" svg:x="30.345cm" svg:y="6.847cm">
          <draw:text-box>
            <text:p/>
          </draw:text-box>
        </draw:frame>
        <draw:frame draw:style-name="gr2" draw:text-style-name="P2" draw:layer="layout" svg:width="0.282cm" svg:height="1.007cm" svg:x="34.065cm" svg:y="6.847cm">
          <draw:text-box>
            <text:p/>
          </draw:text-box>
        </draw:frame>
        <draw:g>
          <draw:path draw:style-name="gr3" draw:text-style-name="P2" draw:layer="layout" svg:width="3.1cm" svg:height="0.341cm" svg:x="30.345cm" svg:y="7.179cm" svg:viewBox="0 0 3101 342" svg:d="M3101 342v-342M0 0v342">
            <text:p/>
          </draw:path>
          <draw:frame draw:style-name="gr2" draw:text-style-name="P2" draw:layer="layout" svg:width="0.071cm" svg:height="1.007cm" svg:x="31.859cm" svg:y="6.847cm">
            <draw:text-box>
              <text:p/>
            </draw:text-box>
          </draw:frame>
        </draw:g>
        <draw:polygon draw:style-name="gr1" draw:text-style-name="P1" draw:layer="layout" svg:width="3.099cm" svg:height="1.642cm" svg:x="30.345cm" svg:y="3.892cm" svg:viewBox="0 0 3100 1643" draw:points="0,1643 3100,1643 3100,0 0,0">
          <text:p/>
        </draw:polygon>
        <draw:frame draw:style-name="gr2" draw:text-style-name="P2" draw:layer="layout" svg:width="0.423cm" svg:height="1.007cm" svg:x="30.345cm" svg:y="4.209cm">
          <draw:text-box>
            <text:p/>
          </draw:text-box>
        </draw:frame>
        <draw:frame draw:style-name="gr2" draw:text-style-name="P2" draw:layer="layout" svg:width="0.423cm" svg:height="1.007cm" svg:x="34.064cm" svg:y="4.209cm">
          <draw:text-box>
            <text:p/>
          </draw:text-box>
        </draw:frame>
        <draw:g>
          <draw:path draw:style-name="gr3" draw:text-style-name="P2" draw:layer="layout" svg:width="3.099cm" svg:height="1.642cm" svg:x="30.345cm" svg:y="3.892cm" svg:viewBox="0 0 3100 1643" svg:d="M3100 1643v-1643M0 0h3100M0 0v1643">
            <text:p/>
          </draw:path>
          <draw:frame draw:style-name="gr2" draw:text-style-name="P2" draw:layer="layout" svg:width="0.071cm" svg:height="1.007cm" svg:x="31.859cm" svg:y="4.209cm">
            <draw:text-box>
              <text:p/>
            </draw:text-box>
          </draw:frame>
        </draw:g>
        <draw:frame draw:style-name="gr2" draw:text-style-name="P2" draw:layer="layout" svg:width="0.071cm" svg:height="1.007cm" svg:x="31.859cm" svg:y="4.209cm">
          <draw:text-box>
            <text:p/>
          </draw:text-box>
        </draw:frame>
        <draw:polygon draw:style-name="gr1" draw:text-style-name="P1" draw:layer="layout" svg:width="3.099cm" svg:height="1.642cm" svg:x="30.345cm" svg:y="5.534cm" svg:viewBox="0 0 3100 1643" draw:points="0,1643 3100,1643 3100,0 0,0">
          <text:p/>
        </draw:polygon>
        <draw:frame draw:style-name="gr2" draw:text-style-name="P2" draw:layer="layout" svg:width="0.423cm" svg:height="1.007cm" svg:x="30.345cm" svg:y="5.852cm">
          <draw:text-box>
            <text:p/>
          </draw:text-box>
        </draw:frame>
        <draw:frame draw:style-name="gr2" draw:text-style-name="P2" draw:layer="layout" svg:width="0.423cm" svg:height="1.007cm" svg:x="34.064cm" svg:y="5.852cm">
          <draw:text-box>
            <text:p/>
          </draw:text-box>
        </draw:frame>
        <draw:g>
          <draw:path draw:style-name="gr3" draw:text-style-name="P2" draw:layer="layout" svg:width="3.099cm" svg:height="1.642cm" svg:x="30.345cm" svg:y="5.534cm" svg:viewBox="0 0 3100 1643" svg:d="M3100 1643v-1643M0 0v1643">
            <text:p/>
          </draw:path>
          <draw:frame draw:style-name="gr2" draw:text-style-name="P2" draw:layer="layout" svg:width="0.071cm" svg:height="1.007cm" svg:x="31.859cm" svg:y="5.852cm">
            <draw:text-box>
              <text:p/>
            </draw:text-box>
          </draw:frame>
        </draw:g>
        <draw:frame draw:style-name="gr2" draw:text-style-name="P2" draw:layer="layout" svg:width="0.071cm" svg:height="1.007cm" svg:x="31.859cm" svg:y="5.852cm">
          <draw:text-box>
            <text:p/>
          </draw:text-box>
        </draw:frame>
        <draw:frame draw:style-name="gr4" draw:text-style-name="P2" draw:layer="layout" svg:width="0.918cm" svg:height="0.596cm" svg:x="31.471cm" svg:y="3.354cm">
          <draw:text-box>
            <text:p text:style-name="P3"><text:span text:style-name="T1">EX</text:span></text:p>
          </draw:text-box>
        </draw:frame>
        <draw:frame draw:style-name="gr5" draw:text-style-name="P2" draw:layer="layout" svg:width="1.313cm" svg:height="0.521cm" svg:x="30.345cm" svg:y="4.659cm">
          <draw:text-box>
            <text:p text:style-name="P3"><text:span text:style-name="T3">reg1_i</text:span></text:p>
          </draw:text-box>
        </draw:frame>
        <draw:frame draw:style-name="gr5" draw:text-style-name="P2" draw:layer="layout" svg:width="0.999cm" svg:height="0.521cm" svg:x="30.331cm" svg:y="3.834cm">
          <draw:text-box>
            <text:p text:style-name="P3"><text:span text:style-name="T3">aluop_i</text:span></text:p>
          </draw:text-box>
        </draw:frame>
        <draw:frame draw:style-name="gr5" draw:text-style-name="P2" draw:layer="layout" svg:width="1.657cm" svg:height="0.521cm" svg:x="31.841cm" svg:y="10.336cm">
          <draw:text-box>
            <text:p text:style-name="P4"><text:span text:style-name="T3">aluop_o</text:span></text:p>
          </draw:text-box>
        </draw:frame>
        <draw:frame draw:style-name="gr5" draw:text-style-name="P2" draw:layer="layout" svg:width="1.115cm" svg:height="0.521cm" svg:x="32.384cm" svg:y="10.756cm">
          <draw:text-box>
            <text:p text:style-name="P4"><text:span text:style-name="T3">wreg_o</text:span></text:p>
          </draw:text-box>
        </draw:frame>
        <draw:frame draw:style-name="gr5" draw:text-style-name="P2" draw:layer="layout" svg:width="1.54cm" svg:height="0.521cm" svg:x="31.942cm" svg:y="11.129cm">
          <draw:text-box>
            <text:p text:style-name="P4"><text:span text:style-name="T3">wd_o</text:span></text:p>
          </draw:text-box>
        </draw:frame>
        <draw:frame draw:style-name="gr5" draw:text-style-name="P2" draw:layer="layout" svg:width="1.54cm" svg:height="0.521cm" svg:x="31.942cm" svg:y="11.556cm">
          <draw:text-box>
            <text:p text:style-name="P4"><text:span text:style-name="T3">wdata_o</text:span></text:p>
          </draw:text-box>
        </draw:frame>
        <draw:frame draw:style-name="gr5" draw:text-style-name="P2" draw:layer="layout" svg:width="0.999cm" svg:height="0.521cm" svg:x="30.331cm" svg:y="4.248cm">
          <draw:text-box>
            <text:p text:style-name="P3"><text:span text:style-name="T3">alusel_i</text:span></text:p>
          </draw:text-box>
        </draw:frame>
        <draw:frame draw:style-name="gr5" draw:text-style-name="P2" draw:layer="layout" svg:width="1.313cm" svg:height="0.521cm" svg:x="30.332cm" svg:y="5.041cm">
          <draw:text-box>
            <text:p text:style-name="P3"><text:span text:style-name="T3">reg2_i</text:span></text:p>
          </draw:text-box>
        </draw:frame>
        <draw:frame draw:style-name="gr5" draw:text-style-name="P2" draw:layer="layout" svg:width="1.313cm" svg:height="0.521cm" svg:x="30.332cm" svg:y="5.455cm">
          <draw:text-box>
            <text:p text:style-name="P3"><text:span text:style-name="T3">wd_i</text:span></text:p>
          </draw:text-box>
        </draw:frame>
        <draw:frame draw:style-name="gr5" draw:text-style-name="P2" draw:layer="layout" svg:width="1.313cm" svg:height="0.521cm" svg:x="30.332cm" svg:y="5.891cm">
          <draw:text-box>
            <text:p text:style-name="P3"><text:span text:style-name="T3">wreg_i</text:span></text:p>
          </draw:text-box>
        </draw:frame>
        <draw:frame draw:style-name="gr5" draw:text-style-name="P2" draw:layer="layout" svg:width="1.513cm" svg:height="0.521cm" svg:x="30.344cm" svg:y="8.279cm">
          <draw:text-box>
            <text:p text:style-name="P3"><text:span text:style-name="T3">hi_i</text:span></text:p>
          </draw:text-box>
        </draw:frame>
        <draw:frame draw:style-name="gr5" draw:text-style-name="P2" draw:layer="layout" svg:width="1.613cm" svg:height="0.521cm" svg:x="30.344cm" svg:y="8.715cm">
          <draw:text-box>
            <text:p text:style-name="P3"><text:span text:style-name="T3">lo_i</text:span></text:p>
          </draw:text-box>
        </draw:frame>
        <draw:frame draw:style-name="gr5" draw:text-style-name="P2" draw:layer="layout" svg:width="1.713cm" svg:height="0.521cm" svg:x="30.3cm" svg:y="9.542cm">
          <draw:text-box>
            <text:p text:style-name="P3"><text:span text:style-name="T3">wb</text:span><text:span text:style-name="T3">_hi</text:span><text:span text:style-name="T3">_i</text:span></text:p>
          </draw:text-box>
        </draw:frame>
        <draw:frame draw:style-name="gr5" draw:text-style-name="P2" draw:layer="layout" svg:width="1.513cm" svg:height="0.521cm" svg:x="30.3cm" svg:y="9.965cm">
          <draw:text-box>
            <text:p text:style-name="P3"><text:span text:style-name="T3">wb</text:span><text:span text:style-name="T3">_lo</text:span><text:span text:style-name="T3">_i</text:span></text:p>
          </draw:text-box>
        </draw:frame>
        <draw:frame draw:style-name="gr4" draw:text-style-name="P2" draw:layer="layout" svg:width="0.835cm" svg:height="0.596cm" svg:x="31.495cm" svg:y="17.228cm">
          <draw:text-box>
            <text:p text:style-name="P3"><text:span text:style-name="T4">e</text:span><text:span text:style-name="T4">x</text:span><text:span text:style-name="T4">.v</text:span></text:p>
          </draw:text-box>
        </draw:frame>
        <draw:frame draw:style-name="gr5" draw:text-style-name="P2" draw:layer="layout" svg:width="1.197cm" svg:height="0.521cm" svg:x="30.365cm" svg:y="16.864cm">
          <draw:text-box>
            <text:p text:style-name="P3"><text:span text:style-name="T2">rst</text:span></text:p>
          </draw:text-box>
        </draw:frame>
        <draw:frame draw:style-name="gr5" draw:text-style-name="P2" draw:layer="layout" svg:width="1.513cm" svg:height="0.521cm" svg:x="30.33cm" svg:y="10.392cm">
          <draw:text-box>
            <text:p text:style-name="P3"><text:span text:style-name="T3">wb_whilo_i</text:span></text:p>
          </draw:text-box>
        </draw:frame>
        <draw:frame draw:style-name="gr5" draw:text-style-name="P2" draw:layer="layout" svg:width="1.513cm" svg:height="0.521cm" svg:x="30.33cm" svg:y="11.979cm">
          <draw:text-box>
            <text:p text:style-name="P3"><text:span text:style-name="T3">mem_hi_i</text:span></text:p>
          </draw:text-box>
        </draw:frame>
        <draw:frame draw:style-name="gr5" draw:text-style-name="P2" draw:layer="layout" svg:width="1.513cm" svg:height="0.521cm" svg:x="30.33cm" svg:y="12.379cm">
          <draw:text-box>
            <text:p text:style-name="P3"><text:span text:style-name="T3">mem_lo_i</text:span></text:p>
          </draw:text-box>
        </draw:frame>
        <draw:frame draw:style-name="gr5" draw:text-style-name="P2" draw:layer="layout" svg:width="1.513cm" svg:height="0.521cm" svg:x="30.317cm" svg:y="12.815cm">
          <draw:text-box>
            <text:p text:style-name="P3"><text:span text:style-name="T3">mem_wh</text:span><text:span text:style-name="T3">ilo_i</text:span></text:p>
          </draw:text-box>
        </draw:frame>
        <draw:frame draw:style-name="gr5" draw:text-style-name="P2" draw:layer="layout" svg:width="1.513cm" svg:height="0.521cm" svg:x="30.3cm" svg:y="14.442cm">
          <draw:text-box>
            <text:p text:style-name="P3"><text:span text:style-name="T3">hilo_temp_i</text:span></text:p>
          </draw:text-box>
        </draw:frame>
        <draw:frame draw:style-name="gr5" draw:text-style-name="P2" draw:layer="layout" svg:width="1.513cm" svg:height="0.521cm" svg:x="30.3cm" svg:y="14.842cm">
          <draw:text-box>
            <text:p text:style-name="P3"><text:span text:style-name="T3">cnt_i</text:span></text:p>
          </draw:text-box>
        </draw:frame>
        <draw:frame draw:style-name="gr5" draw:text-style-name="P2" draw:layer="layout" svg:width="1.513cm" svg:height="0.521cm" svg:x="30.3cm" svg:y="15.242cm">
          <draw:text-box>
            <text:p text:style-name="P3"><text:span text:style-name="T3">d</text:span><text:span text:style-name="T3">i</text:span><text:span text:style-name="T3">v</text:span><text:span text:style-name="T3">_</text:span><text:span text:style-name="T3">r</text:span><text:span text:style-name="T3">e</text:span><text:span text:style-name="T3">s</text:span><text:span text:style-name="T3">u</text:span><text:span text:style-name="T3">l</text:span><text:span text:style-name="T3">t</text:span><text:span text:style-name="T3">_</text:span><text:span text:style-name="T3">i</text:span></text:p>
          </draw:text-box>
        </draw:frame>
        <draw:frame draw:style-name="gr5" draw:text-style-name="P2" draw:layer="layout" svg:width="1.513cm" svg:height="0.521cm" svg:x="30.3cm" svg:y="15.642cm">
          <draw:text-box>
            <text:p text:style-name="P3"><text:span text:style-name="T3">div_ready_i</text:span></text:p>
          </draw:text-box>
        </draw:frame>
        <draw:frame draw:style-name="gr7" draw:text-style-name="P2" draw:layer="layout" svg:width="2.18cm" svg:height="0.478cm" svg:x="31.348cm" svg:y="12.349cm">
          <draw:text-box>
            <text:p text:style-name="P4"><text:span text:style-name="T6">stallreq</text:span></text:p>
          </draw:text-box>
        </draw:frame>
        <draw:frame draw:style-name="gr5" draw:text-style-name="P2" draw:layer="layout" svg:width="1.75cm" svg:height="0.521cm" svg:x="31.742cm" svg:y="7.079cm">
          <draw:text-box>
            <text:p text:style-name="P4"><text:span text:style-name="T3">hi_o</text:span></text:p>
          </draw:text-box>
        </draw:frame>
        <draw:frame draw:style-name="gr5" draw:text-style-name="P2" draw:layer="layout" svg:width="1.75cm" svg:height="0.521cm" svg:x="31.742cm" svg:y="7.436cm">
          <draw:text-box>
            <text:p text:style-name="P4"><text:span text:style-name="T3">lo_o</text:span></text:p>
          </draw:text-box>
        </draw:frame>
        <draw:frame draw:style-name="gr5" draw:text-style-name="P2" draw:layer="layout" svg:width="1.75cm" svg:height="0.521cm" svg:x="31.742cm" svg:y="7.836cm">
          <draw:text-box>
            <text:p text:style-name="P4"><text:span text:style-name="T3">whilo_o</text:span></text:p>
          </draw:text-box>
        </draw:frame>
        <draw:frame draw:style-name="gr5" draw:text-style-name="P2" draw:layer="layout" svg:width="1.75cm" svg:height="0.521cm" svg:x="31.767cm" svg:y="8.279cm">
          <draw:text-box>
            <text:p text:style-name="P4"><text:span text:style-name="T3">hilo_temp_o</text:span></text:p>
          </draw:text-box>
        </draw:frame>
        <draw:frame draw:style-name="gr5" draw:text-style-name="P2" draw:layer="layout" svg:width="1.75cm" svg:height="0.521cm" svg:x="31.742cm" svg:y="8.686cm">
          <draw:text-box>
            <text:p text:style-name="P4"><text:span text:style-name="T3">cnt_o</text:span></text:p>
          </draw:text-box>
        </draw:frame>
        <draw:frame draw:style-name="gr5" draw:text-style-name="P2" draw:layer="layout" svg:width="1.75cm" svg:height="0.521cm" svg:x="31.756cm" svg:y="15.579cm">
          <draw:text-box>
            <text:p text:style-name="P4"><text:span text:style-name="T3">div_opdata</text:span><text:span text:style-name="T3">1_o</text:span></text:p>
          </draw:text-box>
        </draw:frame>
        <draw:frame draw:style-name="gr5" draw:text-style-name="P2" draw:layer="layout" svg:width="1.75cm" svg:height="0.521cm" svg:x="31.756cm" svg:y="15.979cm">
          <draw:text-box>
            <text:p text:style-name="P4"><text:span text:style-name="T3">div_opdata</text:span><text:span text:style-name="T3">2_o</text:span></text:p>
          </draw:text-box>
        </draw:frame>
        <draw:frame draw:style-name="gr5" draw:text-style-name="P2" draw:layer="layout" svg:width="1.75cm" svg:height="0.521cm" svg:x="31.755cm" svg:y="16.436cm">
          <draw:text-box>
            <text:p text:style-name="P4"><text:span text:style-name="T3">div_s</text:span><text:span text:style-name="T3">tart_</text:span><text:span text:style-name="T3">o</text:span></text:p>
          </draw:text-box>
        </draw:frame>
        <draw:frame draw:style-name="gr5" draw:text-style-name="P2" draw:layer="layout" svg:width="1.75cm" svg:height="0.521cm" svg:x="31.756cm" svg:y="15.236cm">
          <draw:text-box>
            <text:p text:style-name="P4"><text:span text:style-name="T3">signed_div_o</text:span></text:p>
          </draw:text-box>
        </draw:frame>
        <draw:polyline draw:style-name="gr13" draw:text-style-name="P2" draw:layer="layout" svg:width="39.46cm" svg:height="18.781cm" svg:x="25.955cm" svg:y="4.498cm" svg:viewBox="0 0 39461 18782" draw:points="36490,0 39461,0 39461,18782 0,18782 0,4046 4390,4046">
          <text:p/>
        </draw:polyline>
        <draw:polyline draw:style-name="gr13" draw:text-style-name="P2" draw:layer="layout" svg:width="39.05cm" svg:height="18.17cm" svg:x="26.135cm" svg:y="4.909cm" svg:viewBox="0 0 39051 18171" draw:points="36310,0 39051,0 39051,18171 0,18171 0,4046 4210,4046">
          <text:p/>
        </draw:polyline>
        <draw:polyline draw:style-name="gr18" draw:text-style-name="P2" draw:layer="layout" svg:width="3.677cm" svg:height="0.01cm" svg:x="57.469cm" svg:y="4.498cm" svg:viewBox="0 0 3678 11" draw:points="0,11 1200,11 1200,0 3678,0">
          <text:p/>
        </draw:polyline>
        <draw:polyline draw:style-name="gr18" draw:text-style-name="P2" draw:layer="layout" svg:width="33.5cm" svg:height="17.77cm" svg:x="26.615cm" svg:y="4.509cm" svg:viewBox="0 0 33501 17771" draw:points="30856,0 33501,0 33501,17771 0,17771 0,5268 3730,5268">
          <text:p/>
        </draw:polyline>
        <draw:polyline draw:style-name="gr18" draw:text-style-name="P2" draw:layer="layout" svg:width="3.677cm" svg:height="0.021cm" svg:x="57.469cm" svg:y="4.898cm" svg:viewBox="0 0 3678 22" draw:points="0,22 375,22 375,0 3678,0">
          <text:p/>
        </draw:polyline>
        <draw:polyline draw:style-name="gr18" draw:text-style-name="P2" draw:layer="layout" svg:width="32.86cm" svg:height="16.96cm" svg:x="27.015cm" svg:y="4.919cm" svg:viewBox="0 0 32861 16961" draw:points="30456,0 32861,0 32861,16961 0,16961 0,5269 3330,5269">
          <text:p/>
        </draw:polyline>
        <draw:polyline draw:style-name="gr18" draw:text-style-name="P2" draw:layer="layout" svg:width="3.677cm" svg:height="0.01cm" svg:x="57.469cm" svg:y="4.088cm" svg:viewBox="0 0 3678 11" draw:points="0,11 375,11 375,0 3678,0">
          <text:p/>
        </draw:polyline>
        <draw:polyline draw:style-name="gr18" draw:text-style-name="P2" draw:layer="layout" svg:width="33.54cm" svg:height="17.981cm" svg:x="26.815cm" svg:y="4.098cm" svg:viewBox="0 0 33541 17982" draw:points="30655,0 33541,0 33541,17982 0,17982 0,6501 3530,6501">
          <text:p/>
        </draw:polyline>
        <draw:polyline draw:style-name="gr19" draw:text-style-name="P2" draw:layer="layout" svg:width="25.4cm" svg:height="13.707cm" svg:x="27.815cm" svg:y="6.972cm" svg:viewBox="0 0 25401 13708" draw:points="21712,0 25401,0 25401,13708 0,13708 0,5263 2530,5263">
          <text:p/>
        </draw:polyline>
        <draw:line draw:style-name="gr19" draw:text-style-name="P2" draw:layer="layout" svg:x1="49.527cm" svg:y1="7.305cm" svg:x2="54.371cm" svg:y2="7.352cm">
          <text:p/>
        </draw:line>
        <draw:polyline draw:style-name="gr19" draw:text-style-name="P2" draw:layer="layout" svg:width="25.01cm" svg:height="13.154cm" svg:x="28.015cm" svg:y="7.305cm" svg:viewBox="0 0 25011 13155" draw:points="21513,0 25011,0 25011,13155 0,13155 0,5342 2330,5342">
          <text:p/>
        </draw:polyline>
        <draw:line draw:style-name="gr19" draw:text-style-name="P2" draw:layer="layout" svg:x1="49.527cm" svg:y1="7.715cm" svg:x2="54.371cm" svg:y2="7.719cm">
          <text:p/>
        </draw:line>
        <draw:polyline draw:style-name="gr19" draw:text-style-name="P2" draw:layer="layout" svg:width="24.6cm" svg:height="12.564cm" svg:x="28.215cm" svg:y="7.715cm" svg:viewBox="0 0 24601 12565" draw:points="21313,0 24601,0 24601,12565 0,12565 0,5343 2130,5343">
          <text:p/>
        </draw:polyline>
        <draw:polyline draw:style-name="gr20" draw:text-style-name="P2" draw:layer="layout" svg:width="13.84cm" svg:height="8.53cm" svg:x="29.015cm" svg:y="10.568cm" svg:viewBox="0 0 13841 8531" draw:points="12930,0 13841,0 13841,8531 0,8531 0,4130 1329,4130">
          <text:p/>
        </draw:polyline>
        <draw:polyline draw:style-name="gr20" draw:text-style-name="P2" draw:layer="layout" svg:width="13.28cm" svg:height="7.9cm" svg:x="29.215cm" svg:y="10.979cm" svg:viewBox="0 0 13281 7901" draw:points="12730,0 13281,0 13281,7901 0,7901 0,4131 1129,4131">
          <text:p/>
        </draw:polyline>
        <draw:polyline draw:style-name="gr21" draw:text-style-name="P2" draw:layer="layout" svg:width="7.76cm" svg:height="3.054cm" svg:x="29.415cm" svg:y="15.505cm" svg:viewBox="0 0 7761 3055" draw:points="7192,0 7761,0 7761,3055 0,3055 0,15 929,15">
          <text:p/>
        </draw:polyline>
        <draw:polyline draw:style-name="gr21" draw:text-style-name="P2" draw:layer="layout" svg:width="7.34cm" svg:height="2.465cm" svg:x="29.615cm" svg:y="15.894cm" svg:viewBox="0 0 7341 2466" draw:points="6992,22 7341,22 7341,2466 0,2466 0,0 730,0">
          <text:p/>
        </draw:polyline>
        <draw:polyline draw:style-name="gr16" draw:text-style-name="P2" draw:layer="layout" svg:width="5.399cm" svg:height="0.022cm" svg:x="33.445cm" svg:y="7.328cm" svg:viewBox="0 0 5400 23" draw:points="0,23 374,23 374,0 5400,0">
          <text:p/>
        </draw:polyline>
        <draw:polyline draw:style-name="gr16" draw:text-style-name="P2" draw:layer="layout" svg:width="5.399cm" svg:height="0.022cm" svg:x="33.445cm" svg:y="7.724cm" svg:viewBox="0 0 5400 23" draw:points="0,0 375,0 375,23 5400,23">
          <text:p/>
        </draw:polyline>
        <draw:polyline draw:style-name="gr16" draw:text-style-name="P2" draw:layer="layout" svg:width="5.399cm" svg:height="0.027cm" svg:x="33.445cm" svg:y="8.107cm" svg:viewBox="0 0 5400 28" draw:points="0,28 375,28 375,0 5400,0">
          <text:p/>
        </draw:polyline>
        <draw:polyline draw:style-name="gr16" draw:text-style-name="P2" draw:layer="layout" svg:width="5.399cm" svg:height="0.027cm" svg:x="33.445cm" svg:y="8.518cm" svg:viewBox="0 0 5400 28" draw:points="0,28 375,28 375,0 5400,0">
          <text:p/>
        </draw:polyline>
        <draw:polyline draw:style-name="gr16" draw:text-style-name="P2" draw:layer="layout" svg:width="5.399cm" svg:height="0.027cm" svg:x="33.445cm" svg:y="8.928cm" svg:viewBox="0 0 5400 28" draw:points="0,28 375,28 375,0 5400,0">
          <text:p/>
        </draw:polyline>
        <draw:polyline draw:style-name="gr9" draw:text-style-name="P2" draw:layer="layout" svg:width="1.079cm" svg:height="0.022cm" svg:x="33.445cm" svg:y="15.894cm" svg:viewBox="0 0 1080 23" draw:points="0,0 375,0 375,23 1080,23">
          <text:p/>
        </draw:polyline>
        <draw:polyline draw:style-name="gr9" draw:text-style-name="P2" draw:layer="layout" svg:width="1.08cm" svg:height="0.013cm" svg:x="33.445cm" svg:y="16.304cm" svg:viewBox="0 0 1081 14" draw:points="0,0 376,0 376,14 1081,14">
          <text:p/>
        </draw:polyline>
        <draw:polyline draw:style-name="gr9" draw:text-style-name="P2" draw:layer="layout" svg:width="1.08cm" svg:height="0.013cm" svg:x="33.445cm" svg:y="16.715cm" svg:viewBox="0 0 1081 14" draw:points="0,0 376,0 376,14 1081,14">
          <text:p/>
        </draw:polyline>
        <draw:polyline draw:style-name="gr9" draw:text-style-name="P2" draw:layer="layout" svg:width="1.08cm" svg:height="0.015cm" svg:x="33.444cm" svg:y="15.505cm" svg:viewBox="0 0 1081 16" draw:points="0,16 375,16 375,0 1081,0">
          <text:p/>
        </draw:polyline>
        <draw:polyline draw:style-name="gr22" draw:text-style-name="P2" draw:layer="layout" svg:width="32.923cm" svg:height="20.21cm" svg:x="33.445cm" svg:y="5.589cm" svg:viewBox="0 0 32924 20211" draw:points="0,7059 5169,7059 5169,20211 32270,20211 32270,0 32924,0">
          <text:p/>
        </draw:polyline>
        <draw:polyline draw:style-name="gr16" draw:text-style-name="P2" draw:layer="layout" svg:width="3.912cm" svg:height="0.009cm" svg:x="41.943cm" svg:y="4.089cm" svg:viewBox="0 0 3913 10" draw:points="0,0 374,0 374,10 3913,10">
          <text:p/>
        </draw:polyline>
        <draw:polyline draw:style-name="gr16" draw:text-style-name="P2" draw:layer="layout" svg:width="3.912cm" svg:height="0.009cm" svg:x="41.943cm" svg:y="4.499cm" svg:viewBox="0 0 3913 10" draw:points="0,0 374,0 374,10 3913,10">
          <text:p/>
        </draw:polyline>
        <draw:polyline draw:style-name="gr16" draw:text-style-name="P2" draw:layer="layout" svg:width="3.912cm" svg:height="0.009cm" svg:x="41.943cm" svg:y="4.91cm" svg:viewBox="0 0 3913 10" draw:points="0,0 374,0 374,10 3913,10">
          <text:p/>
        </draw:polyline>
        <draw:polyline draw:style-name="gr16" draw:text-style-name="P2" draw:layer="layout" svg:width="3.912cm" svg:height="0.009cm" svg:x="41.943cm" svg:y="5.32cm" svg:viewBox="0 0 3913 10" draw:points="0,0 374,0 374,10 3913,10">
          <text:p/>
        </draw:polyline>
        <draw:polyline draw:style-name="gr16" draw:text-style-name="P2" draw:layer="layout" svg:width="3.912cm" svg:height="0.009cm" svg:x="41.943cm" svg:y="5.731cm" svg:viewBox="0 0 3913 10" draw:points="0,0 374,0 374,10 3913,10">
          <text:p/>
        </draw:polyline>
        <draw:polyline draw:style-name="gr16" draw:text-style-name="P2" draw:layer="layout" svg:width="3.912cm" svg:height="0.009cm" svg:x="41.943cm" svg:y="6.141cm" svg:viewBox="0 0 3913 10" draw:points="0,0 374,0 374,10 3913,10">
          <text:p/>
        </draw:polyline>
        <draw:polyline draw:style-name="gr16" draw:text-style-name="P2" draw:layer="layout" svg:width="3.912cm" svg:height="0.009cm" svg:x="41.943cm" svg:y="6.552cm" svg:viewBox="0 0 3913 10" draw:points="0,0 374,0 374,10 3913,10">
          <text:p/>
        </draw:polyline>
        <draw:polyline draw:style-name="gr16" draw:text-style-name="P2" draw:layer="layout" svg:width="3.912cm" svg:height="0.009cm" svg:x="41.943cm" svg:y="6.962cm" svg:viewBox="0 0 3913 10" draw:points="0,0 374,0 374,10 3913,10">
          <text:p/>
        </draw:polyline>
        <draw:polygon draw:style-name="gr9" draw:text-style-name="P2" draw:layer="layout" svg:width="0cm" svg:height="0cm" svg:x="67.815cm" svg:y="8.839cm" svg:viewBox="0 0 0 0" draw:points="0,0">
          <text:p/>
        </draw:polygon>
        <draw:path draw:style-name="gr19" draw:text-style-name="P2" draw:layer="layout" svg:width="4.844cm" svg:height="0.083cm" svg:x="49.526cm" svg:y="6.888cm" svg:viewBox="0 0 4845 84" svg:d="M0 84h1205c0-15 4-29 12-42 7-13 17-23 30-31 13-7 26-11 42-11 15 0 28 4 41 11 13 8 23 18 30 31 8 13 12 27 12 42h1050 1465c0-15 3-29 11-42 7-13 17-23 30-31 13-7 26-11 42-11 15 0 28 4 41 11 13 8 23 18 31 31 7 13 11 27 11 42h34c0-15 3-29 11-42 7-13 17-23 30-31 13-7 26-11 42-11 15 0 28 4 41 11 13 8 23 18 31 31 7 13 11 27 11 42h54c0-15 3-29 11-42s17-23 30-31c14-7 27-11 42-11s28 4 41 11c14 8 23 18 31 31 7 13 11 27 11 42h372">
          <text:p/>
        </draw:path>
        <draw:frame draw:style-name="gr23" draw:text-style-name="P2" draw:layer="layout" svg:width="7cm" svg:height="2.8cm" svg:x="1.016cm" svg:y="18.034cm">
          <draw:text-box>
            <text:p text:style-name="P5"><text:span text:style-name="T8">ST</text:span><text:span text:style-name="T8">PU</text:span></text:p>
            <text:p text:style-name="P5"><text:span text:style-name="T8">We</text:span><text:span text:style-name="T8">ek2</text:span></text:p>
          </draw:text-box>
        </draw:frame>
        <draw:line draw:style-name="gr24" draw:text-style-name="P2" draw:layer="layout" svg:x1="9.184cm" svg:y1="5.489cm" svg:x2="9.184cm" svg:y2="0cm">
          <text:p/>
        </draw:line>
        <draw:polyline draw:style-name="gr24" draw:text-style-name="P2" draw:layer="layout" svg:width="0cm" svg:height="20.999cm" svg:x="9.184cm" svg:y="9cm" svg:viewBox="0 0 0 21000" draw:points="0,0 0,16123 0,21000">
          <text:p/>
        </draw:polyline>
        <draw:line draw:style-name="gr24" draw:text-style-name="P2" draw:layer="layout" svg:x1="22.707cm" svg:y1="3.41cm" svg:x2="22.707cm" svg:y2="0cm">
          <text:p/>
        </draw:line>
        <draw:line draw:style-name="gr24" draw:text-style-name="P2" draw:layer="layout" svg:x1="22.708cm" svg:y1="11.29cm" svg:x2="22.708cm" svg:y2="30cm">
          <text:p/>
        </draw:line>
        <draw:line draw:style-name="gr24" draw:text-style-name="P2" draw:layer="layout" svg:x1="40.393cm" svg:y1="3.369cm" svg:x2="40.393cm" svg:y2="0cm">
          <text:p/>
        </draw:line>
        <draw:line draw:style-name="gr24" draw:text-style-name="P2" draw:layer="layout" svg:x1="40.394cm" svg:y1="13.23cm" svg:x2="40.394cm" svg:y2="30cm">
          <text:p/>
        </draw:line>
        <draw:line draw:style-name="gr24" draw:text-style-name="P2" draw:layer="layout" svg:x1="55.92cm" svg:y1="3.379cm" svg:x2="55.92cm" svg:y2="0cm">
          <text:p/>
        </draw:line>
        <draw:line draw:style-name="gr24" draw:text-style-name="P2" draw:layer="layout" svg:x1="55.92cm" svg:y1="11.59cm" svg:x2="55.92cm" svg:y2="30cm">
          <text:p/>
        </draw:line>
        <draw:frame draw:style-name="gr25" draw:text-style-name="P2" draw:layer="layout" svg:width="3.8cm" svg:height="1.6cm" svg:x="3.8cm" svg:y="0.6cm">
          <draw:text-box>
            <text:p text:style-name="P5"><text:span text:style-name="T9">取</text:span><text:span text:style-name="T9">指</text:span></text:p>
          </draw:text-box>
        </draw:frame>
        <draw:frame draw:style-name="gr25" draw:text-style-name="P2" draw:layer="layout" svg:width="3.8cm" svg:height="1.6cm" svg:x="13.6cm" svg:y="0.6cm">
          <draw:text-box>
            <text:p text:style-name="P5"><text:span text:style-name="T9">译</text:span><text:span text:style-name="T9">码</text:span></text:p>
          </draw:text-box>
        </draw:frame>
        <draw:frame draw:style-name="gr25" draw:text-style-name="P2" draw:layer="layout" svg:width="3.8cm" svg:height="1.6cm" svg:x="29.5cm" svg:y="0.6cm">
          <draw:text-box>
            <text:p text:style-name="P5"><text:span text:style-name="T9">执行</text:span></text:p>
          </draw:text-box>
        </draw:frame>
        <draw:frame draw:style-name="gr25" draw:text-style-name="P2" draw:layer="layout" svg:width="3.8cm" svg:height="1.6cm" svg:x="46.5cm" svg:y="0.6cm">
          <draw:text-box>
            <text:p text:style-name="P5"><text:span text:style-name="T9">访存</text:span></text:p>
          </draw:text-box>
        </draw:frame>
        <draw:frame draw:style-name="gr25" draw:text-style-name="P2" draw:layer="layout" svg:width="3.8cm" svg:height="1.6cm" svg:x="59.7cm" svg:y="0.6cm">
          <draw:text-box>
            <text:p text:style-name="P5"><text:span text:style-name="T9">回</text:span><text:span text:style-name="T9">写</text:span></text:p>
          </draw:text-box>
        </draw:frame>
        <draw:polygon draw:style-name="gr1" draw:text-style-name="P1" draw:layer="layout" svg:width="3.67cm" svg:height="1.642cm" svg:x="45.857cm" svg:y="7.099cm" svg:viewBox="0 0 3671 1643" draw:points="0,1643 3671,1643 3671,0 0,0">
          <text:p/>
        </draw:polygon>
        <draw:frame draw:style-name="gr2" draw:text-style-name="P2" draw:layer="layout" svg:width="0.423cm" svg:height="1.007cm" svg:x="45.857cm" svg:y="7.417cm">
          <draw:text-box>
            <text:p/>
          </draw:text-box>
        </draw:frame>
        <draw:frame draw:style-name="gr2" draw:text-style-name="P2" draw:layer="layout" svg:width="0.423cm" svg:height="1.007cm" svg:x="50.261cm" svg:y="7.417cm">
          <draw:text-box>
            <text:p/>
          </draw:text-box>
        </draw:frame>
        <draw:g>
          <draw:path draw:style-name="gr3" draw:text-style-name="P2" draw:layer="layout" svg:width="3.67cm" svg:height="1.642cm" svg:x="45.857cm" svg:y="7.099cm" svg:viewBox="0 0 3671 1643" svg:d="M3671 1643v-1643M0 0v1643">
            <text:p/>
          </draw:path>
          <draw:frame draw:style-name="gr2" draw:text-style-name="P2" draw:layer="layout" svg:width="0.071cm" svg:height="1.007cm" svg:x="47.656cm" svg:y="7.417cm">
            <draw:text-box>
              <text:p/>
            </draw:text-box>
          </draw:frame>
        </draw:g>
        <draw:frame draw:style-name="gr2" draw:text-style-name="P2" draw:layer="layout" svg:width="0.071cm" svg:height="1.007cm" svg:x="47.656cm" svg:y="7.417cm">
          <draw:text-box>
            <text:p/>
          </draw:text-box>
        </draw:frame>
        <draw:frame draw:style-name="gr2" draw:text-style-name="P2" draw:layer="layout" svg:width="0.423cm" svg:height="1.007cm" svg:x="45.855cm" svg:y="14.055cm">
          <draw:text-box>
            <text:p/>
          </draw:text-box>
        </draw:frame>
        <draw:frame draw:style-name="gr2" draw:text-style-name="P2" draw:layer="layout" svg:width="0.071cm" svg:height="1.007cm" svg:x="47.655cm" svg:y="14.055cm">
          <draw:text-box>
            <text:p/>
          </draw:text-box>
        </draw:frame>
        <draw:polygon draw:style-name="gr1" draw:text-style-name="P1" draw:layer="layout" svg:width="3.671cm" svg:height="1.008cm" svg:x="45.856cm" svg:y="14.993cm" svg:viewBox="0 0 3672 1009" draw:points="3672,0 0,0 0,1009 3672,1009">
          <text:p/>
        </draw:polygon>
        <draw:frame draw:style-name="gr2" draw:text-style-name="P2" draw:layer="layout" svg:width="0.423cm" svg:height="1.007cm" draw:transform="rotate (-3.14159265358979) translate (49.527cm 16.317cm)">
          <draw:text-box>
            <text:p/>
          </draw:text-box>
        </draw:frame>
        <draw:frame draw:style-name="gr2" draw:text-style-name="P2" draw:layer="layout" svg:width="0.423cm" svg:height="1.007cm" draw:transform="rotate (-3.14159265358979) translate (45.121cm 16.317cm)">
          <draw:text-box>
            <text:p/>
          </draw:text-box>
        </draw:frame>
        <draw:g>
          <draw:path draw:style-name="gr3" draw:text-style-name="P2" draw:layer="layout" svg:width="3.671cm" svg:height="1.642cm" svg:x="45.847cm" svg:y="9.525cm" svg:viewBox="0 0 3672 1643" svg:d="M0 0v1643M3672 1643h-3672M3672 1643v-1643">
            <text:p/>
          </draw:path>
          <draw:frame draw:style-name="gr2" draw:text-style-name="P2" draw:layer="layout" svg:width="0.071cm" svg:height="1.007cm" draw:transform="rotate (-3.14159265358979) translate (47.718cm 10.849cm)">
            <draw:text-box>
              <text:p/>
            </draw:text-box>
          </draw:frame>
        </draw:g>
        <draw:frame draw:style-name="gr2" draw:text-style-name="P2" draw:layer="layout" svg:width="0.071cm" svg:height="1.007cm" draw:transform="rotate (-3.14159265358979) translate (47.727cm 16.317cm)">
          <draw:text-box>
            <text:p/>
          </draw:text-box>
        </draw:frame>
        <draw:frame draw:style-name="gr2" draw:text-style-name="P2" draw:layer="layout" svg:width="0.423cm" svg:height="1.007cm" svg:x="50.262cm" svg:y="12.414cm">
          <draw:text-box>
            <text:p/>
          </draw:text-box>
        </draw:frame>
        <draw:frame draw:style-name="gr2" draw:text-style-name="P2" draw:layer="layout" svg:width="0.423cm" svg:height="1.007cm" svg:x="50.262cm" svg:y="10.77cm">
          <draw:text-box>
            <text:p/>
          </draw:text-box>
        </draw:frame>
        <draw:frame draw:style-name="gr2" draw:text-style-name="P2" draw:layer="layout" svg:width="0.071cm" svg:height="1.007cm" svg:x="47.656cm" svg:y="10.77cm">
          <draw:text-box>
            <text:p/>
          </draw:text-box>
        </draw:frame>
        <draw:polygon draw:style-name="gr1" draw:text-style-name="P1" draw:layer="layout" svg:width="3.671cm" svg:height="1.7cm" svg:x="45.856cm" svg:y="8.739cm" svg:viewBox="0 0 3672 1701" draw:points="0,1701 3672,1701 3672,0 0,0">
          <text:p/>
        </draw:polygon>
        <draw:frame draw:style-name="gr2" draw:text-style-name="P2" draw:layer="layout" svg:width="0.423cm" svg:height="1.007cm" svg:x="45.856cm" svg:y="9.086cm">
          <draw:text-box>
            <text:p/>
          </draw:text-box>
        </draw:frame>
        <draw:frame draw:style-name="gr2" draw:text-style-name="P2" draw:layer="layout" svg:width="0.423cm" svg:height="1.007cm" svg:x="50.261cm" svg:y="9.086cm">
          <draw:text-box>
            <text:p/>
          </draw:text-box>
        </draw:frame>
        <draw:g>
          <draw:path draw:style-name="gr3" draw:text-style-name="P2" draw:layer="layout" svg:width="3.671cm" svg:height="1.7cm" svg:x="45.856cm" svg:y="8.739cm" svg:viewBox="0 0 3672 1701" svg:d="M3672 1701v-1701M0 0v1701">
            <text:p/>
          </draw:path>
          <draw:frame draw:style-name="gr2" draw:text-style-name="P2" draw:layer="layout" svg:width="0.071cm" svg:height="1.007cm" svg:x="47.656cm" svg:y="9.086cm">
            <draw:text-box>
              <text:p/>
            </draw:text-box>
          </draw:frame>
        </draw:g>
        <draw:frame draw:style-name="gr2" draw:text-style-name="P2" draw:layer="layout" svg:width="0.071cm" svg:height="1.007cm" svg:x="47.656cm" svg:y="9.086cm">
          <draw:text-box>
            <text:p/>
          </draw:text-box>
        </draw:frame>
        <draw:polygon draw:style-name="gr1" draw:text-style-name="P1" draw:layer="layout" svg:width="3.671cm" svg:height="1.642cm" svg:x="45.855cm" svg:y="3.893cm" svg:viewBox="0 0 3672 1643" draw:points="0,1643 3672,1643 3672,0 0,0">
          <text:p/>
        </draw:polygon>
        <draw:frame draw:style-name="gr2" draw:text-style-name="P2" draw:layer="layout" svg:width="0.423cm" svg:height="1.007cm" svg:x="45.855cm" svg:y="4.21cm">
          <draw:text-box>
            <text:p/>
          </draw:text-box>
        </draw:frame>
        <draw:frame draw:style-name="gr2" draw:text-style-name="P2" draw:layer="layout" svg:width="0.423cm" svg:height="1.007cm" svg:x="50.261cm" svg:y="4.21cm">
          <draw:text-box>
            <text:p/>
          </draw:text-box>
        </draw:frame>
        <draw:g>
          <draw:path draw:style-name="gr3" draw:text-style-name="P2" draw:layer="layout" svg:width="3.671cm" svg:height="1.642cm" svg:x="45.855cm" svg:y="3.893cm" svg:viewBox="0 0 3672 1643" svg:d="M3672 1643v-1643M0 0h3672M0 0v1643">
            <text:p/>
          </draw:path>
          <draw:frame draw:style-name="gr2" draw:text-style-name="P2" draw:layer="layout" svg:width="0.071cm" svg:height="1.007cm" svg:x="47.655cm" svg:y="4.21cm">
            <draw:text-box>
              <text:p/>
            </draw:text-box>
          </draw:frame>
        </draw:g>
        <draw:frame draw:style-name="gr2" draw:text-style-name="P2" draw:layer="layout" svg:width="0.071cm" svg:height="1.007cm" svg:x="47.655cm" svg:y="4.21cm">
          <draw:text-box>
            <text:p/>
          </draw:text-box>
        </draw:frame>
        <draw:polygon draw:style-name="gr1" draw:text-style-name="P1" draw:layer="layout" svg:width="3.671cm" svg:height="1.642cm" svg:x="45.855cm" svg:y="5.535cm" svg:viewBox="0 0 3672 1643" draw:points="0,1643 3672,1643 3672,0 0,0">
          <text:p/>
        </draw:polygon>
        <draw:frame draw:style-name="gr2" draw:text-style-name="P2" draw:layer="layout" svg:width="0.423cm" svg:height="1.007cm" svg:x="45.855cm" svg:y="5.853cm">
          <draw:text-box>
            <text:p/>
          </draw:text-box>
        </draw:frame>
        <draw:frame draw:style-name="gr2" draw:text-style-name="P2" draw:layer="layout" svg:width="0.423cm" svg:height="1.007cm" svg:x="50.261cm" svg:y="5.853cm">
          <draw:text-box>
            <text:p/>
          </draw:text-box>
        </draw:frame>
        <draw:g>
          <draw:path draw:style-name="gr3" draw:text-style-name="P2" draw:layer="layout" svg:width="3.671cm" svg:height="1.642cm" svg:x="45.855cm" svg:y="5.535cm" svg:viewBox="0 0 3672 1643" svg:d="M3672 1643v-1643M0 0v1643">
            <text:p/>
          </draw:path>
          <draw:frame draw:style-name="gr2" draw:text-style-name="P2" draw:layer="layout" svg:width="0.071cm" svg:height="1.007cm" svg:x="47.655cm" svg:y="5.853cm">
            <draw:text-box>
              <text:p/>
            </draw:text-box>
          </draw:frame>
        </draw:g>
        <draw:frame draw:style-name="gr2" draw:text-style-name="P2" draw:layer="layout" svg:width="0.071cm" svg:height="1.007cm" svg:x="47.655cm" svg:y="5.853cm">
          <draw:text-box>
            <text:p/>
          </draw:text-box>
        </draw:frame>
        <draw:frame draw:style-name="gr4" draw:text-style-name="P2" draw:layer="layout" svg:width="1.273cm" svg:height="0.596cm" svg:x="47.227cm" svg:y="3.355cm">
          <draw:text-box>
            <text:p text:style-name="P3"><text:span text:style-name="T1">MEM</text:span></text:p>
          </draw:text-box>
        </draw:frame>
        <draw:frame draw:style-name="gr5" draw:text-style-name="P2" draw:layer="layout" svg:width="1.313cm" svg:height="0.521cm" svg:x="45.855cm" svg:y="4.66cm">
          <draw:text-box>
            <text:p text:style-name="P3"><text:span text:style-name="T3">wdata_i</text:span></text:p>
          </draw:text-box>
        </draw:frame>
        <draw:frame draw:style-name="gr5" draw:text-style-name="P2" draw:layer="layout" svg:width="0.999cm" svg:height="0.521cm" svg:x="45.841cm" svg:y="3.836cm">
          <draw:text-box>
            <text:p text:style-name="P3"><text:span text:style-name="T3">wd_i</text:span></text:p>
          </draw:text-box>
        </draw:frame>
        <draw:frame draw:style-name="gr5" draw:text-style-name="P2" draw:layer="layout" svg:width="1.572cm" svg:height="0.521cm" svg:x="47.947cm" svg:y="5.87cm">
          <draw:text-box>
            <text:p text:style-name="P4"><text:span text:style-name="T3">wreg_o</text:span></text:p>
          </draw:text-box>
        </draw:frame>
        <draw:frame draw:style-name="gr5" draw:text-style-name="P2" draw:layer="layout" svg:width="1.115cm" svg:height="0.521cm" svg:x="48.394cm" svg:y="7.529cm">
          <draw:text-box>
            <text:p text:style-name="P4"><text:span text:style-name="T3">w</text:span><text:span text:style-name="T3">h</text:span><text:span text:style-name="T3">i</text:span><text:span text:style-name="T3">l</text:span><text:span text:style-name="T3">o</text:span><text:span text:style-name="T3">_</text:span><text:span text:style-name="T3">o</text:span></text:p>
          </draw:text-box>
        </draw:frame>
        <draw:frame draw:style-name="gr5" draw:text-style-name="P2" draw:layer="layout" svg:width="2.231cm" svg:height="0.521cm" svg:x="47.247cm" svg:y="6.276cm">
          <draw:text-box>
            <text:p text:style-name="P4"><text:span text:style-name="T3">wdata_o</text:span></text:p>
          </draw:text-box>
        </draw:frame>
        <draw:frame draw:style-name="gr5" draw:text-style-name="P2" draw:layer="layout" svg:width="1.651cm" svg:height="0.521cm" svg:x="47.848cm" svg:y="6.701cm">
          <draw:text-box>
            <text:p text:style-name="P4"><text:span text:style-name="T3">hi_o</text:span></text:p>
          </draw:text-box>
        </draw:frame>
        <draw:frame draw:style-name="gr5" draw:text-style-name="P2" draw:layer="layout" svg:width="1.54cm" svg:height="0.521cm" svg:x="47.979cm" svg:y="7.129cm">
          <draw:text-box>
            <text:p text:style-name="P4"><text:span text:style-name="T3">l</text:span><text:span text:style-name="T3">o</text:span><text:span text:style-name="T3">_</text:span><text:span text:style-name="T3">o</text:span></text:p>
          </draw:text-box>
        </draw:frame>
        <draw:frame draw:style-name="gr5" draw:text-style-name="P2" draw:layer="layout" svg:width="0.999cm" svg:height="0.521cm" svg:x="45.841cm" svg:y="4.249cm">
          <draw:text-box>
            <text:p text:style-name="P3"><text:span text:style-name="T3">wreg_i</text:span></text:p>
          </draw:text-box>
        </draw:frame>
        <draw:frame draw:style-name="gr5" draw:text-style-name="P2" draw:layer="layout" svg:width="1.313cm" svg:height="0.521cm" svg:x="45.842cm" svg:y="5.042cm">
          <draw:text-box>
            <text:p text:style-name="P3"><text:span text:style-name="T3">h</text:span><text:span text:style-name="T3">i</text:span><text:span text:style-name="T3">_</text:span><text:span text:style-name="T3">i</text:span></text:p>
          </draw:text-box>
        </draw:frame>
        <draw:frame draw:style-name="gr5" draw:text-style-name="P2" draw:layer="layout" svg:width="1.313cm" svg:height="0.521cm" svg:x="45.842cm" svg:y="5.456cm">
          <draw:text-box>
            <text:p text:style-name="P3"><text:span text:style-name="T3">lo_i</text:span></text:p>
          </draw:text-box>
        </draw:frame>
        <draw:frame draw:style-name="gr5" draw:text-style-name="P2" draw:layer="layout" svg:width="1.313cm" svg:height="0.521cm" svg:x="45.842cm" svg:y="5.892cm">
          <draw:text-box>
            <text:p text:style-name="P3"><text:span text:style-name="T3">whi</text:span><text:span text:style-name="T3">lo_i</text:span></text:p>
          </draw:text-box>
        </draw:frame>
        <draw:frame draw:style-name="gr5" draw:text-style-name="P2" draw:layer="layout" svg:width="1.513cm" svg:height="0.521cm" svg:x="45.842cm" svg:y="6.292cm">
          <draw:text-box>
            <text:p text:style-name="P3"><text:span text:style-name="T3">aluop_i</text:span></text:p>
          </draw:text-box>
        </draw:frame>
        <draw:frame draw:style-name="gr5" draw:text-style-name="P2" draw:layer="layout" svg:width="1.513cm" svg:height="0.521cm" svg:x="45.842cm" svg:y="6.692cm">
          <draw:text-box>
            <text:p text:style-name="P3"><text:span text:style-name="T3">mem_addr_i</text:span></text:p>
          </draw:text-box>
        </draw:frame>
        <draw:frame draw:style-name="gr4" draw:text-style-name="P2" draw:layer="layout" svg:width="1.123cm" svg:height="0.596cm" svg:x="47.244cm" svg:y="11.215cm">
          <draw:text-box>
            <text:p text:style-name="P3"><text:span text:style-name="T4">mem.v</text:span></text:p>
          </draw:text-box>
        </draw:frame>
        <draw:polygon draw:style-name="gr1" draw:text-style-name="P1" draw:layer="layout" svg:width="3.1cm" svg:height="0.341cm" svg:x="54.367cm" svg:y="9.153cm" svg:viewBox="0 0 3101 342" draw:points="0,342 3101,342 3101,0 0,0">
          <text:p/>
        </draw:polygon>
        <draw:frame draw:style-name="gr2" draw:text-style-name="P2" draw:layer="layout" svg:width="0.282cm" svg:height="1.007cm" svg:x="54.367cm" svg:y="8.821cm">
          <draw:text-box>
            <text:p/>
          </draw:text-box>
        </draw:frame>
        <draw:frame draw:style-name="gr2" draw:text-style-name="P2" draw:layer="layout" svg:width="0.282cm" svg:height="1.007cm" svg:x="58.088cm" svg:y="8.821cm">
          <draw:text-box>
            <text:p/>
          </draw:text-box>
        </draw:frame>
        <draw:g>
          <draw:path draw:style-name="gr3" draw:text-style-name="P2" draw:layer="layout" svg:width="3.1cm" svg:height="0.341cm" svg:x="54.367cm" svg:y="9.153cm" svg:viewBox="0 0 3101 342" svg:d="M3101 342v-342M0 0v342">
            <text:p/>
          </draw:path>
          <draw:frame draw:style-name="gr2" draw:text-style-name="P2" draw:layer="layout" svg:width="0.071cm" svg:height="1.007cm" svg:x="55.882cm" svg:y="8.821cm">
            <draw:text-box>
              <text:p/>
            </draw:text-box>
          </draw:frame>
        </draw:g>
        <draw:polygon draw:style-name="gr1" draw:text-style-name="P1" draw:layer="layout" svg:width="3.099cm" svg:height="1.642cm" svg:x="54.37cm" svg:y="7.513cm" svg:viewBox="0 0 3100 1643" draw:points="0,1643 3100,1643 3100,0 0,0">
          <text:p/>
        </draw:polygon>
        <draw:frame draw:style-name="gr2" draw:text-style-name="P2" draw:layer="layout" svg:width="0.423cm" svg:height="1.007cm" svg:x="54.37cm" svg:y="7.831cm">
          <draw:text-box>
            <text:p/>
          </draw:text-box>
        </draw:frame>
        <draw:frame draw:style-name="gr2" draw:text-style-name="P2" draw:layer="layout" svg:width="0.423cm" svg:height="1.007cm" svg:x="58.089cm" svg:y="7.831cm">
          <draw:text-box>
            <text:p/>
          </draw:text-box>
        </draw:frame>
        <draw:g>
          <draw:path draw:style-name="gr3" draw:text-style-name="P2" draw:layer="layout" svg:width="3.099cm" svg:height="1.642cm" svg:x="54.37cm" svg:y="7.513cm" svg:viewBox="0 0 3100 1643" svg:d="M3100 1643v-1643M0 0v1643">
            <text:p/>
          </draw:path>
          <draw:frame draw:style-name="gr2" draw:text-style-name="P2" draw:layer="layout" svg:width="0.071cm" svg:height="1.007cm" svg:x="55.884cm" svg:y="7.831cm">
            <draw:text-box>
              <text:p/>
            </draw:text-box>
          </draw:frame>
        </draw:g>
        <draw:frame draw:style-name="gr2" draw:text-style-name="P2" draw:layer="layout" svg:width="0.071cm" svg:height="1.007cm" svg:x="55.884cm" svg:y="7.831cm">
          <draw:text-box>
            <text:p/>
          </draw:text-box>
        </draw:frame>
        <draw:polygon draw:style-name="gr1" draw:text-style-name="P1" draw:layer="layout" svg:width="3.099cm" svg:height="1.642cm" svg:x="54.371cm" svg:y="9.493cm" svg:viewBox="0 0 3100 1643" draw:points="3100,0 0,0 0,1643 3100,1643">
          <text:p/>
        </draw:polygon>
        <draw:frame draw:style-name="gr2" draw:text-style-name="P2" draw:layer="layout" svg:width="0.423cm" svg:height="1.007cm" draw:transform="rotate (-3.14159265358979) translate (57.47cm 10.817cm)">
          <draw:text-box>
            <text:p/>
          </draw:text-box>
        </draw:frame>
        <draw:frame draw:style-name="gr2" draw:text-style-name="P2" draw:layer="layout" svg:width="0.423cm" svg:height="1.007cm" draw:transform="rotate (-3.14159265358979) translate (53.751cm 10.817cm)">
          <draw:text-box>
            <text:p/>
          </draw:text-box>
        </draw:frame>
        <draw:g>
          <draw:path draw:style-name="gr3" draw:text-style-name="P2" draw:layer="layout" svg:width="3.099cm" svg:height="1.642cm" svg:x="54.371cm" svg:y="9.493cm" svg:viewBox="0 0 3100 1643" svg:d="M0 0v1643M3100 1643h-3100M3100 1643v-1643">
            <text:p/>
          </draw:path>
          <draw:frame draw:style-name="gr2" draw:text-style-name="P2" draw:layer="layout" svg:width="0.071cm" svg:height="1.007cm" draw:transform="rotate (-3.14159265358979) translate (55.956cm 10.817cm)">
            <draw:text-box>
              <text:p/>
            </draw:text-box>
          </draw:frame>
        </draw:g>
        <draw:frame draw:style-name="gr2" draw:text-style-name="P2" draw:layer="layout" svg:width="0.071cm" svg:height="1.007cm" draw:transform="rotate (-3.14159265358979) translate (55.956cm 10.817cm)">
          <draw:text-box>
            <text:p/>
          </draw:text-box>
        </draw:frame>
        <draw:polygon draw:style-name="gr1" draw:text-style-name="P1" draw:layer="layout" svg:width="3.1cm" svg:height="0.341cm" svg:x="54.37cm" svg:y="7.18cm" svg:viewBox="0 0 3101 342" draw:points="0,342 3101,342 3101,0 0,0">
          <text:p/>
        </draw:polygon>
        <draw:frame draw:style-name="gr2" draw:text-style-name="P2" draw:layer="layout" svg:width="0.282cm" svg:height="1.007cm" svg:x="54.37cm" svg:y="6.848cm">
          <draw:text-box>
            <text:p/>
          </draw:text-box>
        </draw:frame>
        <draw:g>
          <draw:path draw:style-name="gr3" draw:text-style-name="P2" draw:layer="layout" svg:width="3.1cm" svg:height="0.341cm" svg:x="54.37cm" svg:y="7.18cm" svg:viewBox="0 0 3101 342" svg:d="M3101 342v-342M0 0v342">
            <text:p/>
          </draw:path>
          <draw:frame draw:style-name="gr2" draw:text-style-name="P2" draw:layer="layout" svg:width="0.071cm" svg:height="1.007cm" svg:x="55.885cm" svg:y="6.848cm">
            <draw:text-box>
              <text:p/>
            </draw:text-box>
          </draw:frame>
        </draw:g>
        <draw:polygon draw:style-name="gr1" draw:text-style-name="P1" draw:layer="layout" svg:width="3.099cm" svg:height="1.642cm" svg:x="54.37cm" svg:y="3.893cm" svg:viewBox="0 0 3100 1643" draw:points="0,1643 3100,1643 3100,0 0,0">
          <text:p/>
        </draw:polygon>
        <draw:frame draw:style-name="gr2" draw:text-style-name="P2" draw:layer="layout" svg:width="0.423cm" svg:height="1.007cm" svg:x="54.37cm" svg:y="4.21cm">
          <draw:text-box>
            <text:p/>
          </draw:text-box>
        </draw:frame>
        <draw:frame draw:style-name="gr2" draw:text-style-name="P2" draw:layer="layout" svg:width="0.423cm" svg:height="1.007cm" svg:x="58.089cm" svg:y="4.21cm">
          <draw:text-box>
            <text:p/>
          </draw:text-box>
        </draw:frame>
        <draw:g>
          <draw:path draw:style-name="gr3" draw:text-style-name="P2" draw:layer="layout" svg:width="3.099cm" svg:height="1.642cm" svg:x="54.37cm" svg:y="3.893cm" svg:viewBox="0 0 3100 1643" svg:d="M3100 1643v-1643M0 0h3100M0 0v1643">
            <text:p/>
          </draw:path>
          <draw:frame draw:style-name="gr2" draw:text-style-name="P2" draw:layer="layout" svg:width="0.071cm" svg:height="1.007cm" svg:x="55.885cm" svg:y="4.21cm">
            <draw:text-box>
              <text:p/>
            </draw:text-box>
          </draw:frame>
        </draw:g>
        <draw:frame draw:style-name="gr2" draw:text-style-name="P2" draw:layer="layout" svg:width="0.071cm" svg:height="1.007cm" svg:x="55.885cm" svg:y="4.21cm">
          <draw:text-box>
            <text:p/>
          </draw:text-box>
        </draw:frame>
        <draw:polygon draw:style-name="gr1" draw:text-style-name="P1" draw:layer="layout" svg:width="3.099cm" svg:height="1.642cm" svg:x="54.37cm" svg:y="5.535cm" svg:viewBox="0 0 3100 1643" draw:points="0,1643 3100,1643 3100,0 0,0">
          <text:p/>
        </draw:polygon>
        <draw:frame draw:style-name="gr2" draw:text-style-name="P2" draw:layer="layout" svg:width="0.423cm" svg:height="1.007cm" svg:x="54.37cm" svg:y="5.853cm">
          <draw:text-box>
            <text:p/>
          </draw:text-box>
        </draw:frame>
        <draw:frame draw:style-name="gr2" draw:text-style-name="P2" draw:layer="layout" svg:width="0.423cm" svg:height="1.007cm" svg:x="58.089cm" svg:y="5.853cm">
          <draw:text-box>
            <text:p/>
          </draw:text-box>
        </draw:frame>
        <draw:g>
          <draw:path draw:style-name="gr3" draw:text-style-name="P2" draw:layer="layout" svg:width="3.099cm" svg:height="1.642cm" svg:x="54.37cm" svg:y="5.535cm" svg:viewBox="0 0 3100 1643" svg:d="M3100 1643v-1643M0 0v1643">
            <text:p/>
          </draw:path>
          <draw:frame draw:style-name="gr2" draw:text-style-name="P2" draw:layer="layout" svg:width="0.071cm" svg:height="1.007cm" svg:x="55.885cm" svg:y="5.853cm">
            <draw:text-box>
              <text:p/>
            </draw:text-box>
          </draw:frame>
        </draw:g>
        <draw:frame draw:style-name="gr2" draw:text-style-name="P2" draw:layer="layout" svg:width="0.071cm" svg:height="1.007cm" svg:x="55.885cm" svg:y="5.853cm">
          <draw:text-box>
            <text:p/>
          </draw:text-box>
        </draw:frame>
        <draw:frame draw:style-name="gr4" draw:text-style-name="P2" draw:layer="layout" svg:width="1.608cm" svg:height="0.596cm" svg:x="55.127cm" svg:y="3.355cm">
          <draw:text-box>
            <text:p text:style-name="P3"><text:span text:style-name="T1">M</text:span><text:span text:style-name="T1">E</text:span><text:span text:style-name="T1">M/</text:span><text:span text:style-name="T1">W</text:span><text:span text:style-name="T1">B</text:span></text:p>
          </draw:text-box>
        </draw:frame>
        <draw:frame draw:style-name="gr5" draw:text-style-name="P2" draw:layer="layout" svg:width="1.197cm" svg:height="0.521cm" svg:x="54.37cm" svg:y="10.679cm">
          <draw:text-box>
            <text:p text:style-name="P3"><text:span text:style-name="T2">clk</text:span></text:p>
          </draw:text-box>
        </draw:frame>
        <draw:frame draw:style-name="gr5" draw:text-style-name="P2" draw:layer="layout" svg:width="1.429cm" svg:height="0.521cm" svg:x="54.355cm" svg:y="10.265cm">
          <draw:text-box>
            <text:p text:style-name="P3"><text:span text:style-name="T2">rst</text:span></text:p>
          </draw:text-box>
        </draw:frame>
        <draw:frame draw:style-name="gr5" draw:text-style-name="P2" draw:layer="layout" svg:width="1.313cm" svg:height="0.521cm" svg:x="54.37cm" svg:y="5.483cm">
          <draw:text-box>
            <text:p text:style-name="P3"><text:span text:style-name="T3">mem_</text:span><text:span text:style-name="T3">wd</text:span></text:p>
          </draw:text-box>
        </draw:frame>
        <draw:frame draw:style-name="gr5" draw:text-style-name="P2" draw:layer="layout" svg:width="0.913cm" svg:height="0.521cm" svg:x="54.357cm" svg:y="3.836cm">
          <draw:text-box>
            <text:p text:style-name="P3"><text:span text:style-name="T3">stall</text:span></text:p>
          </draw:text-box>
        </draw:frame>
        <draw:frame draw:style-name="gr5" draw:text-style-name="P2" draw:layer="layout" svg:width="1.182cm" svg:height="0.521cm" svg:x="56.315cm" svg:y="9.02cm">
          <draw:text-box>
            <text:p text:style-name="P4"><text:span text:style-name="T3">wb_wreg</text:span></text:p>
          </draw:text-box>
        </draw:frame>
        <draw:frame draw:style-name="gr5" draw:text-style-name="P2" draw:layer="layout" svg:width="1.189cm" svg:height="0.521cm" svg:x="56.315cm" svg:y="3.856cm">
          <draw:text-box>
            <text:p text:style-name="P4"><text:span text:style-name="T3">wb_whilo</text:span></text:p>
          </draw:text-box>
        </draw:frame>
        <draw:frame draw:style-name="gr5" draw:text-style-name="P2" draw:layer="layout" svg:width="1.121cm" svg:height="0.521cm" svg:x="56.354cm" svg:y="8.676cm">
          <draw:text-box>
            <text:p text:style-name="P4"><text:span text:style-name="T3">wb_wd</text:span></text:p>
          </draw:text-box>
        </draw:frame>
        <draw:frame draw:style-name="gr5" draw:text-style-name="P2" draw:layer="layout" svg:width="1.176cm" svg:height="0.521cm" svg:x="56.315cm" svg:y="9.382cm">
          <draw:text-box>
            <text:p text:style-name="P4"><text:span text:style-name="T3">wb_wdata</text:span></text:p>
          </draw:text-box>
        </draw:frame>
        <draw:frame draw:style-name="gr5" draw:text-style-name="P2" draw:layer="layout" svg:width="0.973cm" svg:height="0.521cm" svg:x="56.515cm" svg:y="4.256cm">
          <draw:text-box>
            <text:p text:style-name="P4"><text:span text:style-name="T3">wb_hi</text:span></text:p>
          </draw:text-box>
        </draw:frame>
        <draw:frame draw:style-name="gr5" draw:text-style-name="P2" draw:layer="layout" svg:width="1.54cm" svg:height="0.521cm" svg:x="55.945cm" svg:y="4.656cm">
          <draw:text-box>
            <text:p text:style-name="P4"><text:span text:style-name="T3">w</text:span><text:span text:style-name="T3">b</text:span><text:span text:style-name="T3">_</text:span><text:span text:style-name="T3">l</text:span><text:span text:style-name="T3">o</text:span></text:p>
          </draw:text-box>
        </draw:frame>
        <draw:frame draw:style-name="gr5" draw:text-style-name="P2" draw:layer="layout" svg:width="1.313cm" svg:height="0.521cm" svg:x="54.357cm" svg:y="5.865cm">
          <draw:text-box>
            <text:p text:style-name="P3"><text:span text:style-name="T3">mem_wreg</text:span></text:p>
          </draw:text-box>
        </draw:frame>
        <draw:frame draw:style-name="gr5" draw:text-style-name="P2" draw:layer="layout" svg:width="1.57cm" svg:height="0.521cm" svg:x="54.357cm" svg:y="6.279cm">
          <draw:text-box>
            <text:p text:style-name="P3"><text:span text:style-name="T3">m</text:span><text:span text:style-name="T3">e</text:span><text:span text:style-name="T3">m</text:span><text:span text:style-name="T3">_</text:span><text:span text:style-name="T3">w</text:span><text:span text:style-name="T3">da</text:span><text:span text:style-name="T3">ta</text:span></text:p>
          </draw:text-box>
        </draw:frame>
        <draw:frame draw:style-name="gr5" draw:text-style-name="P2" draw:layer="layout" svg:width="1.313cm" svg:height="0.521cm" svg:x="54.357cm" svg:y="6.715cm">
          <draw:text-box>
            <text:p text:style-name="P3"><text:span text:style-name="T3">mem_hi</text:span></text:p>
          </draw:text-box>
        </draw:frame>
        <draw:frame draw:style-name="gr5" draw:text-style-name="P2" draw:layer="layout" svg:width="1.513cm" svg:height="0.521cm" svg:x="54.357cm" svg:y="7.115cm">
          <draw:text-box>
            <text:p text:style-name="P3"><text:span text:style-name="T3">m</text:span><text:span text:style-name="T3">e</text:span><text:span text:style-name="T3">m</text:span><text:span text:style-name="T3">_</text:span><text:span text:style-name="T3">l</text:span><text:span text:style-name="T3">o</text:span></text:p>
          </draw:text-box>
        </draw:frame>
        <draw:frame draw:style-name="gr5" draw:text-style-name="P2" draw:layer="layout" svg:width="1.513cm" svg:height="0.521cm" svg:x="54.357cm" svg:y="7.442cm">
          <draw:text-box>
            <text:p text:style-name="P3"><text:span text:style-name="T3">mem_whilo</text:span></text:p>
          </draw:text-box>
        </draw:frame>
        <draw:frame draw:style-name="gr4" draw:text-style-name="P2" draw:layer="layout" svg:width="1.608cm" svg:height="0.596cm" svg:x="55.127cm" svg:y="11.053cm">
          <draw:text-box>
            <text:p text:style-name="P3"><text:span text:style-name="T4">mem</text:span><text:span text:style-name="T4">_wb.</text:span><text:span text:style-name="T4">v</text:span></text:p>
          </draw:text-box>
        </draw:frame>
        <draw:frame draw:style-name="gr5" draw:text-style-name="P2" draw:layer="layout" svg:width="1.121cm" svg:height="0.521cm" svg:x="4.489cm" svg:y="7.587cm">
          <draw:text-box>
            <text:p text:style-name="P4"><text:span text:style-name="T7">ce</text:span></text:p>
          </draw:text-box>
        </draw:frame>
        <draw:polyline draw:style-name="gr9" draw:text-style-name="P2" draw:layer="layout" svg:width="0.621cm" svg:height="0cm" svg:x="5.597cm" svg:y="7.844cm" svg:viewBox="0 0 622 0" draw:points="0,0 93,0 93,0 622,0">
          <text:p/>
        </draw:polyline>
        <draw:frame draw:style-name="gr5" draw:text-style-name="P2" draw:layer="layout" svg:width="1.572cm" svg:height="0.521cm" svg:x="48.006cm" svg:y="5.461cm">
          <draw:text-box>
            <text:p text:style-name="P4"><text:span text:style-name="T3">w</text:span><text:span text:style-name="T3">d</text:span><text:span text:style-name="T3">_</text:span><text:span text:style-name="T3">o</text:span></text:p>
          </draw:text-box>
        </draw:frame>
        <draw:line draw:style-name="gr26" draw:text-style-name="P6" draw:layer="layout" svg:x1="49.53cm" svg:y1="5.715cm" svg:x2="54.356cm" svg:y2="5.715cm">
          <text:p/>
        </draw:line>
        <draw:line draw:style-name="gr27" draw:text-style-name="P6" draw:layer="layout" svg:x1="52.451cm" svg:y1="5.715cm" svg:x2="52.578cm" svg:y2="21.59cm">
          <text:p/>
        </draw:line>
        <draw:line draw:style-name="gr27" draw:text-style-name="P6" draw:layer="layout" svg:x1="52.578cm" svg:y1="21.59cm" svg:x2="12.065cm" svg:y2="21.717cm">
          <text:p/>
        </draw:line>
        <draw:line draw:style-name="gr27" draw:text-style-name="P6" draw:layer="layout" svg:x1="12.065cm" svg:y1="21.717cm" svg:x2="12.065cm" svg:y2="7.366cm">
          <text:p/>
        </draw:line>
        <draw:line draw:style-name="gr26" draw:text-style-name="P6" draw:layer="layout" svg:x1="12.065cm" svg:y1="7.366cm" svg:x2="13.335cm" svg:y2="7.36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/>
    <style:font-face style:name="宋体1" svg:font-family="宋体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Times New Roman" svg:font-family="'Times New Roman'" style:font-pitch="variable"/>
    <style:font-face style:name="宋体" svg:font-family="宋体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Marker_5f_0" draw:display-name="Marker_0" svg:viewBox="0 0 20 20" svg:d="M10 0l-10 20h20z"/>
    <draw:stroke-dash draw:name="Dash_5f_0" draw:display-name="Dash_0" draw:style="round" draw:dots1="1" draw:dots1-length="600%" draw:dots2="1" draw:dots2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70cm" fo:page-height="3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10-10T17:07:03.323060918</dc:date>
    <meta:creation-date>2014-05-03T14:30:42Z</meta:creation-date>
    <meta:generator>LibreOffice/5.1.6.2$Linux_X86_64 LibreOffice_project/10m0$Build-2</meta:generator>
    <meta:editing-duration>PT28M55S</meta:editing-duration>
    <meta:editing-cycles>18</meta:editing-cycles>
    <meta:document-statistic meta:object-count="679"/>
  </office:meta>
</office:document-meta>
</file>